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Ejectors</text:p>
          </table:table-cell>
          <table:table-cell office:value-type="string" calcext:value-type="string">
            <text:p>injRate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8.32206" calcext:value-type="float">
            <text:p>8.322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31249" calcext:value-type="float">
            <text:p>8.312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569" calcext:value-type="float">
            <text:p>7.52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895208" calcext:value-type="float">
            <text:p>0.00895208</text:p>
          </table:table-cell>
          <table:table-cell office:value-type="float" office:value="0.00824333" calcext:value-type="float">
            <text:p>0.0082433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1.7926" calcext:value-type="float">
            <text:p>1.7926</text:p>
          </table:table-cell>
          <table:table-cell office:value-type="float" office:value="1.79266" calcext:value-type="float">
            <text:p>1.79266</text:p>
          </table:table-cell>
          <table:table-cell office:value-type="float" office:value="8.51087" calcext:value-type="float">
            <text:p>8.51087</text:p>
          </table:table-cell>
        </table:table-row>
        <table:table-row table:style-name="ro1">
          <table:table-cell table:style-name="ce3"/>
          <table:table-cell office:value-type="float" office:value="0.01" calcext:value-type="float">
            <text:p>0.01</text:p>
          </table:table-cell>
          <table:table-cell office:value-type="float" office:value="8.34754" calcext:value-type="float">
            <text:p>8.3475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32721" calcext:value-type="float">
            <text:p>8.3272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.52711" calcext:value-type="float">
            <text:p>7.527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2333" calcext:value-type="float">
            <text:p>0.0096233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72933" calcext:value-type="float">
            <text:p>0.0172933</text:p>
          </table:table-cell>
          <table:table-cell office:value-type="float" office:value="0.0192367" calcext:value-type="float">
            <text:p>0.0192367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90833" calcext:value-type="float">
            <text:p>0.0190833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.80267" calcext:value-type="float">
            <text:p>1.80267</text:p>
          </table:table-cell>
          <table:table-cell office:value-type="float" office:value="8.50652" calcext:value-type="float">
            <text:p>8.50652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40567" calcext:value-type="float">
            <text:p>8.4056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37609" calcext:value-type="float">
            <text:p>8.3760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57572" calcext:value-type="float">
            <text:p>7.5757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233" calcext:value-type="float">
            <text:p>0.0145233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9333" calcext:value-type="float">
            <text:p>0.0259333</text:p>
          </table:table-cell>
          <table:table-cell office:value-type="float" office:value="0.0284833" calcext:value-type="float">
            <text:p>0.0284833</text:p>
          </table:table-cell>
          <table:table-cell office:value-type="float" office:value="0.0270399" calcext:value-type="float">
            <text:p>0.027039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85367" calcext:value-type="float">
            <text:p>0.0285367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8.55083" calcext:value-type="float">
            <text:p>8.55083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43343" calcext:value-type="float">
            <text:p>8.433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39118" calcext:value-type="float">
            <text:p>8.3911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59912" calcext:value-type="float">
            <text:p>7.5991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867" calcext:value-type="float">
            <text:p>0.019486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0579" calcext:value-type="float">
            <text:p>0.0360579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0.0372567" calcext:value-type="float">
            <text:p>0.0372567</text:p>
          </table:table-cell>
          <table:table-cell office:value-type="float" office:value="0.0360582" calcext:value-type="float">
            <text:p>0.0360582</text:p>
          </table:table-cell>
          <table:table-cell office:value-type="float" office:value="0.0339367" calcext:value-type="float">
            <text:p>0.0339367</text:p>
          </table:table-cell>
          <table:table-cell office:value-type="float" office:value="0.0374867" calcext:value-type="float">
            <text:p>0.0374867</text:p>
          </table:table-cell>
          <table:table-cell office:value-type="float" office:value="1.79723" calcext:value-type="float">
            <text:p>1.79723</text:p>
          </table:table-cell>
          <table:table-cell office:value-type="float" office:value="1.79725" calcext:value-type="float">
            <text:p>1.79725</text:p>
          </table:table-cell>
          <table:table-cell office:value-type="float" office:value="8.55928" calcext:value-type="float">
            <text:p>8.55928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48734" calcext:value-type="float">
            <text:p>8.4873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43089" calcext:value-type="float">
            <text:p>8.4308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63006" calcext:value-type="float">
            <text:p>7.6300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57333" calcext:value-type="float">
            <text:p>0.0257333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51318" calcext:value-type="float">
            <text:p>0.0451318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464533" calcext:value-type="float">
            <text:p>0.0464533</text:p>
          </table:table-cell>
          <table:table-cell office:value-type="float" office:value="0.0451312" calcext:value-type="float">
            <text:p>0.0451312</text:p>
          </table:table-cell>
          <table:table-cell office:value-type="float" office:value="0.0435967" calcext:value-type="float">
            <text:p>0.0435967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1.80044" calcext:value-type="float">
            <text:p>1.80044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8.58606" calcext:value-type="float">
            <text:p>8.5860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53443" calcext:value-type="float">
            <text:p>8.5344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46626" calcext:value-type="float">
            <text:p>8.4662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6705" calcext:value-type="float">
            <text:p>7.670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541228" calcext:value-type="float">
            <text:p>0.0541228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1226" calcext:value-type="float">
            <text:p>0.0541226</text:p>
          </table:table-cell>
          <table:table-cell office:value-type="float" office:value="0.0526167" calcext:value-type="float">
            <text:p>0.0526167</text:p>
          </table:table-cell>
          <table:table-cell office:value-type="float" office:value="0.0564733" calcext:value-type="float">
            <text:p>0.0564733</text:p>
          </table:table-cell>
          <table:table-cell office:value-type="float" office:value="1.8" calcext:value-type="float">
            <text:p>1.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8.6123" calcext:value-type="float">
            <text:p>8.6123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58232" calcext:value-type="float">
            <text:p>8.582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49843" calcext:value-type="float">
            <text:p>8.498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0285" calcext:value-type="float">
            <text:p>7.7028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367" calcext:value-type="float">
            <text:p>0.0342367</text:p>
          </table:table-cell>
          <table:table-cell office:value-type="float" office:value="0.0362133" calcext:value-type="float">
            <text:p>0.0362133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612733" calcext:value-type="float">
            <text:p>0.0612733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1146" calcext:value-type="float">
            <text:p>0.0631146</text:p>
          </table:table-cell>
          <table:table-cell office:value-type="float" office:value="0.0615967" calcext:value-type="float">
            <text:p>0.0615967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8.63482" calcext:value-type="float">
            <text:p>8.63482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62108" calcext:value-type="float">
            <text:p>8.6210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52206" calcext:value-type="float">
            <text:p>8.5220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71885" calcext:value-type="float">
            <text:p>7.718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89867" calcext:value-type="float">
            <text:p>0.0389867</text:p>
          </table:table-cell>
          <table:table-cell office:value-type="float" office:value="0.0411167" calcext:value-type="float">
            <text:p>0.0411167</text:p>
          </table:table-cell>
          <table:table-cell office:value-type="float" office:value="0.0400934" calcext:value-type="float">
            <text:p>0.0400934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72177" calcext:value-type="float">
            <text:p>0.072177</text:p>
          </table:table-cell>
          <table:table-cell office:value-type="float" office:value="0.0700667" calcext:value-type="float">
            <text:p>0.0700667</text:p>
          </table:table-cell>
          <table:table-cell office:value-type="float" office:value="0.0745967" calcext:value-type="float">
            <text:p>0.0745967</text:p>
          </table:table-cell>
          <table:table-cell office:value-type="float" office:value="0.0721759" calcext:value-type="float">
            <text:p>0.0721759</text:p>
          </table:table-cell>
          <table:table-cell office:value-type="float" office:value="0.0700933" calcext:value-type="float">
            <text:p>0.0700933</text:p>
          </table:table-cell>
          <table:table-cell office:value-type="float" office:value="0.0740367" calcext:value-type="float">
            <text:p>0.074036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8.64886" calcext:value-type="float">
            <text:p>8.64886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68599" calcext:value-type="float">
            <text:p>8.6859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5675" calcext:value-type="float">
            <text:p>8.567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7078" calcext:value-type="float">
            <text:p>7.7707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233" calcext:value-type="float">
            <text:p>0.0457233</text:p>
          </table:table-cell>
          <table:table-cell office:value-type="float" office:value="0.0450685" calcext:value-type="float">
            <text:p>0.0450685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810798" calcext:value-type="float">
            <text:p>0.0810798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826367" calcext:value-type="float">
            <text:p>0.0826367</text:p>
          </table:table-cell>
          <table:table-cell office:value-type="float" office:value="0.0810788" calcext:value-type="float">
            <text:p>0.0810788</text:p>
          </table:table-cell>
          <table:table-cell office:value-type="float" office:value="0.0792533" calcext:value-type="float">
            <text:p>0.0792533</text:p>
          </table:table-cell>
          <table:table-cell office:value-type="float" office:value="0.0831967" calcext:value-type="float">
            <text:p>0.0831967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8.6834" calcext:value-type="float">
            <text:p>8.6834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73217" calcext:value-type="float">
            <text:p>8.7321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59552" calcext:value-type="float">
            <text:p>8.595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7915" calcext:value-type="float">
            <text:p>7.791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00772" calcext:value-type="float">
            <text:p>0.0500772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0880267" calcext:value-type="float">
            <text:p>0.0880267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900781" calcext:value-type="float">
            <text:p>0.0900781</text:p>
          </table:table-cell>
          <table:table-cell office:value-type="float" office:value="0.0871933" calcext:value-type="float">
            <text:p>0.0871933</text:p>
          </table:table-cell>
          <table:table-cell office:value-type="float" office:value="0.0923833" calcext:value-type="float">
            <text:p>0.092383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8.70165" calcext:value-type="float">
            <text:p>8.70165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77914" calcext:value-type="float">
            <text:p>8.779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62369" calcext:value-type="float">
            <text:p>8.623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82666" calcext:value-type="float">
            <text:p>7.8266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1533" calcext:value-type="float">
            <text:p>0.0541533</text:p>
          </table:table-cell>
          <table:table-cell office:value-type="float" office:value="0.0558567" calcext:value-type="float">
            <text:p>0.0558567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990448" calcext:value-type="float">
            <text:p>0.0990448</text:p>
          </table:table-cell>
          <table:table-cell office:value-type="float" office:value="0.0965533" calcext:value-type="float">
            <text:p>0.0965533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0990429" calcext:value-type="float">
            <text:p>0.0990429</text:p>
          </table:table-cell>
          <table:table-cell office:value-type="float" office:value="0.0960333" calcext:value-type="float">
            <text:p>0.0960333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8.71907" calcext:value-type="float">
            <text:p>8.7190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84177" calcext:value-type="float">
            <text:p>8.8417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66332" calcext:value-type="float">
            <text:p>8.663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86629" calcext:value-type="float">
            <text:p>7.866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85933" calcext:value-type="float">
            <text:p>0.0585933</text:p>
          </table:table-cell>
          <table:table-cell office:value-type="float" office:value="0.0612533" calcext:value-type="float">
            <text:p>0.0612533</text:p>
          </table:table-cell>
          <table:table-cell office:value-type="float" office:value="0.0600774" calcext:value-type="float">
            <text:p>0.0600774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110653" calcext:value-type="float">
            <text:p>0.110653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5353" calcext:value-type="float">
            <text:p>0.105353</text:p>
          </table:table-cell>
          <table:table-cell office:value-type="float" office:value="0.110423" calcext:value-type="float">
            <text:p>0.110423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8.74689" calcext:value-type="float">
            <text:p>8.74689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91106" calcext:value-type="float">
            <text:p>8.9110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70801" calcext:value-type="float">
            <text:p>8.7080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.91431" calcext:value-type="float">
            <text:p>7.914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41933" calcext:value-type="float">
            <text:p>0.0641933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115033" calcext:value-type="float">
            <text:p>0.115033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117101" calcext:value-type="float">
            <text:p>0.117101</text:p>
          </table:table-cell>
          <table:table-cell office:value-type="float" office:value="0.114093" calcext:value-type="float">
            <text:p>0.114093</text:p>
          </table:table-cell>
          <table:table-cell office:value-type="float" office:value="0.119353" calcext:value-type="float">
            <text:p>0.119353</text:p>
          </table:table-cell>
          <table:table-cell table:number-columns-repeated="2" office:value-type="float" office:value="1.79857" calcext:value-type="float">
            <text:p>1.79857</text:p>
          </table:table-cell>
          <table:table-cell office:value-type="float" office:value="8.77872" calcext:value-type="float">
            <text:p>8.77872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97633" calcext:value-type="float">
            <text:p>8.9763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5013" calcext:value-type="float">
            <text:p>8.750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57" calcext:value-type="float">
            <text:p>7.95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433" calcext:value-type="float">
            <text:p>0.0692433</text:p>
          </table:table-cell>
          <table:table-cell office:value-type="float" office:value="0.0712167" calcext:value-type="float">
            <text:p>0.0712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237" calcext:value-type="float">
            <text:p>0.123237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8.81001" calcext:value-type="float">
            <text:p>8.81001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9.03503" calcext:value-type="float">
            <text:p>9.0350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784" calcext:value-type="float">
            <text:p>8.778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8182" calcext:value-type="float">
            <text:p>7.9818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7167" calcext:value-type="float">
            <text:p>0.0737167</text:p>
          </table:table-cell>
          <table:table-cell office:value-type="float" office:value="0.0760867" calcext:value-type="float">
            <text:p>0.0760867</text:p>
          </table:table-cell>
          <table:table-cell office:value-type="float" office:value="0.0750698" calcext:value-type="float">
            <text:p>0.0750698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34952" calcext:value-type="float">
            <text:p>0.134952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3744" calcext:value-type="float">
            <text:p>0.13744</text:p>
          </table:table-cell>
          <table:table-cell table:number-columns-repeated="2" office:value-type="float" office:value="1.79767" calcext:value-type="float">
            <text:p>1.79767</text:p>
          </table:table-cell>
          <table:table-cell office:value-type="float" office:value="8.82627" calcext:value-type="float">
            <text:p>8.82627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9.11261" calcext:value-type="float">
            <text:p>9.1126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82396" calcext:value-type="float">
            <text:p>8.8239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02828" calcext:value-type="float">
            <text:p>8.0282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8433" calcext:value-type="float">
            <text:p>0.0788433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43966" calcext:value-type="float">
            <text:p>0.143966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8572" calcext:value-type="float">
            <text:p>8.8572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9.18627" calcext:value-type="float">
            <text:p>9.1862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86464" calcext:value-type="float">
            <text:p>8.8646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06444" calcext:value-type="float">
            <text:p>8.0644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967" calcext:value-type="float">
            <text:p>0.0838967</text:p>
          </table:table-cell>
          <table:table-cell office:value-type="float" office:value="0.0865433" calcext:value-type="float">
            <text:p>0.0865433</text:p>
          </table:table-cell>
          <table:table-cell office:value-type="float" office:value="0.0850496" calcext:value-type="float">
            <text:p>0.085049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155307" calcext:value-type="float">
            <text:p>0.155307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8.88457" calcext:value-type="float">
            <text:p>8.88457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9.27394" calcext:value-type="float">
            <text:p>9.2739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91281" calcext:value-type="float">
            <text:p>8.9128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11408" calcext:value-type="float">
            <text:p>8.1140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1367" calcext:value-type="float">
            <text:p>0.0881367</text:p>
          </table:table-cell>
          <table:table-cell office:value-type="float" office:value="0.0912167" calcext:value-type="float">
            <text:p>0.0912167</text:p>
          </table:table-cell>
          <table:table-cell office:value-type="float" office:value="0.0900408" calcext:value-type="float">
            <text:p>0.0900408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33" calcext:value-type="float">
            <text:p>0.0910133</text:p>
          </table:table-cell>
          <table:table-cell office:value-type="float" office:value="0.161919" calcext:value-type="float">
            <text:p>0.161919</text:p>
          </table:table-cell>
          <table:table-cell office:value-type="float" office:value="0.158543" calcext:value-type="float">
            <text:p>0.158543</text:p>
          </table:table-cell>
          <table:table-cell office:value-type="float" office:value="0.16451" calcext:value-type="float">
            <text:p>0.16451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164217" calcext:value-type="float">
            <text:p>0.164217</text:p>
          </table:table-cell>
          <table:table-cell table:number-columns-repeated="2" office:value-type="float" office:value="1.7983" calcext:value-type="float">
            <text:p>1.7983</text:p>
          </table:table-cell>
          <table:table-cell office:value-type="float" office:value="8.9178" calcext:value-type="float">
            <text:p>8.9178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9.36519" calcext:value-type="float">
            <text:p>9.3651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96247" calcext:value-type="float">
            <text:p>8.9624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15761" calcext:value-type="float">
            <text:p>8.157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5867" calcext:value-type="float">
            <text:p>0.0965867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70904" calcext:value-type="float">
            <text:p>0.170904</text:p>
          </table:table-cell>
          <table:table-cell office:value-type="float" office:value="0.16843" calcext:value-type="float">
            <text:p>0.1684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0.17354" calcext:value-type="float">
            <text:p>0.17354</text:p>
          </table:table-cell>
          <table:table-cell office:value-type="float" office:value="1.79819" calcext:value-type="float">
            <text:p>1.79819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95241" calcext:value-type="float">
            <text:p>8.9524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9.44553" calcext:value-type="float">
            <text:p>9.4455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99994" calcext:value-type="float">
            <text:p>8.9999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20205" calcext:value-type="float">
            <text:p>8.2020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5767" calcext:value-type="float">
            <text:p>0.0985767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5907" calcext:value-type="float">
            <text:p>0.175907</text:p>
          </table:table-cell>
          <table:table-cell office:value-type="float" office:value="0.182417" calcext:value-type="float">
            <text:p>0.182417</text:p>
          </table:table-cell>
          <table:table-cell office:value-type="float" office:value="1.7975" calcext:value-type="float">
            <text:p>1.7975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8.97672" calcext:value-type="float">
            <text:p>8.97672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9.54604" calcext:value-type="float">
            <text:p>9.5460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4946" calcext:value-type="float">
            <text:p>9.0494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24838" calcext:value-type="float">
            <text:p>8.2483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91207" calcext:value-type="float">
            <text:p>0.191207</text:p>
          </table:table-cell>
          <table:table-cell office:value-type="float" office:value="1.79782" calcext:value-type="float">
            <text:p>1.79782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9.00792" calcext:value-type="float">
            <text:p>9.0079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9.656" calcext:value-type="float">
            <text:p>9.65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.10339" calcext:value-type="float">
            <text:p>9.1033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30744" calcext:value-type="float">
            <text:p>8.3074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111333" calcext:value-type="float">
            <text:p>0.111333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20158" calcext:value-type="float">
            <text:p>0.20158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8" calcext:value-type="float">
            <text:p>1.79848</text:p>
          </table:table-cell>
          <table:table-cell office:value-type="float" office:value="9.04557" calcext:value-type="float">
            <text:p>9.0455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9.77138" calcext:value-type="float">
            <text:p>9.7713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.14681" calcext:value-type="float">
            <text:p>9.1468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35118" calcext:value-type="float">
            <text:p>8.3511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7" calcext:value-type="float">
            <text:p>0.113727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06856" calcext:value-type="float">
            <text:p>0.206856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21087" calcext:value-type="float">
            <text:p>0.2108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02647" calcext:value-type="float">
            <text:p>0.202647</text:p>
          </table:table-cell>
          <table:table-cell office:value-type="float" office:value="0.209093" calcext:value-type="float">
            <text:p>0.209093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9.06957" calcext:value-type="float">
            <text:p>9.0695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9.88824" calcext:value-type="float">
            <text:p>9.8882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.19716" calcext:value-type="float">
            <text:p>9.1971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40894" calcext:value-type="float">
            <text:p>8.408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613" calcext:value-type="float">
            <text:p>0.118613</text:p>
          </table:table-cell>
          <table:table-cell office:value-type="float" office:value="0.121213" calcext:value-type="float">
            <text:p>0.12121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12357" calcext:value-type="float">
            <text:p>0.212357</text:p>
          </table:table-cell>
          <table:table-cell office:value-type="float" office:value="0.218507" calcext:value-type="float">
            <text:p>0.218507</text:p>
          </table:table-cell>
          <table:table-cell table:number-columns-repeated="2" office:value-type="float" office:value="1.79853" calcext:value-type="float">
            <text:p>1.79853</text:p>
          </table:table-cell>
          <table:table-cell office:value-type="float" office:value="9.10244" calcext:value-type="float">
            <text:p>9.10244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10.0245" calcext:value-type="float">
            <text:p>10.024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5632" calcext:value-type="float">
            <text:p>9.2563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45746" calcext:value-type="float">
            <text:p>8.4574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228107" calcext:value-type="float">
            <text:p>0.228107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7" calcext:value-type="float">
            <text:p>0.2277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9.1404" calcext:value-type="float">
            <text:p>9.1404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10.155" calcext:value-type="float">
            <text:p>10.15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.30751" calcext:value-type="float">
            <text:p>9.3075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50809" calcext:value-type="float">
            <text:p>8.508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233857" calcext:value-type="float">
            <text:p>0.23385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237133" calcext:value-type="float">
            <text:p>0.237133</text:p>
          </table:table-cell>
          <table:table-cell office:value-type="float" office:value="0.233858" calcext:value-type="float">
            <text:p>0.233858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0.236783" calcext:value-type="float">
            <text:p>0.236783</text:p>
          </table:table-cell>
          <table:table-cell table:number-columns-repeated="2" office:value-type="float" office:value="1.79906" calcext:value-type="float">
            <text:p>1.79906</text:p>
          </table:table-cell>
          <table:table-cell office:value-type="float" office:value="9.17148" calcext:value-type="float">
            <text:p>9.17148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0.3167" calcext:value-type="float">
            <text:p>10.316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3637" calcext:value-type="float">
            <text:p>9.363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56292" calcext:value-type="float">
            <text:p>8.5629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36793" calcext:value-type="float">
            <text:p>0.13679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8577" calcext:value-type="float">
            <text:p>0.238577</text:p>
          </table:table-cell>
          <table:table-cell office:value-type="float" office:value="0.24574" calcext:value-type="float">
            <text:p>0.24574</text:p>
          </table:table-cell>
          <table:table-cell table:number-columns-repeated="2" office:value-type="float" office:value="1.7996" calcext:value-type="float">
            <text:p>1.7996</text:p>
          </table:table-cell>
          <table:table-cell office:value-type="float" office:value="9.20577" calcext:value-type="float">
            <text:p>9.20577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0.4836" calcext:value-type="float">
            <text:p>10.483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42342" calcext:value-type="float">
            <text:p>9.4234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62502" calcext:value-type="float">
            <text:p>8.6250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248517" calcext:value-type="float">
            <text:p>0.248517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5123" calcext:value-type="float">
            <text:p>0.255123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1.79961" calcext:value-type="float">
            <text:p>1.79961</text:p>
          </table:table-cell>
          <table:table-cell office:value-type="float" office:value="9.24222" calcext:value-type="float">
            <text:p>9.24222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0.6572" calcext:value-type="float">
            <text:p>10.657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.47601" calcext:value-type="float">
            <text:p>9.4760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67873" calcext:value-type="float">
            <text:p>8.6787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7767" calcext:value-type="float">
            <text:p>0.257767</text:p>
          </table:table-cell>
          <table:table-cell office:value-type="float" office:value="0.264273" calcext:value-type="float">
            <text:p>0.26427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5497" calcext:value-type="float">
            <text:p>0.255497</text:p>
          </table:table-cell>
          <table:table-cell office:value-type="float" office:value="0.264327" calcext:value-type="float">
            <text:p>0.264327</text:p>
          </table:table-cell>
          <table:table-cell table:number-columns-repeated="2" office:value-type="float" office:value="1.79996" calcext:value-type="float">
            <text:p>1.79996</text:p>
          </table:table-cell>
          <table:table-cell office:value-type="float" office:value="9.27114" calcext:value-type="float">
            <text:p>9.27114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0.8852" calcext:value-type="float">
            <text:p>10.885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54673" calcext:value-type="float">
            <text:p>9.546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74894" calcext:value-type="float">
            <text:p>8.7489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3" calcext:value-type="float">
            <text:p>0.148433</text:p>
          </table:table-cell>
          <table:table-cell office:value-type="float" office:value="0.151693" calcext:value-type="float">
            <text:p>0.151693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0.265633" calcext:value-type="float">
            <text:p>0.265633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0.270076" calcext:value-type="float">
            <text:p>0.270076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73943" calcext:value-type="float">
            <text:p>0.273943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31613" calcext:value-type="float">
            <text:p>9.31613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1.1022" calcext:value-type="float">
            <text:p>11.1022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.60584" calcext:value-type="float">
            <text:p>9.6058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80633" calcext:value-type="float">
            <text:p>8.8063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83" calcext:value-type="float">
            <text:p>0.153983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.156753" calcext:value-type="float">
            <text:p>0.156753</text:p>
          </table:table-cell>
          <table:table-cell office:value-type="float" office:value="0.279055" calcext:value-type="float">
            <text:p>0.279055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282653" calcext:value-type="float">
            <text:p>0.282653</text:p>
          </table:table-cell>
          <table:table-cell office:value-type="float" office:value="0.279057" calcext:value-type="float">
            <text:p>0.279057</text:p>
          </table:table-cell>
          <table:table-cell office:value-type="float" office:value="0.27298" calcext:value-type="float">
            <text:p>0.27298</text:p>
          </table:table-cell>
          <table:table-cell office:value-type="float" office:value="0.282677" calcext:value-type="float">
            <text:p>0.282677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1.80081" calcext:value-type="float">
            <text:p>1.80081</text:p>
          </table:table-cell>
          <table:table-cell office:value-type="float" office:value="9.34806" calcext:value-type="float">
            <text:p>9.3480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1.3548" calcext:value-type="float">
            <text:p>11.354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.67521" calcext:value-type="float">
            <text:p>9.6752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.87104" calcext:value-type="float">
            <text:p>8.8710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7" calcext:value-type="float">
            <text:p>0.161857</text:p>
          </table:table-cell>
          <table:table-cell office:value-type="float" office:value="0.288068" calcext:value-type="float">
            <text:p>0.288068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8283" calcext:value-type="float">
            <text:p>0.28283</text:p>
          </table:table-cell>
          <table:table-cell office:value-type="float" office:value="0.29241" calcext:value-type="float">
            <text:p>0.29241</text:p>
          </table:table-cell>
          <table:table-cell office:value-type="float" office:value="1.80072" calcext:value-type="float">
            <text:p>1.80072</text:p>
          </table:table-cell>
          <table:table-cell office:value-type="float" office:value="1.80073" calcext:value-type="float">
            <text:p>1.80073</text:p>
          </table:table-cell>
          <table:table-cell office:value-type="float" office:value="9.38953" calcext:value-type="float">
            <text:p>9.38953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1.644" calcext:value-type="float">
            <text:p>11.64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9.74081" calcext:value-type="float">
            <text:p>9.7408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.94251" calcext:value-type="float">
            <text:p>8.9425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166513" calcext:value-type="float">
            <text:p>0.166513</text:p>
          </table:table-cell>
          <table:table-cell office:value-type="float" office:value="0.164997" calcext:value-type="float">
            <text:p>0.164997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3" calcext:value-type="float">
            <text:p>0.1668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383" calcext:value-type="float">
            <text:p>0.29383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2293" calcext:value-type="float">
            <text:p>0.292293</text:p>
          </table:table-cell>
          <table:table-cell office:value-type="float" office:value="0.301617" calcext:value-type="float">
            <text:p>0.301617</text:p>
          </table:table-cell>
          <table:table-cell table:number-columns-repeated="2" office:value-type="float" office:value="1.80097" calcext:value-type="float">
            <text:p>1.80097</text:p>
          </table:table-cell>
          <table:table-cell office:value-type="float" office:value="9.42504" calcext:value-type="float">
            <text:p>9.42504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1.9572" calcext:value-type="float">
            <text:p>11.957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9.81098" calcext:value-type="float">
            <text:p>9.8109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128" calcext:value-type="float">
            <text:p>9.012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587" calcext:value-type="float">
            <text:p>0.168587</text:p>
          </table:table-cell>
          <table:table-cell office:value-type="float" office:value="0.171523" calcext:value-type="float">
            <text:p>0.171523</text:p>
          </table:table-cell>
          <table:table-cell office:value-type="float" office:value="0.170009" calcext:value-type="float">
            <text:p>0.170009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.17159" calcext:value-type="float">
            <text:p>0.17159</text:p>
          </table:table-cell>
          <table:table-cell office:value-type="float" office:value="0.306168" calcext:value-type="float">
            <text:p>0.306168</text:p>
          </table:table-cell>
          <table:table-cell office:value-type="float" office:value="0.30249" calcext:value-type="float">
            <text:p>0.30249</text:p>
          </table:table-cell>
          <table:table-cell office:value-type="float" office:value="0.30979" calcext:value-type="float">
            <text:p>0.30979</text:p>
          </table:table-cell>
          <table:table-cell office:value-type="float" office:value="0.306171" calcext:value-type="float">
            <text:p>0.306171</text:p>
          </table:table-cell>
          <table:table-cell office:value-type="float" office:value="0.302123" calcext:value-type="float">
            <text:p>0.302123</text:p>
          </table:table-cell>
          <table:table-cell office:value-type="float" office:value="0.310367" calcext:value-type="float">
            <text:p>0.310367</text:p>
          </table:table-cell>
          <table:table-cell office:value-type="float" office:value="1.80091" calcext:value-type="float">
            <text:p>1.80091</text:p>
          </table:table-cell>
          <table:table-cell office:value-type="float" office:value="1.80092" calcext:value-type="float">
            <text:p>1.80092</text:p>
          </table:table-cell>
          <table:table-cell office:value-type="float" office:value="9.46514" calcext:value-type="float">
            <text:p>9.46514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2.3098" calcext:value-type="float">
            <text:p>12.309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9.86951" calcext:value-type="float">
            <text:p>9.8695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.06492" calcext:value-type="float">
            <text:p>9.0649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0.175016" calcext:value-type="float">
            <text:p>0.175016</text:p>
          </table:table-cell>
          <table:table-cell office:value-type="float" office:value="0.173323" calcext:value-type="float">
            <text:p>0.173323</text:p>
          </table:table-cell>
          <table:table-cell office:value-type="float" office:value="0.176313" calcext:value-type="float">
            <text:p>0.176313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319467" calcext:value-type="float">
            <text:p>0.319467</text:p>
          </table:table-cell>
          <table:table-cell office:value-type="float" office:value="0.315163" calcext:value-type="float">
            <text:p>0.315163</text:p>
          </table:table-cell>
          <table:table-cell office:value-type="float" office:value="0.310637" calcext:value-type="float">
            <text:p>0.310637</text:p>
          </table:table-cell>
          <table:table-cell office:value-type="float" office:value="0.31889" calcext:value-type="float">
            <text:p>0.31889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6" calcext:value-type="float">
            <text:p>1.80076</text:p>
          </table:table-cell>
          <table:table-cell office:value-type="float" office:value="9.49352" calcext:value-type="float">
            <text:p>9.4935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2.7683" calcext:value-type="float">
            <text:p>12.768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.94835" calcext:value-type="float">
            <text:p>9.94835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.15112" calcext:value-type="float">
            <text:p>9.1511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163" calcext:value-type="float">
            <text:p>0.178163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80035" calcext:value-type="float">
            <text:p>0.180035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83" calcext:value-type="float">
            <text:p>0.181383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0.327567" calcext:value-type="float">
            <text:p>0.327567</text:p>
          </table:table-cell>
          <table:table-cell office:value-type="float" office:value="0.324182" calcext:value-type="float">
            <text:p>0.324182</text:p>
          </table:table-cell>
          <table:table-cell office:value-type="float" office:value="0.319867" calcext:value-type="float">
            <text:p>0.319867</text:p>
          </table:table-cell>
          <table:table-cell office:value-type="float" office:value="0.32889" calcext:value-type="float">
            <text:p>0.32889</text:p>
          </table:table-cell>
          <table:table-cell office:value-type="float" office:value="1.80068" calcext:value-type="float">
            <text:p>1.80068</text:p>
          </table:table-cell>
          <table:table-cell office:value-type="float" office:value="1.80066" calcext:value-type="float">
            <text:p>1.80066</text:p>
          </table:table-cell>
          <table:table-cell office:value-type="float" office:value="9.53615" calcext:value-type="float">
            <text:p>9.53615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3.2321" calcext:value-type="float">
            <text:p>13.2321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2076" calcext:value-type="float">
            <text:p>9.2207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1" calcext:value-type="float">
            <text:p>0.18504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6537" calcext:value-type="float">
            <text:p>0.186537</text:p>
          </table:table-cell>
          <table:table-cell office:value-type="float" office:value="0.185045" calcext:value-type="float">
            <text:p>0.185045</text:p>
          </table:table-cell>
          <table:table-cell office:value-type="float" office:value="0.183423" calcext:value-type="float">
            <text:p>0.18342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333246" calcext:value-type="float">
            <text:p>0.333246</text:p>
          </table:table-cell>
          <table:table-cell office:value-type="float" office:value="0.32853" calcext:value-type="float">
            <text:p>0.32853</text:p>
          </table:table-cell>
          <table:table-cell office:value-type="float" office:value="0.338413" calcext:value-type="float">
            <text:p>0.338413</text:p>
          </table:table-cell>
          <table:table-cell table:number-columns-repeated="2" office:value-type="float" office:value="1.80089" calcext:value-type="float">
            <text:p>1.80089</text:p>
          </table:table-cell>
          <table:table-cell office:value-type="float" office:value="9.57648" calcext:value-type="float">
            <text:p>9.57648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3.8209" calcext:value-type="float">
            <text:p>13.8209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.1085" calcext:value-type="float">
            <text:p>10.108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30874" calcext:value-type="float">
            <text:p>9.3087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987" calcext:value-type="float">
            <text:p>0.188987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8" calcext:value-type="float">
            <text:p>0.18858</text:p>
          </table:table-cell>
          <table:table-cell office:value-type="float" office:value="0.19178" calcext:value-type="float">
            <text:p>0.19178</text:p>
          </table:table-cell>
          <table:table-cell office:value-type="float" office:value="0.342298" calcext:value-type="float">
            <text:p>0.34229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42304" calcext:value-type="float">
            <text:p>0.342304</text:p>
          </table:table-cell>
          <table:table-cell office:value-type="float" office:value="0.338323" calcext:value-type="float">
            <text:p>0.338323</text:p>
          </table:table-cell>
          <table:table-cell office:value-type="float" office:value="0.347433" calcext:value-type="float">
            <text:p>0.347433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9.61684" calcext:value-type="float">
            <text:p>9.61684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4.5923" calcext:value-type="float">
            <text:p>14.5923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.1933" calcext:value-type="float">
            <text:p>10.193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38893" calcext:value-type="float">
            <text:p>9.388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7" calcext:value-type="float">
            <text:p>0.195077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195078" calcext:value-type="float">
            <text:p>0.195078</text:p>
          </table:table-cell>
          <table:table-cell office:value-type="float" office:value="0.193573" calcext:value-type="float">
            <text:p>0.193573</text:p>
          </table:table-cell>
          <table:table-cell office:value-type="float" office:value="0.196867" calcext:value-type="float">
            <text:p>0.196867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7387" calcext:value-type="float">
            <text:p>0.347387</text:p>
          </table:table-cell>
          <table:table-cell office:value-type="float" office:value="0.357233" calcext:value-type="float">
            <text:p>0.357233</text:p>
          </table:table-cell>
          <table:table-cell office:value-type="float" office:value="1.8012" calcext:value-type="float">
            <text:p>1.8012</text:p>
          </table:table-cell>
          <table:table-cell office:value-type="float" office:value="1.80119" calcext:value-type="float">
            <text:p>1.80119</text:p>
          </table:table-cell>
          <table:table-cell office:value-type="float" office:value="9.65947" calcext:value-type="float">
            <text:p>9.65947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5.5021" calcext:value-type="float">
            <text:p>15.502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0.276" calcext:value-type="float">
            <text:p>10.27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48032" calcext:value-type="float">
            <text:p>9.4803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200078" calcext:value-type="float">
            <text:p>0.200078</text:p>
          </table:table-cell>
          <table:table-cell office:value-type="float" office:value="0.198147" calcext:value-type="float">
            <text:p>0.198147</text:p>
          </table:table-cell>
          <table:table-cell office:value-type="float" office:value="0.202047" calcext:value-type="float">
            <text:p>0.202047</text:p>
          </table:table-cell>
          <table:table-cell office:value-type="float" office:value="0.360248" calcext:value-type="float">
            <text:p>0.360248</text:p>
          </table:table-cell>
          <table:table-cell office:value-type="float" office:value="0.356233" calcext:value-type="float">
            <text:p>0.356233</text:p>
          </table:table-cell>
          <table:table-cell office:value-type="float" office:value="0.365297" calcext:value-type="float">
            <text:p>0.365297</text:p>
          </table:table-cell>
          <table:table-cell office:value-type="float" office:value="0.360252" calcext:value-type="float">
            <text:p>0.360252</text:p>
          </table:table-cell>
          <table:table-cell office:value-type="float" office:value="0.355667" calcext:value-type="float">
            <text:p>0.355667</text:p>
          </table:table-cell>
          <table:table-cell office:value-type="float" office:value="0.366547" calcext:value-type="float">
            <text:p>0.366547</text:p>
          </table:table-cell>
          <table:table-cell office:value-type="float" office:value="1.80055" calcext:value-type="float">
            <text:p>1.80055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9.69686" calcext:value-type="float">
            <text:p>9.69686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6.519" calcext:value-type="float">
            <text:p>16.51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0.3691" calcext:value-type="float">
            <text:p>10.369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.57036" calcext:value-type="float">
            <text:p>9.5703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206777" calcext:value-type="float">
            <text:p>0.206777</text:p>
          </table:table-cell>
          <table:table-cell office:value-type="float" office:value="0.205077" calcext:value-type="float">
            <text:p>0.205077</text:p>
          </table:table-cell>
          <table:table-cell office:value-type="float" office:value="0.203073" calcext:value-type="float">
            <text:p>0.203073</text:p>
          </table:table-cell>
          <table:table-cell office:value-type="float" office:value="0.20713" calcext:value-type="float">
            <text:p>0.20713</text:p>
          </table:table-cell>
          <table:table-cell office:value-type="float" office:value="0.369223" calcext:value-type="float">
            <text:p>0.369223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2783" calcext:value-type="float">
            <text:p>0.372783</text:p>
          </table:table-cell>
          <table:table-cell office:value-type="float" office:value="0.369216" calcext:value-type="float">
            <text:p>0.369216</text:p>
          </table:table-cell>
          <table:table-cell office:value-type="float" office:value="0.364583" calcext:value-type="float">
            <text:p>0.364583</text:p>
          </table:table-cell>
          <table:table-cell office:value-type="float" office:value="0.37601" calcext:value-type="float">
            <text:p>0.37601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9.74298" calcext:value-type="float">
            <text:p>9.74298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8.0545" calcext:value-type="float">
            <text:p>18.054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.4776" calcext:value-type="float">
            <text:p>10.477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.68007" calcext:value-type="float">
            <text:p>9.680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73" calcext:value-type="float">
            <text:p>0.2081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0067" calcext:value-type="float">
            <text:p>0.210067</text:p>
          </table:table-cell>
          <table:table-cell office:value-type="float" office:value="0.208117" calcext:value-type="float">
            <text:p>0.208117</text:p>
          </table:table-cell>
          <table:table-cell office:value-type="float" office:value="0.21234" calcext:value-type="float">
            <text:p>0.21234</text:p>
          </table:table-cell>
          <table:table-cell office:value-type="float" office:value="0.378256" calcext:value-type="float">
            <text:p>0.378256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378251" calcext:value-type="float">
            <text:p>0.378251</text:p>
          </table:table-cell>
          <table:table-cell office:value-type="float" office:value="0.37395" calcext:value-type="float">
            <text:p>0.37395</text:p>
          </table:table-cell>
          <table:table-cell office:value-type="float" office:value="0.38594" calcext:value-type="float">
            <text:p>0.38594</text:p>
          </table:table-cell>
          <table:table-cell table:number-columns-repeated="2" office:value-type="float" office:value="1.80062" calcext:value-type="float">
            <text:p>1.80062</text:p>
          </table:table-cell>
          <table:table-cell office:value-type="float" office:value="9.78932" calcext:value-type="float">
            <text:p>9.7893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20.0181" calcext:value-type="float">
            <text:p>20.0181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10.5784" calcext:value-type="float">
            <text:p>10.578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78611" calcext:value-type="float">
            <text:p>9.7861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277" calcext:value-type="float">
            <text:p>0.213277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0.217177" calcext:value-type="float">
            <text:p>0.217177</text:p>
          </table:table-cell>
          <table:table-cell office:value-type="float" office:value="0.387101" calcext:value-type="float">
            <text:p>0.387101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0.387102" calcext:value-type="float">
            <text:p>0.387102</text:p>
          </table:table-cell>
          <table:table-cell office:value-type="float" office:value="0.383433" calcext:value-type="float">
            <text:p>0.383433</text:p>
          </table:table-cell>
          <table:table-cell office:value-type="float" office:value="0.394237" calcext:value-type="float">
            <text:p>0.39423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9.83237" calcext:value-type="float">
            <text:p>9.83237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22.8823" calcext:value-type="float">
            <text:p>22.8823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10.6759" calcext:value-type="float">
            <text:p>10.6759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9.88155" calcext:value-type="float">
            <text:p>9.88155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28" calcext:value-type="float">
            <text:p>0.220028</text:p>
          </table:table-cell>
          <table:table-cell office:value-type="float" office:value="0.217783" calcext:value-type="float">
            <text:p>0.217783</text:p>
          </table:table-cell>
          <table:table-cell office:value-type="float" office:value="0.221743" calcext:value-type="float">
            <text:p>0.221743</text:p>
          </table:table-cell>
          <table:table-cell office:value-type="float" office:value="0.220032" calcext:value-type="float">
            <text:p>0.220032</text:p>
          </table:table-cell>
          <table:table-cell office:value-type="float" office:value="0.21826" calcext:value-type="float">
            <text:p>0.21826</text:p>
          </table:table-cell>
          <table:table-cell office:value-type="float" office:value="0.222363" calcext:value-type="float">
            <text:p>0.222363</text:p>
          </table:table-cell>
          <table:table-cell office:value-type="float" office:value="0.396088" calcext:value-type="float">
            <text:p>0.396088</text:p>
          </table:table-cell>
          <table:table-cell office:value-type="float" office:value="0.390813" calcext:value-type="float">
            <text:p>0.390813</text:p>
          </table:table-cell>
          <table:table-cell office:value-type="float" office:value="0.39951" calcext:value-type="float">
            <text:p>0.39951</text:p>
          </table:table-cell>
          <table:table-cell office:value-type="float" office:value="0.396098" calcext:value-type="float">
            <text:p>0.396098</text:p>
          </table:table-cell>
          <table:table-cell office:value-type="float" office:value="0.39215" calcext:value-type="float">
            <text:p>0.39215</text:p>
          </table:table-cell>
          <table:table-cell office:value-type="float" office:value="0.404137" calcext:value-type="float">
            <text:p>0.404137</text:p>
          </table:table-cell>
          <table:table-cell office:value-type="float" office:value="1.80017" calcext:value-type="float">
            <text:p>1.80017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9.87252" calcext:value-type="float">
            <text:p>9.87252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7.2208" calcext:value-type="float">
            <text:p>27.2208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10.7829" calcext:value-type="float">
            <text:p>10.782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98227" calcext:value-type="float">
            <text:p>9.9822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225023" calcext:value-type="float">
            <text:p>0.225023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9987" calcext:value-type="float">
            <text:p>0.409987</text:p>
          </table:table-cell>
          <table:table-cell office:value-type="float" office:value="0.405056" calcext:value-type="float">
            <text:p>0.405056</text:p>
          </table:table-cell>
          <table:table-cell office:value-type="float" office:value="0.400927" calcext:value-type="float">
            <text:p>0.400927</text:p>
          </table:table-cell>
          <table:table-cell office:value-type="float" office:value="0.41318" calcext:value-type="float">
            <text:p>0.41318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0006" calcext:value-type="float">
            <text:p>1.80006</text:p>
          </table:table-cell>
          <table:table-cell office:value-type="float" office:value="9.918" calcext:value-type="float">
            <text:p>9.918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37.1876" calcext:value-type="float">
            <text:p>37.1876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10.9065" calcext:value-type="float">
            <text:p>10.906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.1092" calcext:value-type="float">
            <text:p>10.109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9999" calcext:value-type="float">
            <text:p>0.229999</text:p>
          </table:table-cell>
          <table:table-cell office:value-type="float" office:value="0.227912" calcext:value-type="float">
            <text:p>0.227912</text:p>
          </table:table-cell>
          <table:table-cell office:value-type="float" office:value="0.231788" calcext:value-type="float">
            <text:p>0.231788</text:p>
          </table:table-cell>
          <table:table-cell office:value-type="float" office:value="0.230007" calcext:value-type="float">
            <text:p>0.230007</text:p>
          </table:table-cell>
          <table:table-cell office:value-type="float" office:value="0.228353" calcext:value-type="float">
            <text:p>0.228353</text:p>
          </table:table-cell>
          <table:table-cell office:value-type="float" office:value="0.232325" calcext:value-type="float">
            <text:p>0.232325</text:p>
          </table:table-cell>
          <table:table-cell office:value-type="float" office:value="0.414178" calcext:value-type="float">
            <text:p>0.414178</text:p>
          </table:table-cell>
          <table:table-cell office:value-type="float" office:value="0.411035" calcext:value-type="float">
            <text:p>0.411035</text:p>
          </table:table-cell>
          <table:table-cell office:value-type="float" office:value="0.418478" calcext:value-type="float">
            <text:p>0.418478</text:p>
          </table:table-cell>
          <table:table-cell office:value-type="float" office:value="0.414192" calcext:value-type="float">
            <text:p>0.414192</text:p>
          </table:table-cell>
          <table:table-cell office:value-type="float" office:value="0.410297" calcext:value-type="float">
            <text:p>0.410297</text:p>
          </table:table-cell>
          <table:table-cell office:value-type="float" office:value="0.421745" calcext:value-type="float">
            <text:p>0.421745</text:p>
          </table:table-cell>
          <table:table-cell table:number-columns-repeated="2" office:value-type="float" office:value="1.80078" calcext:value-type="float">
            <text:p>1.80078</text:p>
          </table:table-cell>
          <table:table-cell office:value-type="float" office:value="9.95829" calcext:value-type="float">
            <text:p>9.95829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135.777" calcext:value-type="float">
            <text:p>135.777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office:value-type="float" office:value="11.0257" calcext:value-type="float">
            <text:p>11.025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.2296" calcext:value-type="float">
            <text:p>10.229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953" calcext:value-type="float">
            <text:p>0.234953</text:p>
          </table:table-cell>
          <table:table-cell office:value-type="float" office:value="0.233864" calcext:value-type="float">
            <text:p>0.233864</text:p>
          </table:table-cell>
          <table:table-cell office:value-type="float" office:value="0.23607" calcext:value-type="float">
            <text:p>0.23607</text:p>
          </table:table-cell>
          <table:table-cell office:value-type="float" office:value="0.234953" calcext:value-type="float">
            <text:p>0.234953</text:p>
          </table:table-cell>
          <table:table-cell office:value-type="float" office:value="0.233911" calcext:value-type="float">
            <text:p>0.233911</text:p>
          </table:table-cell>
          <table:table-cell office:value-type="float" office:value="0.236629" calcext:value-type="float">
            <text:p>0.236629</text:p>
          </table:table-cell>
          <table:table-cell office:value-type="float" office:value="0.423004" calcext:value-type="float">
            <text:p>0.423004</text:p>
          </table:table-cell>
          <table:table-cell office:value-type="float" office:value="0.42004" calcext:value-type="float">
            <text:p>0.42004</text:p>
          </table:table-cell>
          <table:table-cell office:value-type="float" office:value="0.425981" calcext:value-type="float">
            <text:p>0.425981</text:p>
          </table:table-cell>
          <table:table-cell office:value-type="float" office:value="0.423005" calcext:value-type="float">
            <text:p>0.423005</text:p>
          </table:table-cell>
          <table:table-cell office:value-type="float" office:value="0.419197" calcext:value-type="float">
            <text:p>0.419197</text:p>
          </table:table-cell>
          <table:table-cell office:value-type="float" office:value="0.427287" calcext:value-type="float">
            <text:p>0.427287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10.0001" calcext:value-type="float">
            <text:p>10.0001</text:p>
          </table:table-cell>
        </table:table-row>
        <table:table-row table:style-name="ro1">
          <table:table-cell/>
          <table:table-cell table:style-name="ce3" office:value-type="float" office:value="0.24" calcext:value-type="float">
            <text:p>0.24</text:p>
          </table:table-cell>
          <table:table-cell office:value-type="float" office:value="3091.74" calcext:value-type="float">
            <text:p>3091.74</text:p>
          </table:table-cell>
          <table:table-cell office:value-type="float" office:value="1" calcext:value-type="float">
            <text:p>1</text:p>
          </table:table-cell>
          <table:table-cell office:value-type="float" office:value="50116" calcext:value-type="float">
            <text:p>50116</text:p>
          </table:table-cell>
          <table:table-cell office:value-type="float" office:value="11.1117" calcext:value-type="float">
            <text:p>11.111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298" calcext:value-type="float">
            <text:p>10.2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838" calcext:value-type="float">
            <text:p>0.238838</text:p>
          </table:table-cell>
          <table:table-cell office:value-type="float" office:value="0.237516" calcext:value-type="float">
            <text:p>0.237516</text:p>
          </table:table-cell>
          <table:table-cell office:value-type="float" office:value="0.240426" calcext:value-type="float">
            <text:p>0.24042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25503" calcext:value-type="float">
            <text:p>0.425503</text:p>
          </table:table-cell>
          <table:table-cell office:value-type="float" office:value="0.434461" calcext:value-type="float">
            <text:p>0.4344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10.0329" calcext:value-type="float">
            <text:p>10.0329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8.32185" calcext:value-type="float">
            <text:p>8.3218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31228" calcext:value-type="float">
            <text:p>8.312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557" calcext:value-type="float">
            <text:p>7.5255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895208" calcext:value-type="float">
            <text:p>0.00895208</text:p>
          </table:table-cell>
          <table:table-cell office:value-type="float" office:value="0.00824333" calcext:value-type="float">
            <text:p>0.0082433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1.7926" calcext:value-type="float">
            <text:p>1.7926</text:p>
          </table:table-cell>
          <table:table-cell office:value-type="float" office:value="1.79266" calcext:value-type="float">
            <text:p>1.79266</text:p>
          </table:table-cell>
          <table:table-cell office:value-type="float" office:value="8.51066" calcext:value-type="float">
            <text:p>8.5106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34625" calcext:value-type="float">
            <text:p>8.3462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.32593" calcext:value-type="float">
            <text:p>8.3259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2543" calcext:value-type="float">
            <text:p>7.5254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2333" calcext:value-type="float">
            <text:p>0.0096233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72933" calcext:value-type="float">
            <text:p>0.0172933</text:p>
          </table:table-cell>
          <table:table-cell office:value-type="float" office:value="0.0192367" calcext:value-type="float">
            <text:p>0.0192367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90833" calcext:value-type="float">
            <text:p>0.0190833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.80267" calcext:value-type="float">
            <text:p>1.80267</text:p>
          </table:table-cell>
          <table:table-cell office:value-type="float" office:value="8.50526" calcext:value-type="float">
            <text:p>8.5052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40266" calcext:value-type="float">
            <text:p>8.4026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.37309" calcext:value-type="float">
            <text:p>8.373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7237" calcext:value-type="float">
            <text:p>7.572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233" calcext:value-type="float">
            <text:p>0.0145233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9333" calcext:value-type="float">
            <text:p>0.0259333</text:p>
          </table:table-cell>
          <table:table-cell office:value-type="float" office:value="0.0284833" calcext:value-type="float">
            <text:p>0.0284833</text:p>
          </table:table-cell>
          <table:table-cell office:value-type="float" office:value="0.0270399" calcext:value-type="float">
            <text:p>0.027039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85367" calcext:value-type="float">
            <text:p>0.0285367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8.54786" calcext:value-type="float">
            <text:p>8.54786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4285" calcext:value-type="float">
            <text:p>8.428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.38627" calcext:value-type="float">
            <text:p>8.3862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.59414" calcext:value-type="float">
            <text:p>7.594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867" calcext:value-type="float">
            <text:p>0.019486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0579" calcext:value-type="float">
            <text:p>0.0360579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0.0372567" calcext:value-type="float">
            <text:p>0.0372567</text:p>
          </table:table-cell>
          <table:table-cell office:value-type="float" office:value="0.0360582" calcext:value-type="float">
            <text:p>0.0360582</text:p>
          </table:table-cell>
          <table:table-cell office:value-type="float" office:value="0.0339367" calcext:value-type="float">
            <text:p>0.0339367</text:p>
          </table:table-cell>
          <table:table-cell office:value-type="float" office:value="0.0374867" calcext:value-type="float">
            <text:p>0.0374867</text:p>
          </table:table-cell>
          <table:table-cell office:value-type="float" office:value="1.79723" calcext:value-type="float">
            <text:p>1.79723</text:p>
          </table:table-cell>
          <table:table-cell office:value-type="float" office:value="1.79725" calcext:value-type="float">
            <text:p>1.79725</text:p>
          </table:table-cell>
          <table:table-cell office:value-type="float" office:value="8.55441" calcext:value-type="float">
            <text:p>8.55441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48013" calcext:value-type="float">
            <text:p>8.4801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42371" calcext:value-type="float">
            <text:p>8.4237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.62325" calcext:value-type="float">
            <text:p>7.623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57333" calcext:value-type="float">
            <text:p>0.0257333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51318" calcext:value-type="float">
            <text:p>0.0451318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464533" calcext:value-type="float">
            <text:p>0.0464533</text:p>
          </table:table-cell>
          <table:table-cell office:value-type="float" office:value="0.0451312" calcext:value-type="float">
            <text:p>0.0451312</text:p>
          </table:table-cell>
          <table:table-cell office:value-type="float" office:value="0.0435967" calcext:value-type="float">
            <text:p>0.0435967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1.80044" calcext:value-type="float">
            <text:p>1.80044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8.57893" calcext:value-type="float">
            <text:p>8.57893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5235" calcext:value-type="float">
            <text:p>8.523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.45544" calcext:value-type="float">
            <text:p>8.4554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.65934" calcext:value-type="float">
            <text:p>7.659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541228" calcext:value-type="float">
            <text:p>0.0541228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1226" calcext:value-type="float">
            <text:p>0.0541226</text:p>
          </table:table-cell>
          <table:table-cell office:value-type="float" office:value="0.0526167" calcext:value-type="float">
            <text:p>0.0526167</text:p>
          </table:table-cell>
          <table:table-cell office:value-type="float" office:value="0.0564733" calcext:value-type="float">
            <text:p>0.0564733</text:p>
          </table:table-cell>
          <table:table-cell office:value-type="float" office:value="1.8" calcext:value-type="float">
            <text:p>1.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8.60157" calcext:value-type="float">
            <text:p>8.6015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56829" calcext:value-type="float">
            <text:p>8.5682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.48453" calcext:value-type="float">
            <text:p>8.4845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.68948" calcext:value-type="float">
            <text:p>7.6894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367" calcext:value-type="float">
            <text:p>0.0342367</text:p>
          </table:table-cell>
          <table:table-cell office:value-type="float" office:value="0.0362133" calcext:value-type="float">
            <text:p>0.0362133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612733" calcext:value-type="float">
            <text:p>0.0612733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1146" calcext:value-type="float">
            <text:p>0.0631146</text:p>
          </table:table-cell>
          <table:table-cell office:value-type="float" office:value="0.0615967" calcext:value-type="float">
            <text:p>0.0615967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8.62107" calcext:value-type="float">
            <text:p>8.62107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60213" calcext:value-type="float">
            <text:p>8.6021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.50338" calcext:value-type="float">
            <text:p>8.503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.69994" calcext:value-type="float">
            <text:p>7.6999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89867" calcext:value-type="float">
            <text:p>0.0389867</text:p>
          </table:table-cell>
          <table:table-cell office:value-type="float" office:value="0.0411167" calcext:value-type="float">
            <text:p>0.0411167</text:p>
          </table:table-cell>
          <table:table-cell office:value-type="float" office:value="0.0400934" calcext:value-type="float">
            <text:p>0.0400934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72177" calcext:value-type="float">
            <text:p>0.072177</text:p>
          </table:table-cell>
          <table:table-cell office:value-type="float" office:value="0.0700667" calcext:value-type="float">
            <text:p>0.0700667</text:p>
          </table:table-cell>
          <table:table-cell office:value-type="float" office:value="0.0745967" calcext:value-type="float">
            <text:p>0.0745967</text:p>
          </table:table-cell>
          <table:table-cell office:value-type="float" office:value="0.0721759" calcext:value-type="float">
            <text:p>0.0721759</text:p>
          </table:table-cell>
          <table:table-cell office:value-type="float" office:value="0.0700933" calcext:value-type="float">
            <text:p>0.0700933</text:p>
          </table:table-cell>
          <table:table-cell office:value-type="float" office:value="0.0740367" calcext:value-type="float">
            <text:p>0.074036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8.63043" calcext:value-type="float">
            <text:p>8.63043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6638" calcext:value-type="float">
            <text:p>8.663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74854" calcext:value-type="float">
            <text:p>7.7485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233" calcext:value-type="float">
            <text:p>0.0457233</text:p>
          </table:table-cell>
          <table:table-cell office:value-type="float" office:value="0.0450685" calcext:value-type="float">
            <text:p>0.0450685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810798" calcext:value-type="float">
            <text:p>0.0810798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826367" calcext:value-type="float">
            <text:p>0.0826367</text:p>
          </table:table-cell>
          <table:table-cell office:value-type="float" office:value="0.0810788" calcext:value-type="float">
            <text:p>0.0810788</text:p>
          </table:table-cell>
          <table:table-cell office:value-type="float" office:value="0.0792533" calcext:value-type="float">
            <text:p>0.0792533</text:p>
          </table:table-cell>
          <table:table-cell office:value-type="float" office:value="0.0831967" calcext:value-type="float">
            <text:p>0.0831967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8.66186" calcext:value-type="float">
            <text:p>8.66186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70364" calcext:value-type="float">
            <text:p>8.7036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56749" calcext:value-type="float">
            <text:p>8.5674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.76283" calcext:value-type="float">
            <text:p>7.7628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00772" calcext:value-type="float">
            <text:p>0.0500772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0880267" calcext:value-type="float">
            <text:p>0.0880267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900781" calcext:value-type="float">
            <text:p>0.0900781</text:p>
          </table:table-cell>
          <table:table-cell office:value-type="float" office:value="0.0871933" calcext:value-type="float">
            <text:p>0.0871933</text:p>
          </table:table-cell>
          <table:table-cell office:value-type="float" office:value="0.0923833" calcext:value-type="float">
            <text:p>0.092383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8.67398" calcext:value-type="float">
            <text:p>8.673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74458" calcext:value-type="float">
            <text:p>8.7445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58979" calcext:value-type="float">
            <text:p>8.5897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.79171" calcext:value-type="float">
            <text:p>7.7917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1533" calcext:value-type="float">
            <text:p>0.0541533</text:p>
          </table:table-cell>
          <table:table-cell office:value-type="float" office:value="0.0558567" calcext:value-type="float">
            <text:p>0.0558567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990448" calcext:value-type="float">
            <text:p>0.0990448</text:p>
          </table:table-cell>
          <table:table-cell office:value-type="float" office:value="0.0965533" calcext:value-type="float">
            <text:p>0.0965533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0990429" calcext:value-type="float">
            <text:p>0.0990429</text:p>
          </table:table-cell>
          <table:table-cell office:value-type="float" office:value="0.0960333" calcext:value-type="float">
            <text:p>0.0960333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8.68572" calcext:value-type="float">
            <text:p>8.6857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79922" calcext:value-type="float">
            <text:p>8.7992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62174" calcext:value-type="float">
            <text:p>8.6217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82598" calcext:value-type="float">
            <text:p>7.8259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85933" calcext:value-type="float">
            <text:p>0.0585933</text:p>
          </table:table-cell>
          <table:table-cell office:value-type="float" office:value="0.0612533" calcext:value-type="float">
            <text:p>0.0612533</text:p>
          </table:table-cell>
          <table:table-cell office:value-type="float" office:value="0.0600774" calcext:value-type="float">
            <text:p>0.0600774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110653" calcext:value-type="float">
            <text:p>0.110653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5353" calcext:value-type="float">
            <text:p>0.105353</text:p>
          </table:table-cell>
          <table:table-cell office:value-type="float" office:value="0.110423" calcext:value-type="float">
            <text:p>0.110423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8.70594" calcext:value-type="float">
            <text:p>8.70594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86344" calcext:value-type="float">
            <text:p>8.8634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.66157" calcext:value-type="float">
            <text:p>8.6615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.86641" calcext:value-type="float">
            <text:p>7.8664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41933" calcext:value-type="float">
            <text:p>0.0641933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115033" calcext:value-type="float">
            <text:p>0.115033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117102" calcext:value-type="float">
            <text:p>0.117102</text:p>
          </table:table-cell>
          <table:table-cell office:value-type="float" office:value="0.114093" calcext:value-type="float">
            <text:p>0.114093</text:p>
          </table:table-cell>
          <table:table-cell office:value-type="float" office:value="0.119353" calcext:value-type="float">
            <text:p>0.119353</text:p>
          </table:table-cell>
          <table:table-cell table:number-columns-repeated="2" office:value-type="float" office:value="1.79857" calcext:value-type="float">
            <text:p>1.79857</text:p>
          </table:table-cell>
          <table:table-cell office:value-type="float" office:value="8.73318" calcext:value-type="float">
            <text:p>8.73318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92085" calcext:value-type="float">
            <text:p>8.9208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69616" calcext:value-type="float">
            <text:p>8.6961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90419" calcext:value-type="float">
            <text:p>7.9041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433" calcext:value-type="float">
            <text:p>0.0692433</text:p>
          </table:table-cell>
          <table:table-cell office:value-type="float" office:value="0.0712167" calcext:value-type="float">
            <text:p>0.0712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237" calcext:value-type="float">
            <text:p>0.123237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8.75717" calcext:value-type="float">
            <text:p>8.7571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8.9699" calcext:value-type="float">
            <text:p>8.969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.71544" calcext:value-type="float">
            <text:p>8.7154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91779" calcext:value-type="float">
            <text:p>7.9177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7167" calcext:value-type="float">
            <text:p>0.0737167</text:p>
          </table:table-cell>
          <table:table-cell office:value-type="float" office:value="0.0760867" calcext:value-type="float">
            <text:p>0.0760867</text:p>
          </table:table-cell>
          <table:table-cell office:value-type="float" office:value="0.0750698" calcext:value-type="float">
            <text:p>0.0750698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34952" calcext:value-type="float">
            <text:p>0.134952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3744" calcext:value-type="float">
            <text:p>0.13744</text:p>
          </table:table-cell>
          <table:table-cell table:number-columns-repeated="2" office:value-type="float" office:value="1.79767" calcext:value-type="float">
            <text:p>1.79767</text:p>
          </table:table-cell>
          <table:table-cell office:value-type="float" office:value="8.76475" calcext:value-type="float">
            <text:p>8.76475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9.0402" calcext:value-type="float">
            <text:p>9.040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5412" calcext:value-type="float">
            <text:p>8.754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95766" calcext:value-type="float">
            <text:p>7.9576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8433" calcext:value-type="float">
            <text:p>0.0788433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43966" calcext:value-type="float">
            <text:p>0.143966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789" calcext:value-type="float">
            <text:p>8.789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9.10274" calcext:value-type="float">
            <text:p>9.1027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78452" calcext:value-type="float">
            <text:p>8.7845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98383" calcext:value-type="float">
            <text:p>7.9838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967" calcext:value-type="float">
            <text:p>0.0838967</text:p>
          </table:table-cell>
          <table:table-cell office:value-type="float" office:value="0.0865433" calcext:value-type="float">
            <text:p>0.0865433</text:p>
          </table:table-cell>
          <table:table-cell office:value-type="float" office:value="0.0850496" calcext:value-type="float">
            <text:p>0.085049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155307" calcext:value-type="float">
            <text:p>0.155307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8.80669" calcext:value-type="float">
            <text:p>8.80669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9.18028" calcext:value-type="float">
            <text:p>9.1802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.82364" calcext:value-type="float">
            <text:p>8.8236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.02526" calcext:value-type="float">
            <text:p>8.0252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1367" calcext:value-type="float">
            <text:p>0.0881367</text:p>
          </table:table-cell>
          <table:table-cell office:value-type="float" office:value="0.0912167" calcext:value-type="float">
            <text:p>0.0912167</text:p>
          </table:table-cell>
          <table:table-cell office:value-type="float" office:value="0.0900408" calcext:value-type="float">
            <text:p>0.0900408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33" calcext:value-type="float">
            <text:p>0.0910133</text:p>
          </table:table-cell>
          <table:table-cell office:value-type="float" office:value="0.161919" calcext:value-type="float">
            <text:p>0.161919</text:p>
          </table:table-cell>
          <table:table-cell office:value-type="float" office:value="0.158543" calcext:value-type="float">
            <text:p>0.158543</text:p>
          </table:table-cell>
          <table:table-cell office:value-type="float" office:value="0.16451" calcext:value-type="float">
            <text:p>0.16451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164217" calcext:value-type="float">
            <text:p>0.164217</text:p>
          </table:table-cell>
          <table:table-cell table:number-columns-repeated="2" office:value-type="float" office:value="1.7983" calcext:value-type="float">
            <text:p>1.7983</text:p>
          </table:table-cell>
          <table:table-cell office:value-type="float" office:value="8.83133" calcext:value-type="float">
            <text:p>8.83133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9.2585" calcext:value-type="float">
            <text:p>9.258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86166" calcext:value-type="float">
            <text:p>8.8616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05692" calcext:value-type="float">
            <text:p>8.0569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5867" calcext:value-type="float">
            <text:p>0.0965867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70904" calcext:value-type="float">
            <text:p>0.170904</text:p>
          </table:table-cell>
          <table:table-cell office:value-type="float" office:value="0.16843" calcext:value-type="float">
            <text:p>0.1684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0.17354" calcext:value-type="float">
            <text:p>0.17354</text:p>
          </table:table-cell>
          <table:table-cell office:value-type="float" office:value="1.79819" calcext:value-type="float">
            <text:p>1.79819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85492" calcext:value-type="float">
            <text:p>8.854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9.3266" calcext:value-type="float">
            <text:p>9.326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88852" calcext:value-type="float">
            <text:p>8.8885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08975" calcext:value-type="float">
            <text:p>8.0897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5767" calcext:value-type="float">
            <text:p>0.0985767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589" calcext:value-type="float">
            <text:p>0.17589</text:p>
          </table:table-cell>
          <table:table-cell office:value-type="float" office:value="0.182417" calcext:value-type="float">
            <text:p>0.182417</text:p>
          </table:table-cell>
          <table:table-cell office:value-type="float" office:value="1.7975" calcext:value-type="float">
            <text:p>1.7975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8.86893" calcext:value-type="float">
            <text:p>8.86893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9.41443" calcext:value-type="float">
            <text:p>9.41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92714" calcext:value-type="float">
            <text:p>8.927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12597" calcext:value-type="float">
            <text:p>8.1259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91207" calcext:value-type="float">
            <text:p>0.191207</text:p>
          </table:table-cell>
          <table:table-cell office:value-type="float" office:value="1.79782" calcext:value-type="float">
            <text:p>1.79782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8.89043" calcext:value-type="float">
            <text:p>8.89043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9.50889" calcext:value-type="float">
            <text:p>9.5088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96855" calcext:value-type="float">
            <text:p>8.9685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17161" calcext:value-type="float">
            <text:p>8.1716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111333" calcext:value-type="float">
            <text:p>0.111333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20158" calcext:value-type="float">
            <text:p>0.20158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8" calcext:value-type="float">
            <text:p>1.79848</text:p>
          </table:table-cell>
          <table:table-cell office:value-type="float" office:value="8.91608" calcext:value-type="float">
            <text:p>8.91608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9.61033" calcext:value-type="float">
            <text:p>9.6103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.99996" calcext:value-type="float">
            <text:p>8.9999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.20271" calcext:value-type="float">
            <text:p>8.2027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7" calcext:value-type="float">
            <text:p>0.113727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06856" calcext:value-type="float">
            <text:p>0.206856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21087" calcext:value-type="float">
            <text:p>0.2108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02647" calcext:value-type="float">
            <text:p>0.202647</text:p>
          </table:table-cell>
          <table:table-cell office:value-type="float" office:value="0.209093" calcext:value-type="float">
            <text:p>0.209093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8.92908" calcext:value-type="float">
            <text:p>8.9290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9.7111" calcext:value-type="float">
            <text:p>9.711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.03817" calcext:value-type="float">
            <text:p>9.0381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24997" calcext:value-type="float">
            <text:p>8.2499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613" calcext:value-type="float">
            <text:p>0.118613</text:p>
          </table:table-cell>
          <table:table-cell office:value-type="float" office:value="0.121213" calcext:value-type="float">
            <text:p>0.12121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12357" calcext:value-type="float">
            <text:p>0.212357</text:p>
          </table:table-cell>
          <table:table-cell office:value-type="float" office:value="0.218507" calcext:value-type="float">
            <text:p>0.218507</text:p>
          </table:table-cell>
          <table:table-cell table:number-columns-repeated="2" office:value-type="float" office:value="1.79853" calcext:value-type="float">
            <text:p>1.79853</text:p>
          </table:table-cell>
          <table:table-cell office:value-type="float" office:value="8.95069" calcext:value-type="float">
            <text:p>8.95069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9.82852" calcext:value-type="float">
            <text:p>9.8285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08338" calcext:value-type="float">
            <text:p>9.0833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.28369" calcext:value-type="float">
            <text:p>8.2836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228107" calcext:value-type="float">
            <text:p>0.228107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7" calcext:value-type="float">
            <text:p>0.2277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8.97632" calcext:value-type="float">
            <text:p>8.97632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9.93633" calcext:value-type="float">
            <text:p>9.9363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11697" calcext:value-type="float">
            <text:p>9.1169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.31695" calcext:value-type="float">
            <text:p>8.3169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233857" calcext:value-type="float">
            <text:p>0.23385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237133" calcext:value-type="float">
            <text:p>0.237133</text:p>
          </table:table-cell>
          <table:table-cell office:value-type="float" office:value="0.233859" calcext:value-type="float">
            <text:p>0.233859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0.236783" calcext:value-type="float">
            <text:p>0.236783</text:p>
          </table:table-cell>
          <table:table-cell table:number-columns-repeated="2" office:value-type="float" office:value="1.79906" calcext:value-type="float">
            <text:p>1.79906</text:p>
          </table:table-cell>
          <table:table-cell office:value-type="float" office:value="8.9911" calcext:value-type="float">
            <text:p>8.9911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0.0813" calcext:value-type="float">
            <text:p>10.081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16107" calcext:value-type="float">
            <text:p>9.1610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.36036" calcext:value-type="float">
            <text:p>8.3603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36793" calcext:value-type="float">
            <text:p>0.13679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858" calcext:value-type="float">
            <text:p>0.23858</text:p>
          </table:table-cell>
          <table:table-cell office:value-type="float" office:value="0.24574" calcext:value-type="float">
            <text:p>0.24574</text:p>
          </table:table-cell>
          <table:table-cell table:number-columns-repeated="2" office:value-type="float" office:value="1.7996" calcext:value-type="float">
            <text:p>1.7996</text:p>
          </table:table-cell>
          <table:table-cell office:value-type="float" office:value="9.01468" calcext:value-type="float">
            <text:p>9.01468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0.2258" calcext:value-type="float">
            <text:p>10.225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.2041" calcext:value-type="float">
            <text:p>9.204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40467" calcext:value-type="float">
            <text:p>8.4046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39992" calcext:value-type="float">
            <text:p>0.139992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248517" calcext:value-type="float">
            <text:p>0.248517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5123" calcext:value-type="float">
            <text:p>0.255123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1.79961" calcext:value-type="float">
            <text:p>1.79961</text:p>
          </table:table-cell>
          <table:table-cell office:value-type="float" office:value="9.03689" calcext:value-type="float">
            <text:p>9.03689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0.3676" calcext:value-type="float">
            <text:p>10.36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23992" calcext:value-type="float">
            <text:p>9.2399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44277" calcext:value-type="float">
            <text:p>8.4427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7767" calcext:value-type="float">
            <text:p>0.257767</text:p>
          </table:table-cell>
          <table:table-cell office:value-type="float" office:value="0.264273" calcext:value-type="float">
            <text:p>0.26427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5497" calcext:value-type="float">
            <text:p>0.255497</text:p>
          </table:table-cell>
          <table:table-cell office:value-type="float" office:value="0.264327" calcext:value-type="float">
            <text:p>0.264327</text:p>
          </table:table-cell>
          <table:table-cell table:number-columns-repeated="2" office:value-type="float" office:value="1.79996" calcext:value-type="float">
            <text:p>1.79996</text:p>
          </table:table-cell>
          <table:table-cell office:value-type="float" office:value="9.05063" calcext:value-type="float">
            <text:p>9.05063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0.5703" calcext:value-type="float">
            <text:p>10.570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29502" calcext:value-type="float">
            <text:p>9.2950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4964" calcext:value-type="float">
            <text:p>8.496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151693" calcext:value-type="float">
            <text:p>0.151693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0.265633" calcext:value-type="float">
            <text:p>0.265633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0.270076" calcext:value-type="float">
            <text:p>0.270076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73943" calcext:value-type="float">
            <text:p>0.273943</text:p>
          </table:table-cell>
          <table:table-cell office:value-type="float" office:value="1.80072" calcext:value-type="float">
            <text:p>1.80072</text:p>
          </table:table-cell>
          <table:table-cell office:value-type="float" office:value="1.80073" calcext:value-type="float">
            <text:p>1.80073</text:p>
          </table:table-cell>
          <table:table-cell office:value-type="float" office:value="9.08246" calcext:value-type="float">
            <text:p>9.08246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0.7565" calcext:value-type="float">
            <text:p>10.756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.33612" calcext:value-type="float">
            <text:p>9.3361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.53501" calcext:value-type="float">
            <text:p>8.5350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83" calcext:value-type="float">
            <text:p>0.153983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3" calcext:value-type="float">
            <text:p>0.153453</text:p>
          </table:table-cell>
          <table:table-cell office:value-type="float" office:value="0.15676" calcext:value-type="float">
            <text:p>0.15676</text:p>
          </table:table-cell>
          <table:table-cell office:value-type="float" office:value="0.279055" calcext:value-type="float">
            <text:p>0.279055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282653" calcext:value-type="float">
            <text:p>0.282653</text:p>
          </table:table-cell>
          <table:table-cell office:value-type="float" office:value="0.279058" calcext:value-type="float">
            <text:p>0.279058</text:p>
          </table:table-cell>
          <table:table-cell office:value-type="float" office:value="0.272983" calcext:value-type="float">
            <text:p>0.272983</text:p>
          </table:table-cell>
          <table:table-cell office:value-type="float" office:value="0.282687" calcext:value-type="float">
            <text:p>0.282687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1.80081" calcext:value-type="float">
            <text:p>1.80081</text:p>
          </table:table-cell>
          <table:table-cell office:value-type="float" office:value="9.09879" calcext:value-type="float">
            <text:p>9.09879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0.9606" calcext:value-type="float">
            <text:p>10.9606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.38384" calcext:value-type="float">
            <text:p>9.3838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8.58053" calcext:value-type="float">
            <text:p>8.5805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3" calcext:value-type="float">
            <text:p>0.161853</text:p>
          </table:table-cell>
          <table:table-cell office:value-type="float" office:value="0.288068" calcext:value-type="float">
            <text:p>0.288068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82833" calcext:value-type="float">
            <text:p>0.282833</text:p>
          </table:table-cell>
          <table:table-cell office:value-type="float" office:value="0.292407" calcext:value-type="float">
            <text:p>0.292407</text:p>
          </table:table-cell>
          <table:table-cell office:value-type="float" office:value="1.80072" calcext:value-type="float">
            <text:p>1.80072</text:p>
          </table:table-cell>
          <table:table-cell office:value-type="float" office:value="1.80073" calcext:value-type="float">
            <text:p>1.80073</text:p>
          </table:table-cell>
          <table:table-cell office:value-type="float" office:value="9.12184" calcext:value-type="float">
            <text:p>9.12184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1.2128" calcext:value-type="float">
            <text:p>11.2128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9.43015" calcext:value-type="float">
            <text:p>9.4301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.62863" calcext:value-type="float">
            <text:p>8.6286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166513" calcext:value-type="float">
            <text:p>0.166513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3" calcext:value-type="float">
            <text:p>0.1668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383" calcext:value-type="float">
            <text:p>0.29383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297157" calcext:value-type="float">
            <text:p>0.297157</text:p>
          </table:table-cell>
          <table:table-cell office:value-type="float" office:value="0.292293" calcext:value-type="float">
            <text:p>0.292293</text:p>
          </table:table-cell>
          <table:table-cell office:value-type="float" office:value="0.30163" calcext:value-type="float">
            <text:p>0.30163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9.14206" calcext:value-type="float">
            <text:p>9.1420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1.4714" calcext:value-type="float">
            <text:p>11.47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9.48239" calcext:value-type="float">
            <text:p>9.4823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.6819" calcext:value-type="float">
            <text:p>8.681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587" calcext:value-type="float">
            <text:p>0.168587</text:p>
          </table:table-cell>
          <table:table-cell office:value-type="float" office:value="0.171523" calcext:value-type="float">
            <text:p>0.171523</text:p>
          </table:table-cell>
          <table:table-cell office:value-type="float" office:value="0.170009" calcext:value-type="float">
            <text:p>0.170009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.171587" calcext:value-type="float">
            <text:p>0.171587</text:p>
          </table:table-cell>
          <table:table-cell office:value-type="float" office:value="0.306168" calcext:value-type="float">
            <text:p>0.306168</text:p>
          </table:table-cell>
          <table:table-cell office:value-type="float" office:value="0.30249" calcext:value-type="float">
            <text:p>0.30249</text:p>
          </table:table-cell>
          <table:table-cell office:value-type="float" office:value="0.30979" calcext:value-type="float">
            <text:p>0.30979</text:p>
          </table:table-cell>
          <table:table-cell office:value-type="float" office:value="0.306171" calcext:value-type="float">
            <text:p>0.306171</text:p>
          </table:table-cell>
          <table:table-cell office:value-type="float" office:value="0.302127" calcext:value-type="float">
            <text:p>0.302127</text:p>
          </table:table-cell>
          <table:table-cell office:value-type="float" office:value="0.310363" calcext:value-type="float">
            <text:p>0.310363</text:p>
          </table:table-cell>
          <table:table-cell office:value-type="float" office:value="1.80091" calcext:value-type="float">
            <text:p>1.80091</text:p>
          </table:table-cell>
          <table:table-cell office:value-type="float" office:value="1.80092" calcext:value-type="float">
            <text:p>1.80092</text:p>
          </table:table-cell>
          <table:table-cell office:value-type="float" office:value="9.16629" calcext:value-type="float">
            <text:p>9.16629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1.7635" calcext:value-type="float">
            <text:p>11.763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9.52119" calcext:value-type="float">
            <text:p>9.5211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162" calcext:value-type="float">
            <text:p>8.716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0.175016" calcext:value-type="float">
            <text:p>0.175016</text:p>
          </table:table-cell>
          <table:table-cell office:value-type="float" office:value="0.173327" calcext:value-type="float">
            <text:p>0.173327</text:p>
          </table:table-cell>
          <table:table-cell office:value-type="float" office:value="0.176313" calcext:value-type="float">
            <text:p>0.176313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319467" calcext:value-type="float">
            <text:p>0.319467</text:p>
          </table:table-cell>
          <table:table-cell office:value-type="float" office:value="0.315162" calcext:value-type="float">
            <text:p>0.315162</text:p>
          </table:table-cell>
          <table:table-cell office:value-type="float" office:value="0.31063" calcext:value-type="float">
            <text:p>0.31063</text:p>
          </table:table-cell>
          <table:table-cell office:value-type="float" office:value="0.31889" calcext:value-type="float">
            <text:p>0.31889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6" calcext:value-type="float">
            <text:p>1.80076</text:p>
          </table:table-cell>
          <table:table-cell office:value-type="float" office:value="9.17985" calcext:value-type="float">
            <text:p>9.1798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2.1409" calcext:value-type="float">
            <text:p>12.1409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9.57874" calcext:value-type="float">
            <text:p>9.5787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.78065" calcext:value-type="float">
            <text:p>8.7806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163" calcext:value-type="float">
            <text:p>0.178163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8" calcext:value-type="float">
            <text:p>0.18138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0.327567" calcext:value-type="float">
            <text:p>0.327567</text:p>
          </table:table-cell>
          <table:table-cell office:value-type="float" office:value="0.32418" calcext:value-type="float">
            <text:p>0.32418</text:p>
          </table:table-cell>
          <table:table-cell office:value-type="float" office:value="0.31987" calcext:value-type="float">
            <text:p>0.31987</text:p>
          </table:table-cell>
          <table:table-cell office:value-type="float" office:value="0.328887" calcext:value-type="float">
            <text:p>0.328887</text:p>
          </table:table-cell>
          <table:table-cell office:value-type="float" office:value="1.80068" calcext:value-type="float">
            <text:p>1.80068</text:p>
          </table:table-cell>
          <table:table-cell office:value-type="float" office:value="1.80066" calcext:value-type="float">
            <text:p>1.80066</text:p>
          </table:table-cell>
          <table:table-cell office:value-type="float" office:value="9.20467" calcext:value-type="float">
            <text:p>9.20467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2.5178" calcext:value-type="float">
            <text:p>12.517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9.63446" calcext:value-type="float">
            <text:p>9.6344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82968" calcext:value-type="float">
            <text:p>8.8296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1" calcext:value-type="float">
            <text:p>0.18504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6537" calcext:value-type="float">
            <text:p>0.186537</text:p>
          </table:table-cell>
          <table:table-cell office:value-type="float" office:value="0.185043" calcext:value-type="float">
            <text:p>0.185043</text:p>
          </table:table-cell>
          <table:table-cell office:value-type="float" office:value="0.183427" calcext:value-type="float">
            <text:p>0.183427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333243" calcext:value-type="float">
            <text:p>0.333243</text:p>
          </table:table-cell>
          <table:table-cell office:value-type="float" office:value="0.328527" calcext:value-type="float">
            <text:p>0.328527</text:p>
          </table:table-cell>
          <table:table-cell office:value-type="float" office:value="0.338413" calcext:value-type="float">
            <text:p>0.338413</text:p>
          </table:table-cell>
          <table:table-cell table:number-columns-repeated="2" office:value-type="float" office:value="1.80089" calcext:value-type="float">
            <text:p>1.80089</text:p>
          </table:table-cell>
          <table:table-cell office:value-type="float" office:value="9.22874" calcext:value-type="float">
            <text:p>9.22874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3.0398" calcext:value-type="float">
            <text:p>13.0398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9.69032" calcext:value-type="float">
            <text:p>9.6903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89145" calcext:value-type="float">
            <text:p>8.8914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987" calcext:value-type="float">
            <text:p>0.188987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73" calcext:value-type="float">
            <text:p>0.188573</text:p>
          </table:table-cell>
          <table:table-cell office:value-type="float" office:value="0.19178" calcext:value-type="float">
            <text:p>0.19178</text:p>
          </table:table-cell>
          <table:table-cell office:value-type="float" office:value="0.342298" calcext:value-type="float">
            <text:p>0.34229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42303" calcext:value-type="float">
            <text:p>0.342303</text:p>
          </table:table-cell>
          <table:table-cell office:value-type="float" office:value="0.338323" calcext:value-type="float">
            <text:p>0.338323</text:p>
          </table:table-cell>
          <table:table-cell office:value-type="float" office:value="0.347433" calcext:value-type="float">
            <text:p>0.347433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9.2485" calcext:value-type="float">
            <text:p>9.2485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3.5838" calcext:value-type="float">
            <text:p>13.5838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9.75091" calcext:value-type="float">
            <text:p>9.7509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94739" calcext:value-type="float">
            <text:p>8.9473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7" calcext:value-type="float">
            <text:p>0.195077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195076" calcext:value-type="float">
            <text:p>0.195076</text:p>
          </table:table-cell>
          <table:table-cell office:value-type="float" office:value="0.193573" calcext:value-type="float">
            <text:p>0.193573</text:p>
          </table:table-cell>
          <table:table-cell office:value-type="float" office:value="0.19686" calcext:value-type="float">
            <text:p>0.19686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137" calcext:value-type="float">
            <text:p>0.35137</text:p>
          </table:table-cell>
          <table:table-cell office:value-type="float" office:value="0.347387" calcext:value-type="float">
            <text:p>0.347387</text:p>
          </table:table-cell>
          <table:table-cell office:value-type="float" office:value="0.357227" calcext:value-type="float">
            <text:p>0.357227</text:p>
          </table:table-cell>
          <table:table-cell office:value-type="float" office:value="1.8012" calcext:value-type="float">
            <text:p>1.8012</text:p>
          </table:table-cell>
          <table:table-cell office:value-type="float" office:value="1.80119" calcext:value-type="float">
            <text:p>1.80119</text:p>
          </table:table-cell>
          <table:table-cell office:value-type="float" office:value="9.27435" calcext:value-type="float">
            <text:p>9.2743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4.2473" calcext:value-type="float">
            <text:p>14.2473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9.80583" calcext:value-type="float">
            <text:p>9.8058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9.00945" calcext:value-type="float">
            <text:p>9.0094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200079" calcext:value-type="float">
            <text:p>0.200079</text:p>
          </table:table-cell>
          <table:table-cell office:value-type="float" office:value="0.19815" calcext:value-type="float">
            <text:p>0.19815</text:p>
          </table:table-cell>
          <table:table-cell office:value-type="float" office:value="0.20204" calcext:value-type="float">
            <text:p>0.20204</text:p>
          </table:table-cell>
          <table:table-cell office:value-type="float" office:value="0.360248" calcext:value-type="float">
            <text:p>0.360248</text:p>
          </table:table-cell>
          <table:table-cell office:value-type="float" office:value="0.356233" calcext:value-type="float">
            <text:p>0.356233</text:p>
          </table:table-cell>
          <table:table-cell office:value-type="float" office:value="0.365297" calcext:value-type="float">
            <text:p>0.365297</text:p>
          </table:table-cell>
          <table:table-cell office:value-type="float" office:value="0.360253" calcext:value-type="float">
            <text:p>0.360253</text:p>
          </table:table-cell>
          <table:table-cell office:value-type="float" office:value="0.35567" calcext:value-type="float">
            <text:p>0.35567</text:p>
          </table:table-cell>
          <table:table-cell office:value-type="float" office:value="0.366523" calcext:value-type="float">
            <text:p>0.366523</text:p>
          </table:table-cell>
          <table:table-cell table:number-columns-repeated="2" office:value-type="float" office:value="1.80055" calcext:value-type="float">
            <text:p>1.80055</text:p>
          </table:table-cell>
          <table:table-cell office:value-type="float" office:value="9.29343" calcext:value-type="float">
            <text:p>9.29343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5.0121" calcext:value-type="float">
            <text:p>15.0121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9.87179" calcext:value-type="float">
            <text:p>9.8717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9.07344" calcext:value-type="float">
            <text:p>9.0734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206777" calcext:value-type="float">
            <text:p>0.206777</text:p>
          </table:table-cell>
          <table:table-cell office:value-type="float" office:value="0.205077" calcext:value-type="float">
            <text:p>0.205077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20712" calcext:value-type="float">
            <text:p>0.20712</text:p>
          </table:table-cell>
          <table:table-cell office:value-type="float" office:value="0.369223" calcext:value-type="float">
            <text:p>0.369223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2783" calcext:value-type="float">
            <text:p>0.372783</text:p>
          </table:table-cell>
          <table:table-cell office:value-type="float" office:value="0.369217" calcext:value-type="float">
            <text:p>0.369217</text:p>
          </table:table-cell>
          <table:table-cell office:value-type="float" office:value="0.364583" calcext:value-type="float">
            <text:p>0.364583</text:p>
          </table:table-cell>
          <table:table-cell office:value-type="float" office:value="0.376" calcext:value-type="float">
            <text:p>0.376</text:p>
          </table:table-cell>
          <table:table-cell office:value-type="float" office:value="1.80038" calcext:value-type="float">
            <text:p>1.80038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9.3168" calcext:value-type="float">
            <text:p>9.3168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6.0947" calcext:value-type="float">
            <text:p>16.0947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9.94258" calcext:value-type="float">
            <text:p>9.9425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.14327" calcext:value-type="float">
            <text:p>9.1432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73" calcext:value-type="float">
            <text:p>0.2081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23" calcext:value-type="float">
            <text:p>0.208123</text:p>
          </table:table-cell>
          <table:table-cell office:value-type="float" office:value="0.21234" calcext:value-type="float">
            <text:p>0.21234</text:p>
          </table:table-cell>
          <table:table-cell office:value-type="float" office:value="0.378256" calcext:value-type="float">
            <text:p>0.378256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378254" calcext:value-type="float">
            <text:p>0.378254</text:p>
          </table:table-cell>
          <table:table-cell office:value-type="float" office:value="0.373963" calcext:value-type="float">
            <text:p>0.373963</text:p>
          </table:table-cell>
          <table:table-cell office:value-type="float" office:value="0.38594" calcext:value-type="float">
            <text:p>0.38594</text:p>
          </table:table-cell>
          <table:table-cell table:number-columns-repeated="2" office:value-type="float" office:value="1.80062" calcext:value-type="float">
            <text:p>1.80062</text:p>
          </table:table-cell>
          <table:table-cell office:value-type="float" office:value="9.34211" calcext:value-type="float">
            <text:p>9.34211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17.4557" calcext:value-type="float">
            <text:p>17.4557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10.0164" calcext:value-type="float">
            <text:p>10.016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.22039" calcext:value-type="float">
            <text:p>9.2203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277" calcext:value-type="float">
            <text:p>0.213277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15032" calcext:value-type="float">
            <text:p>0.21503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1719" calcext:value-type="float">
            <text:p>0.21719</text:p>
          </table:table-cell>
          <table:table-cell office:value-type="float" office:value="0.387101" calcext:value-type="float">
            <text:p>0.387101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0.3871" calcext:value-type="float">
            <text:p>0.3871</text:p>
          </table:table-cell>
          <table:table-cell office:value-type="float" office:value="0.38343" calcext:value-type="float">
            <text:p>0.38343</text:p>
          </table:table-cell>
          <table:table-cell office:value-type="float" office:value="0.394253" calcext:value-type="float">
            <text:p>0.39425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2" calcext:value-type="float">
            <text:p>1.8002</text:p>
          </table:table-cell>
          <table:table-cell office:value-type="float" office:value="9.36925" calcext:value-type="float">
            <text:p>9.36925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19.1906" calcext:value-type="float">
            <text:p>19.1906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0.0782" calcext:value-type="float">
            <text:p>10.078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9.28068" calcext:value-type="float">
            <text:p>9.2806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28" calcext:value-type="float">
            <text:p>0.220028</text:p>
          </table:table-cell>
          <table:table-cell office:value-type="float" office:value="0.217783" calcext:value-type="float">
            <text:p>0.217783</text:p>
          </table:table-cell>
          <table:table-cell office:value-type="float" office:value="0.221743" calcext:value-type="float">
            <text:p>0.221743</text:p>
          </table:table-cell>
          <table:table-cell office:value-type="float" office:value="0.220029" calcext:value-type="float">
            <text:p>0.220029</text:p>
          </table:table-cell>
          <table:table-cell office:value-type="float" office:value="0.218263" calcext:value-type="float">
            <text:p>0.218263</text:p>
          </table:table-cell>
          <table:table-cell office:value-type="float" office:value="0.222353" calcext:value-type="float">
            <text:p>0.222353</text:p>
          </table:table-cell>
          <table:table-cell office:value-type="float" office:value="0.396088" calcext:value-type="float">
            <text:p>0.396088</text:p>
          </table:table-cell>
          <table:table-cell office:value-type="float" office:value="0.390813" calcext:value-type="float">
            <text:p>0.390813</text:p>
          </table:table-cell>
          <table:table-cell office:value-type="float" office:value="0.39951" calcext:value-type="float">
            <text:p>0.39951</text:p>
          </table:table-cell>
          <table:table-cell office:value-type="float" office:value="0.396093" calcext:value-type="float">
            <text:p>0.396093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404153" calcext:value-type="float">
            <text:p>0.404153</text:p>
          </table:table-cell>
          <table:table-cell office:value-type="float" office:value="1.80017" calcext:value-type="float">
            <text:p>1.80017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9.38592" calcext:value-type="float">
            <text:p>9.38592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1.4616" calcext:value-type="float">
            <text:p>21.4616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10.1541" calcext:value-type="float">
            <text:p>10.15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.35442" calcext:value-type="float">
            <text:p>9.3544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225025" calcext:value-type="float">
            <text:p>0.225025</text:p>
          </table:table-cell>
          <table:table-cell office:value-type="float" office:value="0.223227" calcext:value-type="float">
            <text:p>0.223227</text:p>
          </table:table-cell>
          <table:table-cell office:value-type="float" office:value="0.227307" calcext:value-type="float">
            <text:p>0.227307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9987" calcext:value-type="float">
            <text:p>0.409987</text:p>
          </table:table-cell>
          <table:table-cell office:value-type="float" office:value="0.405061" calcext:value-type="float">
            <text:p>0.405061</text:p>
          </table:table-cell>
          <table:table-cell office:value-type="float" office:value="0.400923" calcext:value-type="float">
            <text:p>0.400923</text:p>
          </table:table-cell>
          <table:table-cell office:value-type="float" office:value="0.413187" calcext:value-type="float">
            <text:p>0.413187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0007" calcext:value-type="float">
            <text:p>1.80007</text:p>
          </table:table-cell>
          <table:table-cell office:value-type="float" office:value="9.41116" calcext:value-type="float">
            <text:p>9.41116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25.1566" calcext:value-type="float">
            <text:p>25.1566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10.2386" calcext:value-type="float">
            <text:p>10.238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.43979" calcext:value-type="float">
            <text:p>9.4397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021" calcext:value-type="float">
            <text:p>0.230021</text:p>
          </table:table-cell>
          <table:table-cell office:value-type="float" office:value="0.227957" calcext:value-type="float">
            <text:p>0.227957</text:p>
          </table:table-cell>
          <table:table-cell office:value-type="float" office:value="0.231717" calcext:value-type="float">
            <text:p>0.231717</text:p>
          </table:table-cell>
          <table:table-cell office:value-type="float" office:value="0.230012" calcext:value-type="float">
            <text:p>0.230012</text:p>
          </table:table-cell>
          <table:table-cell office:value-type="float" office:value="0.22814" calcext:value-type="float">
            <text:p>0.22814</text:p>
          </table:table-cell>
          <table:table-cell office:value-type="float" office:value="0.232217" calcext:value-type="float">
            <text:p>0.232217</text:p>
          </table:table-cell>
          <table:table-cell office:value-type="float" office:value="0.413976" calcext:value-type="float">
            <text:p>0.413976</text:p>
          </table:table-cell>
          <table:table-cell office:value-type="float" office:value="0.409087" calcext:value-type="float">
            <text:p>0.409087</text:p>
          </table:table-cell>
          <table:table-cell office:value-type="float" office:value="0.41777" calcext:value-type="float">
            <text:p>0.41777</text:p>
          </table:table-cell>
          <table:table-cell office:value-type="float" office:value="0.413964" calcext:value-type="float">
            <text:p>0.413964</text:p>
          </table:table-cell>
          <table:table-cell office:value-type="float" office:value="0.40932" calcext:value-type="float">
            <text:p>0.40932</text:p>
          </table:table-cell>
          <table:table-cell office:value-type="float" office:value="0.422017" calcext:value-type="float">
            <text:p>0.422017</text:p>
          </table:table-cell>
          <table:table-cell office:value-type="float" office:value="1.79973" calcext:value-type="float">
            <text:p>1.79973</text:p>
          </table:table-cell>
          <table:table-cell office:value-type="float" office:value="1.79975" calcext:value-type="float">
            <text:p>1.79975</text:p>
          </table:table-cell>
          <table:table-cell office:value-type="float" office:value="9.43557" calcext:value-type="float">
            <text:p>9.43557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31.3392" calcext:value-type="float">
            <text:p>31.3392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10.3096" calcext:value-type="float">
            <text:p>10.309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51144" calcext:value-type="float">
            <text:p>9.5114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28" calcext:value-type="float">
            <text:p>0.235028</text:p>
          </table:table-cell>
          <table:table-cell office:value-type="float" office:value="0.23363" calcext:value-type="float">
            <text:p>0.23363</text:p>
          </table:table-cell>
          <table:table-cell office:value-type="float" office:value="0.236853" calcext:value-type="float">
            <text:p>0.236853</text:p>
          </table:table-cell>
          <table:table-cell office:value-type="float" office:value="0.235016" calcext:value-type="float">
            <text:p>0.235016</text:p>
          </table:table-cell>
          <table:table-cell office:value-type="float" office:value="0.233273" calcext:value-type="float">
            <text:p>0.233273</text:p>
          </table:table-cell>
          <table:table-cell office:value-type="float" office:value="0.23705" calcext:value-type="float">
            <text:p>0.23705</text:p>
          </table:table-cell>
          <table:table-cell office:value-type="float" office:value="0.423043" calcext:value-type="float">
            <text:p>0.423043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42848" calcext:value-type="float">
            <text:p>0.42848</text:p>
          </table:table-cell>
          <table:table-cell office:value-type="float" office:value="0.423022" calcext:value-type="float">
            <text:p>0.423022</text:p>
          </table:table-cell>
          <table:table-cell office:value-type="float" office:value="0.41757" calcext:value-type="float">
            <text:p>0.41757</text:p>
          </table:table-cell>
          <table:table-cell office:value-type="float" office:value="0.43093" calcext:value-type="float">
            <text:p>0.4309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9.45214" calcext:value-type="float">
            <text:p>9.4521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55.5226" calcext:value-type="float">
            <text:p>55.5226</text:p>
          </table:table-cell>
          <table:table-cell office:value-type="float" office:value="1" calcext:value-type="float">
            <text:p>1</text:p>
          </table:table-cell>
          <table:table-cell office:value-type="float" office:value="1517" calcext:value-type="float">
            <text:p>1517</text:p>
          </table:table-cell>
          <table:table-cell office:value-type="float" office:value="10.4138" calcext:value-type="float">
            <text:p>10.413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.61343" calcext:value-type="float">
            <text:p>9.6134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08" calcext:value-type="float">
            <text:p>0.240008</text:p>
          </table:table-cell>
          <table:table-cell office:value-type="float" office:value="0.238818" calcext:value-type="float">
            <text:p>0.238818</text:p>
          </table:table-cell>
          <table:table-cell office:value-type="float" office:value="0.24166" calcext:value-type="float">
            <text:p>0.24166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0.43742" calcext:value-type="float">
            <text:p>0.43742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9.48262" calcext:value-type="float">
            <text:p>9.48262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1287.53" calcext:value-type="float">
            <text:p>1287.53</text:p>
          </table:table-cell>
          <table:table-cell office:value-type="float" office:value="1" calcext:value-type="float">
            <text:p>1</text:p>
          </table:table-cell>
          <table:table-cell office:value-type="float" office:value="34951" calcext:value-type="float">
            <text:p>34951</text:p>
          </table:table-cell>
          <table:table-cell office:value-type="float" office:value="10.4892" calcext:value-type="float">
            <text:p>10.489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.68168" calcext:value-type="float">
            <text:p>9.6816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4976" calcext:value-type="float">
            <text:p>0.244976</text:p>
          </table:table-cell>
          <table:table-cell office:value-type="float" office:value="0.243963" calcext:value-type="float">
            <text:p>0.243963</text:p>
          </table:table-cell>
          <table:table-cell office:value-type="float" office:value="0.245941" calcext:value-type="float">
            <text:p>0.245941</text:p>
          </table:table-cell>
          <table:table-cell office:value-type="float" office:value="0.244589" calcext:value-type="float">
            <text:p>0.244589</text:p>
          </table:table-cell>
          <table:table-cell office:value-type="float" office:value="0.243303" calcext:value-type="float">
            <text:p>0.243303</text:p>
          </table:table-cell>
          <table:table-cell office:value-type="float" office:value="0.246271" calcext:value-type="float">
            <text:p>0.246271</text:p>
          </table:table-cell>
          <table:table-cell office:value-type="float" office:value="0.441038" calcext:value-type="float">
            <text:p>0.441038</text:p>
          </table:table-cell>
          <table:table-cell office:value-type="float" office:value="0.43807" calcext:value-type="float">
            <text:p>0.43807</text:p>
          </table:table-cell>
          <table:table-cell office:value-type="float" office:value="0.444009" calcext:value-type="float">
            <text:p>0.444009</text:p>
          </table:table-cell>
          <table:table-cell office:value-type="float" office:value="0.440336" calcext:value-type="float">
            <text:p>0.440336</text:p>
          </table:table-cell>
          <table:table-cell office:value-type="float" office:value="0.436086" calcext:value-type="float">
            <text:p>0.436086</text:p>
          </table:table-cell>
          <table:table-cell office:value-type="float" office:value="0.444706" calcext:value-type="float">
            <text:p>0.444706</text:p>
          </table:table-cell>
          <table:table-cell office:value-type="float" office:value="1.80033" calcext:value-type="float">
            <text:p>1.80033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9.49866" calcext:value-type="float">
            <text:p>9.49866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8.32185" calcext:value-type="float">
            <text:p>8.3218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31228" calcext:value-type="float">
            <text:p>8.312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557" calcext:value-type="float">
            <text:p>7.5255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895208" calcext:value-type="float">
            <text:p>0.00895208</text:p>
          </table:table-cell>
          <table:table-cell office:value-type="float" office:value="0.00824333" calcext:value-type="float">
            <text:p>0.0082433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1.7926" calcext:value-type="float">
            <text:p>1.7926</text:p>
          </table:table-cell>
          <table:table-cell office:value-type="float" office:value="1.79266" calcext:value-type="float">
            <text:p>1.79266</text:p>
          </table:table-cell>
          <table:table-cell office:value-type="float" office:value="8.51066" calcext:value-type="float">
            <text:p>8.5106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34625" calcext:value-type="float">
            <text:p>8.3462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.32593" calcext:value-type="float">
            <text:p>8.3259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2543" calcext:value-type="float">
            <text:p>7.5254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2333" calcext:value-type="float">
            <text:p>0.0096233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72933" calcext:value-type="float">
            <text:p>0.0172933</text:p>
          </table:table-cell>
          <table:table-cell office:value-type="float" office:value="0.0192367" calcext:value-type="float">
            <text:p>0.0192367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90833" calcext:value-type="float">
            <text:p>0.0190833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.80267" calcext:value-type="float">
            <text:p>1.80267</text:p>
          </table:table-cell>
          <table:table-cell office:value-type="float" office:value="8.50526" calcext:value-type="float">
            <text:p>8.5052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40266" calcext:value-type="float">
            <text:p>8.4026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.37309" calcext:value-type="float">
            <text:p>8.373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7237" calcext:value-type="float">
            <text:p>7.572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233" calcext:value-type="float">
            <text:p>0.0145233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9333" calcext:value-type="float">
            <text:p>0.0259333</text:p>
          </table:table-cell>
          <table:table-cell office:value-type="float" office:value="0.0284833" calcext:value-type="float">
            <text:p>0.0284833</text:p>
          </table:table-cell>
          <table:table-cell office:value-type="float" office:value="0.0270399" calcext:value-type="float">
            <text:p>0.027039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85367" calcext:value-type="float">
            <text:p>0.0285367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8.54786" calcext:value-type="float">
            <text:p>8.54786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4285" calcext:value-type="float">
            <text:p>8.428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.38627" calcext:value-type="float">
            <text:p>8.3862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.59414" calcext:value-type="float">
            <text:p>7.594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867" calcext:value-type="float">
            <text:p>0.019486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0579" calcext:value-type="float">
            <text:p>0.0360579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0.0372567" calcext:value-type="float">
            <text:p>0.0372567</text:p>
          </table:table-cell>
          <table:table-cell office:value-type="float" office:value="0.0360582" calcext:value-type="float">
            <text:p>0.0360582</text:p>
          </table:table-cell>
          <table:table-cell office:value-type="float" office:value="0.0339367" calcext:value-type="float">
            <text:p>0.0339367</text:p>
          </table:table-cell>
          <table:table-cell office:value-type="float" office:value="0.0374867" calcext:value-type="float">
            <text:p>0.0374867</text:p>
          </table:table-cell>
          <table:table-cell office:value-type="float" office:value="1.79723" calcext:value-type="float">
            <text:p>1.79723</text:p>
          </table:table-cell>
          <table:table-cell office:value-type="float" office:value="1.79725" calcext:value-type="float">
            <text:p>1.79725</text:p>
          </table:table-cell>
          <table:table-cell office:value-type="float" office:value="8.55441" calcext:value-type="float">
            <text:p>8.55441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48001" calcext:value-type="float">
            <text:p>8.4800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.42359" calcext:value-type="float">
            <text:p>8.4235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62306" calcext:value-type="float">
            <text:p>7.623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57333" calcext:value-type="float">
            <text:p>0.0257333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51318" calcext:value-type="float">
            <text:p>0.0451318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464533" calcext:value-type="float">
            <text:p>0.0464533</text:p>
          </table:table-cell>
          <table:table-cell office:value-type="float" office:value="0.0451312" calcext:value-type="float">
            <text:p>0.0451312</text:p>
          </table:table-cell>
          <table:table-cell office:value-type="float" office:value="0.0435967" calcext:value-type="float">
            <text:p>0.0435967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1.80044" calcext:value-type="float">
            <text:p>1.80044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8.57881" calcext:value-type="float">
            <text:p>8.57881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52345" calcext:value-type="float">
            <text:p>8.5234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.45538" calcext:value-type="float">
            <text:p>8.4553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.65931" calcext:value-type="float">
            <text:p>7.659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541228" calcext:value-type="float">
            <text:p>0.0541228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1226" calcext:value-type="float">
            <text:p>0.0541226</text:p>
          </table:table-cell>
          <table:table-cell office:value-type="float" office:value="0.0526167" calcext:value-type="float">
            <text:p>0.0526167</text:p>
          </table:table-cell>
          <table:table-cell office:value-type="float" office:value="0.0564733" calcext:value-type="float">
            <text:p>0.0564733</text:p>
          </table:table-cell>
          <table:table-cell office:value-type="float" office:value="1.8" calcext:value-type="float">
            <text:p>1.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8.60151" calcext:value-type="float">
            <text:p>8.60151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56823" calcext:value-type="float">
            <text:p>8.568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.48446" calcext:value-type="float">
            <text:p>8.4844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.68942" calcext:value-type="float">
            <text:p>7.6894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367" calcext:value-type="float">
            <text:p>0.0342367</text:p>
          </table:table-cell>
          <table:table-cell office:value-type="float" office:value="0.0362133" calcext:value-type="float">
            <text:p>0.0362133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612733" calcext:value-type="float">
            <text:p>0.0612733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1146" calcext:value-type="float">
            <text:p>0.0631146</text:p>
          </table:table-cell>
          <table:table-cell office:value-type="float" office:value="0.0615967" calcext:value-type="float">
            <text:p>0.0615967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8.621" calcext:value-type="float">
            <text:p>8.621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60202" calcext:value-type="float">
            <text:p>8.6020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.50327" calcext:value-type="float">
            <text:p>8.5032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.69974" calcext:value-type="float">
            <text:p>7.6997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89867" calcext:value-type="float">
            <text:p>0.0389867</text:p>
          </table:table-cell>
          <table:table-cell office:value-type="float" office:value="0.0411167" calcext:value-type="float">
            <text:p>0.0411167</text:p>
          </table:table-cell>
          <table:table-cell office:value-type="float" office:value="0.0400934" calcext:value-type="float">
            <text:p>0.0400934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72177" calcext:value-type="float">
            <text:p>0.072177</text:p>
          </table:table-cell>
          <table:table-cell office:value-type="float" office:value="0.0700667" calcext:value-type="float">
            <text:p>0.0700667</text:p>
          </table:table-cell>
          <table:table-cell office:value-type="float" office:value="0.0745967" calcext:value-type="float">
            <text:p>0.0745967</text:p>
          </table:table-cell>
          <table:table-cell office:value-type="float" office:value="0.0721759" calcext:value-type="float">
            <text:p>0.0721759</text:p>
          </table:table-cell>
          <table:table-cell office:value-type="float" office:value="0.0700933" calcext:value-type="float">
            <text:p>0.0700933</text:p>
          </table:table-cell>
          <table:table-cell office:value-type="float" office:value="0.0740367" calcext:value-type="float">
            <text:p>0.074036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8.63032" calcext:value-type="float">
            <text:p>8.63032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66345" calcext:value-type="float">
            <text:p>8.6634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.54532" calcext:value-type="float">
            <text:p>8.5453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74821" calcext:value-type="float">
            <text:p>7.7482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233" calcext:value-type="float">
            <text:p>0.0457233</text:p>
          </table:table-cell>
          <table:table-cell office:value-type="float" office:value="0.0450685" calcext:value-type="float">
            <text:p>0.0450685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810798" calcext:value-type="float">
            <text:p>0.0810798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826367" calcext:value-type="float">
            <text:p>0.0826367</text:p>
          </table:table-cell>
          <table:table-cell office:value-type="float" office:value="0.0810788" calcext:value-type="float">
            <text:p>0.0810788</text:p>
          </table:table-cell>
          <table:table-cell office:value-type="float" office:value="0.0792533" calcext:value-type="float">
            <text:p>0.0792533</text:p>
          </table:table-cell>
          <table:table-cell office:value-type="float" office:value="0.0831967" calcext:value-type="float">
            <text:p>0.0831967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8.66153" calcext:value-type="float">
            <text:p>8.66153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70318" calcext:value-type="float">
            <text:p>8.7031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56703" calcext:value-type="float">
            <text:p>8.5670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.76233" calcext:value-type="float">
            <text:p>7.762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00772" calcext:value-type="float">
            <text:p>0.0500772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0880267" calcext:value-type="float">
            <text:p>0.0880267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900781" calcext:value-type="float">
            <text:p>0.0900781</text:p>
          </table:table-cell>
          <table:table-cell office:value-type="float" office:value="0.0871933" calcext:value-type="float">
            <text:p>0.0871933</text:p>
          </table:table-cell>
          <table:table-cell office:value-type="float" office:value="0.0923833" calcext:value-type="float">
            <text:p>0.092383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8.67353" calcext:value-type="float">
            <text:p>8.67353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74375" calcext:value-type="float">
            <text:p>8.7437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58897" calcext:value-type="float">
            <text:p>8.5889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791" calcext:value-type="float">
            <text:p>7.79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1533" calcext:value-type="float">
            <text:p>0.0541533</text:p>
          </table:table-cell>
          <table:table-cell office:value-type="float" office:value="0.0558567" calcext:value-type="float">
            <text:p>0.0558567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990448" calcext:value-type="float">
            <text:p>0.0990448</text:p>
          </table:table-cell>
          <table:table-cell office:value-type="float" office:value="0.0965533" calcext:value-type="float">
            <text:p>0.0965533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0990429" calcext:value-type="float">
            <text:p>0.0990429</text:p>
          </table:table-cell>
          <table:table-cell office:value-type="float" office:value="0.0960333" calcext:value-type="float">
            <text:p>0.0960333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8.68493" calcext:value-type="float">
            <text:p>8.6849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79831" calcext:value-type="float">
            <text:p>8.7983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62085" calcext:value-type="float">
            <text:p>8.6208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.82521" calcext:value-type="float">
            <text:p>7.8252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85933" calcext:value-type="float">
            <text:p>0.0585933</text:p>
          </table:table-cell>
          <table:table-cell office:value-type="float" office:value="0.0612533" calcext:value-type="float">
            <text:p>0.0612533</text:p>
          </table:table-cell>
          <table:table-cell office:value-type="float" office:value="0.0600774" calcext:value-type="float">
            <text:p>0.0600774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110653" calcext:value-type="float">
            <text:p>0.110653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5353" calcext:value-type="float">
            <text:p>0.105353</text:p>
          </table:table-cell>
          <table:table-cell office:value-type="float" office:value="0.110423" calcext:value-type="float">
            <text:p>0.110423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8.70506" calcext:value-type="float">
            <text:p>8.7050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86263" calcext:value-type="float">
            <text:p>8.8626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.66078" calcext:value-type="float">
            <text:p>8.6607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.86552" calcext:value-type="float">
            <text:p>7.8655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41933" calcext:value-type="float">
            <text:p>0.0641933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115033" calcext:value-type="float">
            <text:p>0.115033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117102" calcext:value-type="float">
            <text:p>0.117102</text:p>
          </table:table-cell>
          <table:table-cell office:value-type="float" office:value="0.114093" calcext:value-type="float">
            <text:p>0.114093</text:p>
          </table:table-cell>
          <table:table-cell office:value-type="float" office:value="0.119353" calcext:value-type="float">
            <text:p>0.119353</text:p>
          </table:table-cell>
          <table:table-cell table:number-columns-repeated="2" office:value-type="float" office:value="1.79857" calcext:value-type="float">
            <text:p>1.79857</text:p>
          </table:table-cell>
          <table:table-cell office:value-type="float" office:value="8.73242" calcext:value-type="float">
            <text:p>8.73242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91947" calcext:value-type="float">
            <text:p>8.9194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.69479" calcext:value-type="float">
            <text:p>8.6947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.90285" calcext:value-type="float">
            <text:p>7.9028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433" calcext:value-type="float">
            <text:p>0.0692433</text:p>
          </table:table-cell>
          <table:table-cell office:value-type="float" office:value="0.0712167" calcext:value-type="float">
            <text:p>0.0712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237" calcext:value-type="float">
            <text:p>0.123237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8.75582" calcext:value-type="float">
            <text:p>8.75582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8.96826" calcext:value-type="float">
            <text:p>8.9682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.71382" calcext:value-type="float">
            <text:p>8.7138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91628" calcext:value-type="float">
            <text:p>7.9162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7167" calcext:value-type="float">
            <text:p>0.0737167</text:p>
          </table:table-cell>
          <table:table-cell office:value-type="float" office:value="0.0760867" calcext:value-type="float">
            <text:p>0.0760867</text:p>
          </table:table-cell>
          <table:table-cell office:value-type="float" office:value="0.0750698" calcext:value-type="float">
            <text:p>0.0750698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34952" calcext:value-type="float">
            <text:p>0.134952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3744" calcext:value-type="float">
            <text:p>0.13744</text:p>
          </table:table-cell>
          <table:table-cell table:number-columns-repeated="2" office:value-type="float" office:value="1.79767" calcext:value-type="float">
            <text:p>1.79767</text:p>
          </table:table-cell>
          <table:table-cell office:value-type="float" office:value="8.76317" calcext:value-type="float">
            <text:p>8.76317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9.03822" calcext:value-type="float">
            <text:p>9.0382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522" calcext:value-type="float">
            <text:p>8.752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.9556" calcext:value-type="float">
            <text:p>7.955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8433" calcext:value-type="float">
            <text:p>0.0788433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43966" calcext:value-type="float">
            <text:p>0.143966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78715" calcext:value-type="float">
            <text:p>8.78715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9.10025" calcext:value-type="float">
            <text:p>9.1002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78212" calcext:value-type="float">
            <text:p>8.782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98142" calcext:value-type="float">
            <text:p>7.9814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967" calcext:value-type="float">
            <text:p>0.0838967</text:p>
          </table:table-cell>
          <table:table-cell office:value-type="float" office:value="0.0865433" calcext:value-type="float">
            <text:p>0.0865433</text:p>
          </table:table-cell>
          <table:table-cell office:value-type="float" office:value="0.0850496" calcext:value-type="float">
            <text:p>0.085049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155307" calcext:value-type="float">
            <text:p>0.155307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8.80435" calcext:value-type="float">
            <text:p>8.80435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9.17722" calcext:value-type="float">
            <text:p>9.1772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.82077" calcext:value-type="float">
            <text:p>8.8207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.02233" calcext:value-type="float">
            <text:p>8.022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1367" calcext:value-type="float">
            <text:p>0.0881367</text:p>
          </table:table-cell>
          <table:table-cell office:value-type="float" office:value="0.0912167" calcext:value-type="float">
            <text:p>0.0912167</text:p>
          </table:table-cell>
          <table:table-cell office:value-type="float" office:value="0.0900408" calcext:value-type="float">
            <text:p>0.0900408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33" calcext:value-type="float">
            <text:p>0.0910133</text:p>
          </table:table-cell>
          <table:table-cell office:value-type="float" office:value="0.161919" calcext:value-type="float">
            <text:p>0.161919</text:p>
          </table:table-cell>
          <table:table-cell office:value-type="float" office:value="0.158543" calcext:value-type="float">
            <text:p>0.158543</text:p>
          </table:table-cell>
          <table:table-cell office:value-type="float" office:value="0.16451" calcext:value-type="float">
            <text:p>0.16451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164217" calcext:value-type="float">
            <text:p>0.164217</text:p>
          </table:table-cell>
          <table:table-cell table:number-columns-repeated="2" office:value-type="float" office:value="1.7983" calcext:value-type="float">
            <text:p>1.7983</text:p>
          </table:table-cell>
          <table:table-cell office:value-type="float" office:value="8.82855" calcext:value-type="float">
            <text:p>8.82855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9.25518" calcext:value-type="float">
            <text:p>9.2551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85853" calcext:value-type="float">
            <text:p>8.8585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.05384" calcext:value-type="float">
            <text:p>8.0538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5867" calcext:value-type="float">
            <text:p>0.0965867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70904" calcext:value-type="float">
            <text:p>0.170904</text:p>
          </table:table-cell>
          <table:table-cell office:value-type="float" office:value="0.16843" calcext:value-type="float">
            <text:p>0.1684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0.17354" calcext:value-type="float">
            <text:p>0.17354</text:p>
          </table:table-cell>
          <table:table-cell office:value-type="float" office:value="1.79819" calcext:value-type="float">
            <text:p>1.79819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85192" calcext:value-type="float">
            <text:p>8.851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9.32283" calcext:value-type="float">
            <text:p>9.3228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88502" calcext:value-type="float">
            <text:p>8.8850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.08591" calcext:value-type="float">
            <text:p>8.0859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5767" calcext:value-type="float">
            <text:p>0.0985767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589" calcext:value-type="float">
            <text:p>0.17589</text:p>
          </table:table-cell>
          <table:table-cell office:value-type="float" office:value="0.182417" calcext:value-type="float">
            <text:p>0.182417</text:p>
          </table:table-cell>
          <table:table-cell office:value-type="float" office:value="1.7975" calcext:value-type="float">
            <text:p>1.7975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8.86555" calcext:value-type="float">
            <text:p>8.8655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9.41018" calcext:value-type="float">
            <text:p>9.4101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92315" calcext:value-type="float">
            <text:p>8.9231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.12173" calcext:value-type="float">
            <text:p>8.1217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91207" calcext:value-type="float">
            <text:p>0.191207</text:p>
          </table:table-cell>
          <table:table-cell office:value-type="float" office:value="1.79782" calcext:value-type="float">
            <text:p>1.79782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8.88658" calcext:value-type="float">
            <text:p>8.88658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9.50408" calcext:value-type="float">
            <text:p>9.5040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96401" calcext:value-type="float">
            <text:p>8.9640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.16711" calcext:value-type="float">
            <text:p>8.1671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111333" calcext:value-type="float">
            <text:p>0.111333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20158" calcext:value-type="float">
            <text:p>0.20158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8" calcext:value-type="float">
            <text:p>1.79848</text:p>
          </table:table-cell>
          <table:table-cell office:value-type="float" office:value="8.91172" calcext:value-type="float">
            <text:p>8.91172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9.60428" calcext:value-type="float">
            <text:p>9.6042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.99433" calcext:value-type="float">
            <text:p>8.9943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19732" calcext:value-type="float">
            <text:p>8.1973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7" calcext:value-type="float">
            <text:p>0.113727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06856" calcext:value-type="float">
            <text:p>0.206856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21087" calcext:value-type="float">
            <text:p>0.2108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02647" calcext:value-type="float">
            <text:p>0.202647</text:p>
          </table:table-cell>
          <table:table-cell office:value-type="float" office:value="0.209093" calcext:value-type="float">
            <text:p>0.209093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8.92372" calcext:value-type="float">
            <text:p>8.9237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9.70407" calcext:value-type="float">
            <text:p>9.7040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.0319" calcext:value-type="float">
            <text:p>9.03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.24372" calcext:value-type="float">
            <text:p>8.2437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613" calcext:value-type="float">
            <text:p>0.118613</text:p>
          </table:table-cell>
          <table:table-cell office:value-type="float" office:value="0.121213" calcext:value-type="float">
            <text:p>0.12121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12357" calcext:value-type="float">
            <text:p>0.212357</text:p>
          </table:table-cell>
          <table:table-cell office:value-type="float" office:value="0.218507" calcext:value-type="float">
            <text:p>0.218507</text:p>
          </table:table-cell>
          <table:table-cell table:number-columns-repeated="2" office:value-type="float" office:value="1.79853" calcext:value-type="float">
            <text:p>1.79853</text:p>
          </table:table-cell>
          <table:table-cell office:value-type="float" office:value="8.94475" calcext:value-type="float">
            <text:p>8.94475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9.82064" calcext:value-type="float">
            <text:p>9.8206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07631" calcext:value-type="float">
            <text:p>9.0763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.27638" calcext:value-type="float">
            <text:p>8.276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228107" calcext:value-type="float">
            <text:p>0.228107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7" calcext:value-type="float">
            <text:p>0.2277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8.96956" calcext:value-type="float">
            <text:p>8.96956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9.92734" calcext:value-type="float">
            <text:p>9.9273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10908" calcext:value-type="float">
            <text:p>9.1090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30914" calcext:value-type="float">
            <text:p>8.3091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233857" calcext:value-type="float">
            <text:p>0.23385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237133" calcext:value-type="float">
            <text:p>0.237133</text:p>
          </table:table-cell>
          <table:table-cell office:value-type="float" office:value="0.233859" calcext:value-type="float">
            <text:p>0.233859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0.236783" calcext:value-type="float">
            <text:p>0.236783</text:p>
          </table:table-cell>
          <table:table-cell table:number-columns-repeated="2" office:value-type="float" office:value="1.79906" calcext:value-type="float">
            <text:p>1.79906</text:p>
          </table:table-cell>
          <table:table-cell office:value-type="float" office:value="8.98373" calcext:value-type="float">
            <text:p>8.98373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0.071" calcext:value-type="float">
            <text:p>10.07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15244" calcext:value-type="float">
            <text:p>9.1524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.35142" calcext:value-type="float">
            <text:p>8.3514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36793" calcext:value-type="float">
            <text:p>0.13679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858" calcext:value-type="float">
            <text:p>0.23858</text:p>
          </table:table-cell>
          <table:table-cell office:value-type="float" office:value="0.24574" calcext:value-type="float">
            <text:p>0.24574</text:p>
          </table:table-cell>
          <table:table-cell table:number-columns-repeated="2" office:value-type="float" office:value="1.7996" calcext:value-type="float">
            <text:p>1.7996</text:p>
          </table:table-cell>
          <table:table-cell office:value-type="float" office:value="9.00669" calcext:value-type="float">
            <text:p>9.0066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0.2154" calcext:value-type="float">
            <text:p>10.215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.19491" calcext:value-type="float">
            <text:p>9.1949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39574" calcext:value-type="float">
            <text:p>8.3957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39992" calcext:value-type="float">
            <text:p>0.139992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248517" calcext:value-type="float">
            <text:p>0.248517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5123" calcext:value-type="float">
            <text:p>0.255123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1.79961" calcext:value-type="float">
            <text:p>1.79961</text:p>
          </table:table-cell>
          <table:table-cell office:value-type="float" office:value="9.02831" calcext:value-type="float">
            <text:p>9.02831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0.3538" calcext:value-type="float">
            <text:p>10.353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22852" calcext:value-type="float">
            <text:p>9.2285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.43124" calcext:value-type="float">
            <text:p>8.4312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7767" calcext:value-type="float">
            <text:p>0.257767</text:p>
          </table:table-cell>
          <table:table-cell office:value-type="float" office:value="0.264273" calcext:value-type="float">
            <text:p>0.26427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5497" calcext:value-type="float">
            <text:p>0.255497</text:p>
          </table:table-cell>
          <table:table-cell office:value-type="float" office:value="0.264327" calcext:value-type="float">
            <text:p>0.264327</text:p>
          </table:table-cell>
          <table:table-cell table:number-columns-repeated="2" office:value-type="float" office:value="1.79996" calcext:value-type="float">
            <text:p>1.79996</text:p>
          </table:table-cell>
          <table:table-cell office:value-type="float" office:value="9.04004" calcext:value-type="float">
            <text:p>9.04004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0.5524" calcext:value-type="float">
            <text:p>10.552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28204" calcext:value-type="float">
            <text:p>9.2820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48289" calcext:value-type="float">
            <text:p>8.4828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151693" calcext:value-type="float">
            <text:p>0.151693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0.265633" calcext:value-type="float">
            <text:p>0.265633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0.270076" calcext:value-type="float">
            <text:p>0.270076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73943" calcext:value-type="float">
            <text:p>0.273943</text:p>
          </table:table-cell>
          <table:table-cell office:value-type="float" office:value="1.80072" calcext:value-type="float">
            <text:p>1.80072</text:p>
          </table:table-cell>
          <table:table-cell office:value-type="float" office:value="1.80073" calcext:value-type="float">
            <text:p>1.80073</text:p>
          </table:table-cell>
          <table:table-cell office:value-type="float" office:value="9.07044" calcext:value-type="float">
            <text:p>9.07044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0.7387" calcext:value-type="float">
            <text:p>10.738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32258" calcext:value-type="float">
            <text:p>9.3225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5217" calcext:value-type="float">
            <text:p>8.521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83" calcext:value-type="float">
            <text:p>0.153983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3" calcext:value-type="float">
            <text:p>0.153453</text:p>
          </table:table-cell>
          <table:table-cell office:value-type="float" office:value="0.156757" calcext:value-type="float">
            <text:p>0.156757</text:p>
          </table:table-cell>
          <table:table-cell office:value-type="float" office:value="0.279055" calcext:value-type="float">
            <text:p>0.279055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282653" calcext:value-type="float">
            <text:p>0.282653</text:p>
          </table:table-cell>
          <table:table-cell office:value-type="float" office:value="0.279057" calcext:value-type="float">
            <text:p>0.279057</text:p>
          </table:table-cell>
          <table:table-cell office:value-type="float" office:value="0.272983" calcext:value-type="float">
            <text:p>0.272983</text:p>
          </table:table-cell>
          <table:table-cell office:value-type="float" office:value="0.282683" calcext:value-type="float">
            <text:p>0.282683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1.80081" calcext:value-type="float">
            <text:p>1.80081</text:p>
          </table:table-cell>
          <table:table-cell office:value-type="float" office:value="9.08584" calcext:value-type="float">
            <text:p>9.08584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0.9401" calcext:value-type="float">
            <text:p>10.9401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.36839" calcext:value-type="float">
            <text:p>9.3683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.56597" calcext:value-type="float">
            <text:p>8.5659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7" calcext:value-type="float">
            <text:p>0.161857</text:p>
          </table:table-cell>
          <table:table-cell office:value-type="float" office:value="0.288068" calcext:value-type="float">
            <text:p>0.288068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8283" calcext:value-type="float">
            <text:p>0.28283</text:p>
          </table:table-cell>
          <table:table-cell office:value-type="float" office:value="0.29241" calcext:value-type="float">
            <text:p>0.29241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10813" calcext:value-type="float">
            <text:p>9.10813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1.1929" calcext:value-type="float">
            <text:p>11.1929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9.41529" calcext:value-type="float">
            <text:p>9.4152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61347" calcext:value-type="float">
            <text:p>8.6134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166513" calcext:value-type="float">
            <text:p>0.166513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3" calcext:value-type="float">
            <text:p>0.1668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383" calcext:value-type="float">
            <text:p>0.29383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297157" calcext:value-type="float">
            <text:p>0.297157</text:p>
          </table:table-cell>
          <table:table-cell office:value-type="float" office:value="0.292293" calcext:value-type="float">
            <text:p>0.292293</text:p>
          </table:table-cell>
          <table:table-cell office:value-type="float" office:value="0.30163" calcext:value-type="float">
            <text:p>0.30163</text:p>
          </table:table-cell>
          <table:table-cell table:number-columns-repeated="2" office:value-type="float" office:value="1.80097" calcext:value-type="float">
            <text:p>1.80097</text:p>
          </table:table-cell>
          <table:table-cell office:value-type="float" office:value="9.12818" calcext:value-type="float">
            <text:p>9.12818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1.4429" calcext:value-type="float">
            <text:p>11.442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9.46389" calcext:value-type="float">
            <text:p>9.4638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6621" calcext:value-type="float">
            <text:p>8.662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587" calcext:value-type="float">
            <text:p>0.168587</text:p>
          </table:table-cell>
          <table:table-cell office:value-type="float" office:value="0.171523" calcext:value-type="float">
            <text:p>0.171523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0.168313" calcext:value-type="float">
            <text:p>0.168313</text:p>
          </table:table-cell>
          <table:table-cell office:value-type="float" office:value="0.171593" calcext:value-type="float">
            <text:p>0.171593</text:p>
          </table:table-cell>
          <table:table-cell office:value-type="float" office:value="0.306168" calcext:value-type="float">
            <text:p>0.306168</text:p>
          </table:table-cell>
          <table:table-cell office:value-type="float" office:value="0.30249" calcext:value-type="float">
            <text:p>0.30249</text:p>
          </table:table-cell>
          <table:table-cell office:value-type="float" office:value="0.30979" calcext:value-type="float">
            <text:p>0.30979</text:p>
          </table:table-cell>
          <table:table-cell office:value-type="float" office:value="0.306174" calcext:value-type="float">
            <text:p>0.306174</text:p>
          </table:table-cell>
          <table:table-cell office:value-type="float" office:value="0.30213" calcext:value-type="float">
            <text:p>0.30213</text:p>
          </table:table-cell>
          <table:table-cell office:value-type="float" office:value="0.31038" calcext:value-type="float">
            <text:p>0.31038</text:p>
          </table:table-cell>
          <table:table-cell office:value-type="float" office:value="1.80091" calcext:value-type="float">
            <text:p>1.80091</text:p>
          </table:table-cell>
          <table:table-cell office:value-type="float" office:value="1.80092" calcext:value-type="float">
            <text:p>1.80092</text:p>
          </table:table-cell>
          <table:table-cell office:value-type="float" office:value="9.14962" calcext:value-type="float">
            <text:p>9.14962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1.7452" calcext:value-type="float">
            <text:p>11.745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.50287" calcext:value-type="float">
            <text:p>9.5028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69986" calcext:value-type="float">
            <text:p>8.6998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327" calcext:value-type="float">
            <text:p>0.173327</text:p>
          </table:table-cell>
          <table:table-cell office:value-type="float" office:value="0.176317" calcext:value-type="float">
            <text:p>0.176317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319467" calcext:value-type="float">
            <text:p>0.319467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10637" calcext:value-type="float">
            <text:p>0.310637</text:p>
          </table:table-cell>
          <table:table-cell office:value-type="float" office:value="0.318893" calcext:value-type="float">
            <text:p>0.3188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6" calcext:value-type="float">
            <text:p>1.80076</text:p>
          </table:table-cell>
          <table:table-cell office:value-type="float" office:value="9.16164" calcext:value-type="float">
            <text:p>9.1616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2.1061" calcext:value-type="float">
            <text:p>12.1061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9.55407" calcext:value-type="float">
            <text:p>9.5540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75629" calcext:value-type="float">
            <text:p>8.756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163" calcext:value-type="float">
            <text:p>0.178163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8" calcext:value-type="float">
            <text:p>0.18138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0.327567" calcext:value-type="float">
            <text:p>0.327567</text:p>
          </table:table-cell>
          <table:table-cell office:value-type="float" office:value="0.324181" calcext:value-type="float">
            <text:p>0.324181</text:p>
          </table:table-cell>
          <table:table-cell office:value-type="float" office:value="0.319867" calcext:value-type="float">
            <text:p>0.319867</text:p>
          </table:table-cell>
          <table:table-cell office:value-type="float" office:value="0.328887" calcext:value-type="float">
            <text:p>0.328887</text:p>
          </table:table-cell>
          <table:table-cell office:value-type="float" office:value="1.80068" calcext:value-type="float">
            <text:p>1.80068</text:p>
          </table:table-cell>
          <table:table-cell office:value-type="float" office:value="1.80066" calcext:value-type="float">
            <text:p>1.80066</text:p>
          </table:table-cell>
          <table:table-cell office:value-type="float" office:value="9.18103" calcext:value-type="float">
            <text:p>9.18103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2.4782" calcext:value-type="float">
            <text:p>12.478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9.60828" calcext:value-type="float">
            <text:p>9.6082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80514" calcext:value-type="float">
            <text:p>8.8051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1" calcext:value-type="float">
            <text:p>0.18504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6537" calcext:value-type="float">
            <text:p>0.186537</text:p>
          </table:table-cell>
          <table:table-cell office:value-type="float" office:value="0.185043" calcext:value-type="float">
            <text:p>0.185043</text:p>
          </table:table-cell>
          <table:table-cell office:value-type="float" office:value="0.183427" calcext:value-type="float">
            <text:p>0.183427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333242" calcext:value-type="float">
            <text:p>0.333242</text:p>
          </table:table-cell>
          <table:table-cell office:value-type="float" office:value="0.32853" calcext:value-type="float">
            <text:p>0.32853</text:p>
          </table:table-cell>
          <table:table-cell office:value-type="float" office:value="0.338413" calcext:value-type="float">
            <text:p>0.338413</text:p>
          </table:table-cell>
          <table:table-cell table:number-columns-repeated="2" office:value-type="float" office:value="1.80089" calcext:value-type="float">
            <text:p>1.80089</text:p>
          </table:table-cell>
          <table:table-cell office:value-type="float" office:value="9.20457" calcext:value-type="float">
            <text:p>9.20457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9.66727" calcext:value-type="float">
            <text:p>9.6672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86858" calcext:value-type="float">
            <text:p>8.8685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987" calcext:value-type="float">
            <text:p>0.188987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77" calcext:value-type="float">
            <text:p>0.188577</text:p>
          </table:table-cell>
          <table:table-cell office:value-type="float" office:value="0.19178" calcext:value-type="float">
            <text:p>0.19178</text:p>
          </table:table-cell>
          <table:table-cell office:value-type="float" office:value="0.342298" calcext:value-type="float">
            <text:p>0.34229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42303" calcext:value-type="float">
            <text:p>0.342303</text:p>
          </table:table-cell>
          <table:table-cell office:value-type="float" office:value="0.338323" calcext:value-type="float">
            <text:p>0.338323</text:p>
          </table:table-cell>
          <table:table-cell office:value-type="float" office:value="0.347433" calcext:value-type="float">
            <text:p>0.347433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9.22707" calcext:value-type="float">
            <text:p>9.22707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3.5437" calcext:value-type="float">
            <text:p>13.5437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9.72263" calcext:value-type="float">
            <text:p>9.7226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8.91854" calcext:value-type="float">
            <text:p>8.9185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7" calcext:value-type="float">
            <text:p>0.195077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195076" calcext:value-type="float">
            <text:p>0.195076</text:p>
          </table:table-cell>
          <table:table-cell office:value-type="float" office:value="0.19357" calcext:value-type="float">
            <text:p>0.19357</text:p>
          </table:table-cell>
          <table:table-cell office:value-type="float" office:value="0.19687" calcext:value-type="float">
            <text:p>0.19687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137" calcext:value-type="float">
            <text:p>0.35137</text:p>
          </table:table-cell>
          <table:table-cell office:value-type="float" office:value="0.34737" calcext:value-type="float">
            <text:p>0.34737</text:p>
          </table:table-cell>
          <table:table-cell office:value-type="float" office:value="0.357243" calcext:value-type="float">
            <text:p>0.357243</text:p>
          </table:table-cell>
          <table:table-cell office:value-type="float" office:value="1.8012" calcext:value-type="float">
            <text:p>1.8012</text:p>
          </table:table-cell>
          <table:table-cell office:value-type="float" office:value="1.80119" calcext:value-type="float">
            <text:p>1.80119</text:p>
          </table:table-cell>
          <table:table-cell office:value-type="float" office:value="9.25008" calcext:value-type="float">
            <text:p>9.2500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4.2174" calcext:value-type="float">
            <text:p>14.2174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9.77999" calcext:value-type="float">
            <text:p>9.779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98392" calcext:value-type="float">
            <text:p>8.9839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15" calcext:value-type="float">
            <text:p>0.19815</text:p>
          </table:table-cell>
          <table:table-cell office:value-type="float" office:value="0.20204" calcext:value-type="float">
            <text:p>0.20204</text:p>
          </table:table-cell>
          <table:table-cell office:value-type="float" office:value="0.360248" calcext:value-type="float">
            <text:p>0.360248</text:p>
          </table:table-cell>
          <table:table-cell office:value-type="float" office:value="0.356233" calcext:value-type="float">
            <text:p>0.356233</text:p>
          </table:table-cell>
          <table:table-cell office:value-type="float" office:value="0.365297" calcext:value-type="float">
            <text:p>0.365297</text:p>
          </table:table-cell>
          <table:table-cell office:value-type="float" office:value="0.360252" calcext:value-type="float">
            <text:p>0.360252</text:p>
          </table:table-cell>
          <table:table-cell office:value-type="float" office:value="0.35567" calcext:value-type="float">
            <text:p>0.35567</text:p>
          </table:table-cell>
          <table:table-cell office:value-type="float" office:value="0.366533" calcext:value-type="float">
            <text:p>0.366533</text:p>
          </table:table-cell>
          <table:table-cell office:value-type="float" office:value="1.80055" calcext:value-type="float">
            <text:p>1.80055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9.26765" calcext:value-type="float">
            <text:p>9.26765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4.9683" calcext:value-type="float">
            <text:p>14.9683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9.83915" calcext:value-type="float">
            <text:p>9.839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.04007" calcext:value-type="float">
            <text:p>9.0400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206777" calcext:value-type="float">
            <text:p>0.206777</text:p>
          </table:table-cell>
          <table:table-cell office:value-type="float" office:value="0.205077" calcext:value-type="float">
            <text:p>0.205077</text:p>
          </table:table-cell>
          <table:table-cell office:value-type="float" office:value="0.203073" calcext:value-type="float">
            <text:p>0.203073</text:p>
          </table:table-cell>
          <table:table-cell office:value-type="float" office:value="0.207133" calcext:value-type="float">
            <text:p>0.207133</text:p>
          </table:table-cell>
          <table:table-cell office:value-type="float" office:value="0.369223" calcext:value-type="float">
            <text:p>0.369223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2783" calcext:value-type="float">
            <text:p>0.372783</text:p>
          </table:table-cell>
          <table:table-cell office:value-type="float" office:value="0.369218" calcext:value-type="float">
            <text:p>0.369218</text:p>
          </table:table-cell>
          <table:table-cell office:value-type="float" office:value="0.364583" calcext:value-type="float">
            <text:p>0.364583</text:p>
          </table:table-cell>
          <table:table-cell office:value-type="float" office:value="0.376013" calcext:value-type="float">
            <text:p>0.376013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9.28935" calcext:value-type="float">
            <text:p>9.28935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6.0299" calcext:value-type="float">
            <text:p>16.0299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9.9134" calcext:value-type="float">
            <text:p>9.913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11526" calcext:value-type="float">
            <text:p>9.1152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73" calcext:value-type="float">
            <text:p>0.2081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0066" calcext:value-type="float">
            <text:p>0.210066</text:p>
          </table:table-cell>
          <table:table-cell office:value-type="float" office:value="0.208117" calcext:value-type="float">
            <text:p>0.208117</text:p>
          </table:table-cell>
          <table:table-cell office:value-type="float" office:value="0.212337" calcext:value-type="float">
            <text:p>0.212337</text:p>
          </table:table-cell>
          <table:table-cell office:value-type="float" office:value="0.378256" calcext:value-type="float">
            <text:p>0.378256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378251" calcext:value-type="float">
            <text:p>0.378251</text:p>
          </table:table-cell>
          <table:table-cell office:value-type="float" office:value="0.373943" calcext:value-type="float">
            <text:p>0.373943</text:p>
          </table:table-cell>
          <table:table-cell office:value-type="float" office:value="0.385937" calcext:value-type="float">
            <text:p>0.385937</text:p>
          </table:table-cell>
          <table:table-cell office:value-type="float" office:value="1.80062" calcext:value-type="float">
            <text:p>1.80062</text:p>
          </table:table-cell>
          <table:table-cell office:value-type="float" office:value="1.80063" calcext:value-type="float">
            <text:p>1.80063</text:p>
          </table:table-cell>
          <table:table-cell office:value-type="float" office:value="9.31472" calcext:value-type="float">
            <text:p>9.3147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17.2987" calcext:value-type="float">
            <text:p>17.2987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9.9752" calcext:value-type="float">
            <text:p>9.975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.17971" calcext:value-type="float">
            <text:p>9.1797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277" calcext:value-type="float">
            <text:p>0.213277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15032" calcext:value-type="float">
            <text:p>0.21503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17177" calcext:value-type="float">
            <text:p>0.217177</text:p>
          </table:table-cell>
          <table:table-cell office:value-type="float" office:value="0.387101" calcext:value-type="float">
            <text:p>0.387101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0.38343" calcext:value-type="float">
            <text:p>0.38343</text:p>
          </table:table-cell>
          <table:table-cell office:value-type="float" office:value="0.394237" calcext:value-type="float">
            <text:p>0.39423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9.33359" calcext:value-type="float">
            <text:p>9.3335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18.939" calcext:value-type="float">
            <text:p>18.939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.0414" calcext:value-type="float">
            <text:p>10.041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.24267" calcext:value-type="float">
            <text:p>9.2426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28" calcext:value-type="float">
            <text:p>0.220028</text:p>
          </table:table-cell>
          <table:table-cell office:value-type="float" office:value="0.217783" calcext:value-type="float">
            <text:p>0.217783</text:p>
          </table:table-cell>
          <table:table-cell office:value-type="float" office:value="0.221743" calcext:value-type="float">
            <text:p>0.221743</text:p>
          </table:table-cell>
          <table:table-cell office:value-type="float" office:value="0.220028" calcext:value-type="float">
            <text:p>0.220028</text:p>
          </table:table-cell>
          <table:table-cell office:value-type="float" office:value="0.21826" calcext:value-type="float">
            <text:p>0.21826</text:p>
          </table:table-cell>
          <table:table-cell office:value-type="float" office:value="0.222353" calcext:value-type="float">
            <text:p>0.222353</text:p>
          </table:table-cell>
          <table:table-cell office:value-type="float" office:value="0.396088" calcext:value-type="float">
            <text:p>0.396088</text:p>
          </table:table-cell>
          <table:table-cell office:value-type="float" office:value="0.390813" calcext:value-type="float">
            <text:p>0.390813</text:p>
          </table:table-cell>
          <table:table-cell office:value-type="float" office:value="0.39951" calcext:value-type="float">
            <text:p>0.39951</text:p>
          </table:table-cell>
          <table:table-cell office:value-type="float" office:value="0.396092" calcext:value-type="float">
            <text:p>0.396092</text:p>
          </table:table-cell>
          <table:table-cell office:value-type="float" office:value="0.392107" calcext:value-type="float">
            <text:p>0.392107</text:p>
          </table:table-cell>
          <table:table-cell office:value-type="float" office:value="0.404133" calcext:value-type="float">
            <text:p>0.404133</text:p>
          </table:table-cell>
          <table:table-cell office:value-type="float" office:value="1.80017" calcext:value-type="float">
            <text:p>1.80017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9.35482" calcext:value-type="float">
            <text:p>9.35482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1.2077" calcext:value-type="float">
            <text:p>21.2077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0.1114" calcext:value-type="float">
            <text:p>10.111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30905" calcext:value-type="float">
            <text:p>9.3090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3217" calcext:value-type="float">
            <text:p>0.223217</text:p>
          </table:table-cell>
          <table:table-cell office:value-type="float" office:value="0.227303" calcext:value-type="float">
            <text:p>0.227303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9987" calcext:value-type="float">
            <text:p>0.409987</text:p>
          </table:table-cell>
          <table:table-cell office:value-type="float" office:value="0.405053" calcext:value-type="float">
            <text:p>0.405053</text:p>
          </table:table-cell>
          <table:table-cell office:value-type="float" office:value="0.400903" calcext:value-type="float">
            <text:p>0.400903</text:p>
          </table:table-cell>
          <table:table-cell office:value-type="float" office:value="0.41317" calcext:value-type="float">
            <text:p>0.41317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0007" calcext:value-type="float">
            <text:p>1.80007</text:p>
          </table:table-cell>
          <table:table-cell office:value-type="float" office:value="9.3758" calcext:value-type="float">
            <text:p>9.3758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24.6337" calcext:value-type="float">
            <text:p>24.6337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10.1909" calcext:value-type="float">
            <text:p>10.190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.39113" calcext:value-type="float">
            <text:p>9.3911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021" calcext:value-type="float">
            <text:p>0.230021</text:p>
          </table:table-cell>
          <table:table-cell office:value-type="float" office:value="0.227957" calcext:value-type="float">
            <text:p>0.227957</text:p>
          </table:table-cell>
          <table:table-cell office:value-type="float" office:value="0.231717" calcext:value-type="float">
            <text:p>0.231717</text:p>
          </table:table-cell>
          <table:table-cell office:value-type="float" office:value="0.230021" calcext:value-type="float">
            <text:p>0.230021</text:p>
          </table:table-cell>
          <table:table-cell office:value-type="float" office:value="0.228147" calcext:value-type="float">
            <text:p>0.228147</text:p>
          </table:table-cell>
          <table:table-cell office:value-type="float" office:value="0.23223" calcext:value-type="float">
            <text:p>0.23223</text:p>
          </table:table-cell>
          <table:table-cell office:value-type="float" office:value="0.413976" calcext:value-type="float">
            <text:p>0.413976</text:p>
          </table:table-cell>
          <table:table-cell office:value-type="float" office:value="0.409087" calcext:value-type="float">
            <text:p>0.409087</text:p>
          </table:table-cell>
          <table:table-cell office:value-type="float" office:value="0.41777" calcext:value-type="float">
            <text:p>0.41777</text:p>
          </table:table-cell>
          <table:table-cell office:value-type="float" office:value="0.413977" calcext:value-type="float">
            <text:p>0.413977</text:p>
          </table:table-cell>
          <table:table-cell office:value-type="float" office:value="0.409287" calcext:value-type="float">
            <text:p>0.409287</text:p>
          </table:table-cell>
          <table:table-cell office:value-type="float" office:value="0.422023" calcext:value-type="float">
            <text:p>0.422023</text:p>
          </table:table-cell>
          <table:table-cell table:number-columns-repeated="2" office:value-type="float" office:value="1.79973" calcext:value-type="float">
            <text:p>1.79973</text:p>
          </table:table-cell>
          <table:table-cell office:value-type="float" office:value="9.39653" calcext:value-type="float">
            <text:p>9.3965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30.7191" calcext:value-type="float">
            <text:p>30.7191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10.2577" calcext:value-type="float">
            <text:p>10.257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9.45902" calcext:value-type="float">
            <text:p>9.4590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28" calcext:value-type="float">
            <text:p>0.235028</text:p>
          </table:table-cell>
          <table:table-cell office:value-type="float" office:value="0.23363" calcext:value-type="float">
            <text:p>0.23363</text:p>
          </table:table-cell>
          <table:table-cell office:value-type="float" office:value="0.236853" calcext:value-type="float">
            <text:p>0.236853</text:p>
          </table:table-cell>
          <table:table-cell office:value-type="float" office:value="0.235018" calcext:value-type="float">
            <text:p>0.235018</text:p>
          </table:table-cell>
          <table:table-cell office:value-type="float" office:value="0.233283" calcext:value-type="float">
            <text:p>0.233283</text:p>
          </table:table-cell>
          <table:table-cell office:value-type="float" office:value="0.237053" calcext:value-type="float">
            <text:p>0.237053</text:p>
          </table:table-cell>
          <table:table-cell office:value-type="float" office:value="0.423043" calcext:value-type="float">
            <text:p>0.423043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42848" calcext:value-type="float">
            <text:p>0.42848</text:p>
          </table:table-cell>
          <table:table-cell office:value-type="float" office:value="0.423025" calcext:value-type="float">
            <text:p>0.423025</text:p>
          </table:table-cell>
          <table:table-cell office:value-type="float" office:value="0.417567" calcext:value-type="float">
            <text:p>0.417567</text:p>
          </table:table-cell>
          <table:table-cell office:value-type="float" office:value="0.43096" calcext:value-type="float">
            <text:p>0.43096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9.41148" calcext:value-type="float">
            <text:p>9.4114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49.6596" calcext:value-type="float">
            <text:p>49.6596</text:p>
          </table:table-cell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10.3556" calcext:value-type="float">
            <text:p>10.355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9.55585" calcext:value-type="float">
            <text:p>9.5558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0.238823" calcext:value-type="float">
            <text:p>0.238823</text:p>
          </table:table-cell>
          <table:table-cell office:value-type="float" office:value="0.241663" calcext:value-type="float">
            <text:p>0.241663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46" calcext:value-type="float">
            <text:p>0.432146</text:p>
          </table:table-cell>
          <table:table-cell office:value-type="float" office:value="0.428253" calcext:value-type="float">
            <text:p>0.428253</text:p>
          </table:table-cell>
          <table:table-cell office:value-type="float" office:value="0.437453" calcext:value-type="float">
            <text:p>0.437453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9.43829" calcext:value-type="float">
            <text:p>9.4382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1131.56" calcext:value-type="float">
            <text:p>1131.56</text:p>
          </table:table-cell>
          <table:table-cell office:value-type="float" office:value="1" calcext:value-type="float">
            <text:p>1</text:p>
          </table:table-cell>
          <table:table-cell office:value-type="float" office:value="30629" calcext:value-type="float">
            <text:p>30629</text:p>
          </table:table-cell>
          <table:table-cell office:value-type="float" office:value="10.4328" calcext:value-type="float">
            <text:p>10.432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.62634" calcext:value-type="float">
            <text:p>9.6263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4976" calcext:value-type="float">
            <text:p>0.244976</text:p>
          </table:table-cell>
          <table:table-cell office:value-type="float" office:value="0.243963" calcext:value-type="float">
            <text:p>0.243963</text:p>
          </table:table-cell>
          <table:table-cell office:value-type="float" office:value="0.245941" calcext:value-type="float">
            <text:p>0.245941</text:p>
          </table:table-cell>
          <table:table-cell office:value-type="float" office:value="0.244602" calcext:value-type="float">
            <text:p>0.244602</text:p>
          </table:table-cell>
          <table:table-cell office:value-type="float" office:value="0.243319" calcext:value-type="float">
            <text:p>0.243319</text:p>
          </table:table-cell>
          <table:table-cell office:value-type="float" office:value="0.246296" calcext:value-type="float">
            <text:p>0.246296</text:p>
          </table:table-cell>
          <table:table-cell office:value-type="float" office:value="0.441038" calcext:value-type="float">
            <text:p>0.441038</text:p>
          </table:table-cell>
          <table:table-cell office:value-type="float" office:value="0.43807" calcext:value-type="float">
            <text:p>0.43807</text:p>
          </table:table-cell>
          <table:table-cell office:value-type="float" office:value="0.444009" calcext:value-type="float">
            <text:p>0.444009</text:p>
          </table:table-cell>
          <table:table-cell office:value-type="float" office:value="0.440361" calcext:value-type="float">
            <text:p>0.440361</text:p>
          </table:table-cell>
          <table:table-cell office:value-type="float" office:value="0.43609" calcext:value-type="float">
            <text:p>0.43609</text:p>
          </table:table-cell>
          <table:table-cell office:value-type="float" office:value="0.444746" calcext:value-type="float">
            <text:p>0.444746</text:p>
          </table:table-cell>
          <table:table-cell office:value-type="float" office:value="1.80033" calcext:value-type="float">
            <text:p>1.80033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9.45554" calcext:value-type="float">
            <text:p>9.45554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8.32185" calcext:value-type="float">
            <text:p>8.3218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31228" calcext:value-type="float">
            <text:p>8.312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557" calcext:value-type="float">
            <text:p>7.5255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895208" calcext:value-type="float">
            <text:p>0.00895208</text:p>
          </table:table-cell>
          <table:table-cell office:value-type="float" office:value="0.00824333" calcext:value-type="float">
            <text:p>0.0082433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1.7926" calcext:value-type="float">
            <text:p>1.7926</text:p>
          </table:table-cell>
          <table:table-cell office:value-type="float" office:value="1.79266" calcext:value-type="float">
            <text:p>1.79266</text:p>
          </table:table-cell>
          <table:table-cell office:value-type="float" office:value="8.51066" calcext:value-type="float">
            <text:p>8.5106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34625" calcext:value-type="float">
            <text:p>8.3462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.32593" calcext:value-type="float">
            <text:p>8.3259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2543" calcext:value-type="float">
            <text:p>7.5254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2333" calcext:value-type="float">
            <text:p>0.0096233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72933" calcext:value-type="float">
            <text:p>0.0172933</text:p>
          </table:table-cell>
          <table:table-cell office:value-type="float" office:value="0.0192367" calcext:value-type="float">
            <text:p>0.0192367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90833" calcext:value-type="float">
            <text:p>0.0190833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.80267" calcext:value-type="float">
            <text:p>1.80267</text:p>
          </table:table-cell>
          <table:table-cell office:value-type="float" office:value="8.50526" calcext:value-type="float">
            <text:p>8.5052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40266" calcext:value-type="float">
            <text:p>8.4026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.37309" calcext:value-type="float">
            <text:p>8.373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7237" calcext:value-type="float">
            <text:p>7.572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233" calcext:value-type="float">
            <text:p>0.0145233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9333" calcext:value-type="float">
            <text:p>0.0259333</text:p>
          </table:table-cell>
          <table:table-cell office:value-type="float" office:value="0.0284833" calcext:value-type="float">
            <text:p>0.0284833</text:p>
          </table:table-cell>
          <table:table-cell office:value-type="float" office:value="0.0270399" calcext:value-type="float">
            <text:p>0.027039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85367" calcext:value-type="float">
            <text:p>0.0285367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8.54786" calcext:value-type="float">
            <text:p>8.54786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4285" calcext:value-type="float">
            <text:p>8.428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.38627" calcext:value-type="float">
            <text:p>8.3862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.59414" calcext:value-type="float">
            <text:p>7.594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867" calcext:value-type="float">
            <text:p>0.019486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0579" calcext:value-type="float">
            <text:p>0.0360579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0.0372567" calcext:value-type="float">
            <text:p>0.0372567</text:p>
          </table:table-cell>
          <table:table-cell office:value-type="float" office:value="0.0360582" calcext:value-type="float">
            <text:p>0.0360582</text:p>
          </table:table-cell>
          <table:table-cell office:value-type="float" office:value="0.0339367" calcext:value-type="float">
            <text:p>0.0339367</text:p>
          </table:table-cell>
          <table:table-cell office:value-type="float" office:value="0.0374867" calcext:value-type="float">
            <text:p>0.0374867</text:p>
          </table:table-cell>
          <table:table-cell office:value-type="float" office:value="1.79723" calcext:value-type="float">
            <text:p>1.79723</text:p>
          </table:table-cell>
          <table:table-cell office:value-type="float" office:value="1.79725" calcext:value-type="float">
            <text:p>1.79725</text:p>
          </table:table-cell>
          <table:table-cell office:value-type="float" office:value="8.55441" calcext:value-type="float">
            <text:p>8.55441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48001" calcext:value-type="float">
            <text:p>8.4800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.42359" calcext:value-type="float">
            <text:p>8.4235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62306" calcext:value-type="float">
            <text:p>7.623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57333" calcext:value-type="float">
            <text:p>0.0257333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51318" calcext:value-type="float">
            <text:p>0.0451318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464533" calcext:value-type="float">
            <text:p>0.0464533</text:p>
          </table:table-cell>
          <table:table-cell office:value-type="float" office:value="0.0451312" calcext:value-type="float">
            <text:p>0.0451312</text:p>
          </table:table-cell>
          <table:table-cell office:value-type="float" office:value="0.0435967" calcext:value-type="float">
            <text:p>0.0435967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1.80044" calcext:value-type="float">
            <text:p>1.80044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8.57881" calcext:value-type="float">
            <text:p>8.57881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52345" calcext:value-type="float">
            <text:p>8.5234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.45538" calcext:value-type="float">
            <text:p>8.4553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.65931" calcext:value-type="float">
            <text:p>7.659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541228" calcext:value-type="float">
            <text:p>0.0541228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1226" calcext:value-type="float">
            <text:p>0.0541226</text:p>
          </table:table-cell>
          <table:table-cell office:value-type="float" office:value="0.0526167" calcext:value-type="float">
            <text:p>0.0526167</text:p>
          </table:table-cell>
          <table:table-cell office:value-type="float" office:value="0.0564733" calcext:value-type="float">
            <text:p>0.0564733</text:p>
          </table:table-cell>
          <table:table-cell office:value-type="float" office:value="1.8" calcext:value-type="float">
            <text:p>1.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8.60151" calcext:value-type="float">
            <text:p>8.60151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56823" calcext:value-type="float">
            <text:p>8.568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.48446" calcext:value-type="float">
            <text:p>8.4844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.68942" calcext:value-type="float">
            <text:p>7.6894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367" calcext:value-type="float">
            <text:p>0.0342367</text:p>
          </table:table-cell>
          <table:table-cell office:value-type="float" office:value="0.0362133" calcext:value-type="float">
            <text:p>0.0362133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612733" calcext:value-type="float">
            <text:p>0.0612733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1146" calcext:value-type="float">
            <text:p>0.0631146</text:p>
          </table:table-cell>
          <table:table-cell office:value-type="float" office:value="0.0615967" calcext:value-type="float">
            <text:p>0.0615967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8.621" calcext:value-type="float">
            <text:p>8.621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60202" calcext:value-type="float">
            <text:p>8.6020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.50327" calcext:value-type="float">
            <text:p>8.5032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.69974" calcext:value-type="float">
            <text:p>7.6997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89867" calcext:value-type="float">
            <text:p>0.0389867</text:p>
          </table:table-cell>
          <table:table-cell office:value-type="float" office:value="0.0411167" calcext:value-type="float">
            <text:p>0.0411167</text:p>
          </table:table-cell>
          <table:table-cell office:value-type="float" office:value="0.0400934" calcext:value-type="float">
            <text:p>0.0400934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72177" calcext:value-type="float">
            <text:p>0.072177</text:p>
          </table:table-cell>
          <table:table-cell office:value-type="float" office:value="0.0700667" calcext:value-type="float">
            <text:p>0.0700667</text:p>
          </table:table-cell>
          <table:table-cell office:value-type="float" office:value="0.0745967" calcext:value-type="float">
            <text:p>0.0745967</text:p>
          </table:table-cell>
          <table:table-cell office:value-type="float" office:value="0.0721759" calcext:value-type="float">
            <text:p>0.0721759</text:p>
          </table:table-cell>
          <table:table-cell office:value-type="float" office:value="0.0700933" calcext:value-type="float">
            <text:p>0.0700933</text:p>
          </table:table-cell>
          <table:table-cell office:value-type="float" office:value="0.0740367" calcext:value-type="float">
            <text:p>0.074036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8.63032" calcext:value-type="float">
            <text:p>8.63032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66345" calcext:value-type="float">
            <text:p>8.6634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.54532" calcext:value-type="float">
            <text:p>8.5453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74821" calcext:value-type="float">
            <text:p>7.7482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233" calcext:value-type="float">
            <text:p>0.0457233</text:p>
          </table:table-cell>
          <table:table-cell office:value-type="float" office:value="0.0450685" calcext:value-type="float">
            <text:p>0.0450685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810798" calcext:value-type="float">
            <text:p>0.0810798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826367" calcext:value-type="float">
            <text:p>0.0826367</text:p>
          </table:table-cell>
          <table:table-cell office:value-type="float" office:value="0.0810788" calcext:value-type="float">
            <text:p>0.0810788</text:p>
          </table:table-cell>
          <table:table-cell office:value-type="float" office:value="0.0792533" calcext:value-type="float">
            <text:p>0.0792533</text:p>
          </table:table-cell>
          <table:table-cell office:value-type="float" office:value="0.0831967" calcext:value-type="float">
            <text:p>0.0831967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8.66153" calcext:value-type="float">
            <text:p>8.66153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70318" calcext:value-type="float">
            <text:p>8.7031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56703" calcext:value-type="float">
            <text:p>8.5670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.76233" calcext:value-type="float">
            <text:p>7.762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00772" calcext:value-type="float">
            <text:p>0.0500772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0880267" calcext:value-type="float">
            <text:p>0.0880267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900781" calcext:value-type="float">
            <text:p>0.0900781</text:p>
          </table:table-cell>
          <table:table-cell office:value-type="float" office:value="0.0871933" calcext:value-type="float">
            <text:p>0.0871933</text:p>
          </table:table-cell>
          <table:table-cell office:value-type="float" office:value="0.0923833" calcext:value-type="float">
            <text:p>0.092383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8.67353" calcext:value-type="float">
            <text:p>8.67353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74372" calcext:value-type="float">
            <text:p>8.7437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58895" calcext:value-type="float">
            <text:p>8.5889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79095" calcext:value-type="float">
            <text:p>7.7909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1533" calcext:value-type="float">
            <text:p>0.0541533</text:p>
          </table:table-cell>
          <table:table-cell office:value-type="float" office:value="0.0558567" calcext:value-type="float">
            <text:p>0.0558567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990448" calcext:value-type="float">
            <text:p>0.0990448</text:p>
          </table:table-cell>
          <table:table-cell office:value-type="float" office:value="0.0965533" calcext:value-type="float">
            <text:p>0.0965533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0990429" calcext:value-type="float">
            <text:p>0.0990429</text:p>
          </table:table-cell>
          <table:table-cell office:value-type="float" office:value="0.0960333" calcext:value-type="float">
            <text:p>0.0960333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8.6849" calcext:value-type="float">
            <text:p>8.684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7983" calcext:value-type="float">
            <text:p>8.798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62084" calcext:value-type="float">
            <text:p>8.6208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.8252" calcext:value-type="float">
            <text:p>7.825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85933" calcext:value-type="float">
            <text:p>0.0585933</text:p>
          </table:table-cell>
          <table:table-cell office:value-type="float" office:value="0.0612533" calcext:value-type="float">
            <text:p>0.0612533</text:p>
          </table:table-cell>
          <table:table-cell office:value-type="float" office:value="0.0600774" calcext:value-type="float">
            <text:p>0.0600774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110653" calcext:value-type="float">
            <text:p>0.110653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5353" calcext:value-type="float">
            <text:p>0.105353</text:p>
          </table:table-cell>
          <table:table-cell office:value-type="float" office:value="0.110423" calcext:value-type="float">
            <text:p>0.110423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8.70505" calcext:value-type="float">
            <text:p>8.70505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86259" calcext:value-type="float">
            <text:p>8.8625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.66073" calcext:value-type="float">
            <text:p>8.6607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.86546" calcext:value-type="float">
            <text:p>7.8654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41933" calcext:value-type="float">
            <text:p>0.0641933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115033" calcext:value-type="float">
            <text:p>0.115033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117102" calcext:value-type="float">
            <text:p>0.117102</text:p>
          </table:table-cell>
          <table:table-cell office:value-type="float" office:value="0.114093" calcext:value-type="float">
            <text:p>0.114093</text:p>
          </table:table-cell>
          <table:table-cell office:value-type="float" office:value="0.119353" calcext:value-type="float">
            <text:p>0.119353</text:p>
          </table:table-cell>
          <table:table-cell table:number-columns-repeated="2" office:value-type="float" office:value="1.79857" calcext:value-type="float">
            <text:p>1.79857</text:p>
          </table:table-cell>
          <table:table-cell office:value-type="float" office:value="8.73237" calcext:value-type="float">
            <text:p>8.73237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91941" calcext:value-type="float">
            <text:p>8.9194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.69473" calcext:value-type="float">
            <text:p>8.6947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.90277" calcext:value-type="float">
            <text:p>7.9027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433" calcext:value-type="float">
            <text:p>0.0692433</text:p>
          </table:table-cell>
          <table:table-cell office:value-type="float" office:value="0.0712167" calcext:value-type="float">
            <text:p>0.0712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237" calcext:value-type="float">
            <text:p>0.123237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8.75577" calcext:value-type="float">
            <text:p>8.7557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8.96823" calcext:value-type="float">
            <text:p>8.9682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.71379" calcext:value-type="float">
            <text:p>8.713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91624" calcext:value-type="float">
            <text:p>7.916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7167" calcext:value-type="float">
            <text:p>0.0737167</text:p>
          </table:table-cell>
          <table:table-cell office:value-type="float" office:value="0.0760867" calcext:value-type="float">
            <text:p>0.0760867</text:p>
          </table:table-cell>
          <table:table-cell office:value-type="float" office:value="0.0750698" calcext:value-type="float">
            <text:p>0.0750698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34952" calcext:value-type="float">
            <text:p>0.134952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3744" calcext:value-type="float">
            <text:p>0.13744</text:p>
          </table:table-cell>
          <table:table-cell table:number-columns-repeated="2" office:value-type="float" office:value="1.79767" calcext:value-type="float">
            <text:p>1.79767</text:p>
          </table:table-cell>
          <table:table-cell office:value-type="float" office:value="8.76314" calcext:value-type="float">
            <text:p>8.76314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9.03816" calcext:value-type="float">
            <text:p>9.0381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5214" calcext:value-type="float">
            <text:p>8.752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.95557" calcext:value-type="float">
            <text:p>7.9555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8433" calcext:value-type="float">
            <text:p>0.0788433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43966" calcext:value-type="float">
            <text:p>0.143966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7871" calcext:value-type="float">
            <text:p>8.7871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9.1002" calcext:value-type="float">
            <text:p>9.100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78208" calcext:value-type="float">
            <text:p>8.7820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.9814" calcext:value-type="float">
            <text:p>7.98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967" calcext:value-type="float">
            <text:p>0.0838967</text:p>
          </table:table-cell>
          <table:table-cell office:value-type="float" office:value="0.0865433" calcext:value-type="float">
            <text:p>0.0865433</text:p>
          </table:table-cell>
          <table:table-cell office:value-type="float" office:value="0.0850496" calcext:value-type="float">
            <text:p>0.085049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155307" calcext:value-type="float">
            <text:p>0.155307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8.80431" calcext:value-type="float">
            <text:p>8.80431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9.17712" calcext:value-type="float">
            <text:p>9.1771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.82068" calcext:value-type="float">
            <text:p>8.8206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.02221" calcext:value-type="float">
            <text:p>8.0222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1367" calcext:value-type="float">
            <text:p>0.0881367</text:p>
          </table:table-cell>
          <table:table-cell office:value-type="float" office:value="0.0912167" calcext:value-type="float">
            <text:p>0.0912167</text:p>
          </table:table-cell>
          <table:table-cell office:value-type="float" office:value="0.0900408" calcext:value-type="float">
            <text:p>0.0900408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33" calcext:value-type="float">
            <text:p>0.0910133</text:p>
          </table:table-cell>
          <table:table-cell office:value-type="float" office:value="0.161919" calcext:value-type="float">
            <text:p>0.161919</text:p>
          </table:table-cell>
          <table:table-cell office:value-type="float" office:value="0.158543" calcext:value-type="float">
            <text:p>0.158543</text:p>
          </table:table-cell>
          <table:table-cell office:value-type="float" office:value="0.16451" calcext:value-type="float">
            <text:p>0.16451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164217" calcext:value-type="float">
            <text:p>0.164217</text:p>
          </table:table-cell>
          <table:table-cell table:number-columns-repeated="2" office:value-type="float" office:value="1.7983" calcext:value-type="float">
            <text:p>1.7983</text:p>
          </table:table-cell>
          <table:table-cell office:value-type="float" office:value="8.82846" calcext:value-type="float">
            <text:p>8.8284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9.25508" calcext:value-type="float">
            <text:p>9.2550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85844" calcext:value-type="float">
            <text:p>8.8584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.05376" calcext:value-type="float">
            <text:p>8.0537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5867" calcext:value-type="float">
            <text:p>0.0965867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70904" calcext:value-type="float">
            <text:p>0.170904</text:p>
          </table:table-cell>
          <table:table-cell office:value-type="float" office:value="0.16843" calcext:value-type="float">
            <text:p>0.1684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0.17354" calcext:value-type="float">
            <text:p>0.17354</text:p>
          </table:table-cell>
          <table:table-cell office:value-type="float" office:value="1.79819" calcext:value-type="float">
            <text:p>1.79819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85183" calcext:value-type="float">
            <text:p>8.8518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9.32275" calcext:value-type="float">
            <text:p>9.3227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88495" calcext:value-type="float">
            <text:p>8.8849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.08582" calcext:value-type="float">
            <text:p>8.0858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5767" calcext:value-type="float">
            <text:p>0.0985767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589" calcext:value-type="float">
            <text:p>0.17589</text:p>
          </table:table-cell>
          <table:table-cell office:value-type="float" office:value="0.182417" calcext:value-type="float">
            <text:p>0.182417</text:p>
          </table:table-cell>
          <table:table-cell office:value-type="float" office:value="1.7975" calcext:value-type="float">
            <text:p>1.7975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8.86548" calcext:value-type="float">
            <text:p>8.8654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9.4101" calcext:value-type="float">
            <text:p>9.410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92309" calcext:value-type="float">
            <text:p>8.9230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.12166" calcext:value-type="float">
            <text:p>8.121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91207" calcext:value-type="float">
            <text:p>0.191207</text:p>
          </table:table-cell>
          <table:table-cell office:value-type="float" office:value="1.79782" calcext:value-type="float">
            <text:p>1.79782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8.88653" calcext:value-type="float">
            <text:p>8.88653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9.50397" calcext:value-type="float">
            <text:p>9.5039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96391" calcext:value-type="float">
            <text:p>8.9639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.16701" calcext:value-type="float">
            <text:p>8.1670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111333" calcext:value-type="float">
            <text:p>0.111333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20158" calcext:value-type="float">
            <text:p>0.20158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8" calcext:value-type="float">
            <text:p>1.79848</text:p>
          </table:table-cell>
          <table:table-cell office:value-type="float" office:value="8.91162" calcext:value-type="float">
            <text:p>8.91162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9.60416" calcext:value-type="float">
            <text:p>9.6041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.9942" calcext:value-type="float">
            <text:p>8.994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19721" calcext:value-type="float">
            <text:p>8.1972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7" calcext:value-type="float">
            <text:p>0.113727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06856" calcext:value-type="float">
            <text:p>0.206856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21087" calcext:value-type="float">
            <text:p>0.2108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02647" calcext:value-type="float">
            <text:p>0.202647</text:p>
          </table:table-cell>
          <table:table-cell office:value-type="float" office:value="0.209093" calcext:value-type="float">
            <text:p>0.209093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8.9236" calcext:value-type="float">
            <text:p>8.923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9.70386" calcext:value-type="float">
            <text:p>9.7038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.03169" calcext:value-type="float">
            <text:p>9.0316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24346" calcext:value-type="float">
            <text:p>8.2434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613" calcext:value-type="float">
            <text:p>0.118613</text:p>
          </table:table-cell>
          <table:table-cell office:value-type="float" office:value="0.121213" calcext:value-type="float">
            <text:p>0.12121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12357" calcext:value-type="float">
            <text:p>0.212357</text:p>
          </table:table-cell>
          <table:table-cell office:value-type="float" office:value="0.218507" calcext:value-type="float">
            <text:p>0.218507</text:p>
          </table:table-cell>
          <table:table-cell table:number-columns-repeated="2" office:value-type="float" office:value="1.79853" calcext:value-type="float">
            <text:p>1.79853</text:p>
          </table:table-cell>
          <table:table-cell office:value-type="float" office:value="8.94456" calcext:value-type="float">
            <text:p>8.94456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9.82046" calcext:value-type="float">
            <text:p>9.8204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07613" calcext:value-type="float">
            <text:p>9.076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.27619" calcext:value-type="float">
            <text:p>8.2761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228107" calcext:value-type="float">
            <text:p>0.228107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7" calcext:value-type="float">
            <text:p>0.2277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8.96939" calcext:value-type="float">
            <text:p>8.96939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9.92714" calcext:value-type="float">
            <text:p>9.927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1089" calcext:value-type="float">
            <text:p>9.108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30898" calcext:value-type="float">
            <text:p>8.3089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233857" calcext:value-type="float">
            <text:p>0.23385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237133" calcext:value-type="float">
            <text:p>0.237133</text:p>
          </table:table-cell>
          <table:table-cell office:value-type="float" office:value="0.233859" calcext:value-type="float">
            <text:p>0.233859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0.236783" calcext:value-type="float">
            <text:p>0.236783</text:p>
          </table:table-cell>
          <table:table-cell table:number-columns-repeated="2" office:value-type="float" office:value="1.79906" calcext:value-type="float">
            <text:p>1.79906</text:p>
          </table:table-cell>
          <table:table-cell office:value-type="float" office:value="8.98356" calcext:value-type="float">
            <text:p>8.98356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0.0708" calcext:value-type="float">
            <text:p>10.070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15223" calcext:value-type="float">
            <text:p>9.1522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.35119" calcext:value-type="float">
            <text:p>8.3511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36793" calcext:value-type="float">
            <text:p>0.13679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858" calcext:value-type="float">
            <text:p>0.23858</text:p>
          </table:table-cell>
          <table:table-cell office:value-type="float" office:value="0.24574" calcext:value-type="float">
            <text:p>0.24574</text:p>
          </table:table-cell>
          <table:table-cell table:number-columns-repeated="2" office:value-type="float" office:value="1.7996" calcext:value-type="float">
            <text:p>1.7996</text:p>
          </table:table-cell>
          <table:table-cell office:value-type="float" office:value="9.00649" calcext:value-type="float">
            <text:p>9.0064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0.215" calcext:value-type="float">
            <text:p>10.2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.19456" calcext:value-type="float">
            <text:p>9.1945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39532" calcext:value-type="float">
            <text:p>8.3953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39992" calcext:value-type="float">
            <text:p>0.139992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248517" calcext:value-type="float">
            <text:p>0.248517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5123" calcext:value-type="float">
            <text:p>0.255123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1.79961" calcext:value-type="float">
            <text:p>1.79961</text:p>
          </table:table-cell>
          <table:table-cell office:value-type="float" office:value="9.02798" calcext:value-type="float">
            <text:p>9.02798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0.3535" calcext:value-type="float">
            <text:p>10.353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22815" calcext:value-type="float">
            <text:p>9.2281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.43096" calcext:value-type="float">
            <text:p>8.4309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7767" calcext:value-type="float">
            <text:p>0.257767</text:p>
          </table:table-cell>
          <table:table-cell office:value-type="float" office:value="0.264273" calcext:value-type="float">
            <text:p>0.26427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5497" calcext:value-type="float">
            <text:p>0.255497</text:p>
          </table:table-cell>
          <table:table-cell office:value-type="float" office:value="0.264327" calcext:value-type="float">
            <text:p>0.264327</text:p>
          </table:table-cell>
          <table:table-cell table:number-columns-repeated="2" office:value-type="float" office:value="1.79996" calcext:value-type="float">
            <text:p>1.79996</text:p>
          </table:table-cell>
          <table:table-cell office:value-type="float" office:value="9.03968" calcext:value-type="float">
            <text:p>9.03968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0.5517" calcext:value-type="float">
            <text:p>10.5517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28139" calcext:value-type="float">
            <text:p>9.2813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48215" calcext:value-type="float">
            <text:p>8.4821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151693" calcext:value-type="float">
            <text:p>0.151693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0.265633" calcext:value-type="float">
            <text:p>0.265633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0.270076" calcext:value-type="float">
            <text:p>0.270076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73943" calcext:value-type="float">
            <text:p>0.273943</text:p>
          </table:table-cell>
          <table:table-cell office:value-type="float" office:value="1.80072" calcext:value-type="float">
            <text:p>1.80072</text:p>
          </table:table-cell>
          <table:table-cell office:value-type="float" office:value="1.80073" calcext:value-type="float">
            <text:p>1.80073</text:p>
          </table:table-cell>
          <table:table-cell office:value-type="float" office:value="9.06985" calcext:value-type="float">
            <text:p>9.06985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0.7383" calcext:value-type="float">
            <text:p>10.738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32224" calcext:value-type="float">
            <text:p>9.3222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52139" calcext:value-type="float">
            <text:p>8.521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83" calcext:value-type="float">
            <text:p>0.153983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3" calcext:value-type="float">
            <text:p>0.153453</text:p>
          </table:table-cell>
          <table:table-cell office:value-type="float" office:value="0.156757" calcext:value-type="float">
            <text:p>0.156757</text:p>
          </table:table-cell>
          <table:table-cell office:value-type="float" office:value="0.279055" calcext:value-type="float">
            <text:p>0.279055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282653" calcext:value-type="float">
            <text:p>0.282653</text:p>
          </table:table-cell>
          <table:table-cell office:value-type="float" office:value="0.279057" calcext:value-type="float">
            <text:p>0.279057</text:p>
          </table:table-cell>
          <table:table-cell office:value-type="float" office:value="0.272983" calcext:value-type="float">
            <text:p>0.272983</text:p>
          </table:table-cell>
          <table:table-cell office:value-type="float" office:value="0.282683" calcext:value-type="float">
            <text:p>0.282683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1.80081" calcext:value-type="float">
            <text:p>1.80081</text:p>
          </table:table-cell>
          <table:table-cell office:value-type="float" office:value="9.08553" calcext:value-type="float">
            <text:p>9.08553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0.9393" calcext:value-type="float">
            <text:p>10.939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.36765" calcext:value-type="float">
            <text:p>9.3676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.56524" calcext:value-type="float">
            <text:p>8.5652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7" calcext:value-type="float">
            <text:p>0.161857</text:p>
          </table:table-cell>
          <table:table-cell office:value-type="float" office:value="0.288068" calcext:value-type="float">
            <text:p>0.288068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8283" calcext:value-type="float">
            <text:p>0.28283</text:p>
          </table:table-cell>
          <table:table-cell office:value-type="float" office:value="0.29241" calcext:value-type="float">
            <text:p>0.29241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10752" calcext:value-type="float">
            <text:p>9.10752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1.1918" calcext:value-type="float">
            <text:p>11.1918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9.4146" calcext:value-type="float">
            <text:p>9.414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61276" calcext:value-type="float">
            <text:p>8.6127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166513" calcext:value-type="float">
            <text:p>0.166513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3" calcext:value-type="float">
            <text:p>0.1668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383" calcext:value-type="float">
            <text:p>0.29383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297157" calcext:value-type="float">
            <text:p>0.297157</text:p>
          </table:table-cell>
          <table:table-cell office:value-type="float" office:value="0.292293" calcext:value-type="float">
            <text:p>0.292293</text:p>
          </table:table-cell>
          <table:table-cell office:value-type="float" office:value="0.30163" calcext:value-type="float">
            <text:p>0.30163</text:p>
          </table:table-cell>
          <table:table-cell table:number-columns-repeated="2" office:value-type="float" office:value="1.80097" calcext:value-type="float">
            <text:p>1.80097</text:p>
          </table:table-cell>
          <table:table-cell office:value-type="float" office:value="9.12742" calcext:value-type="float">
            <text:p>9.12742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1.4404" calcext:value-type="float">
            <text:p>11.440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9.46268" calcext:value-type="float">
            <text:p>9.4626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66072" calcext:value-type="float">
            <text:p>8.6607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587" calcext:value-type="float">
            <text:p>0.168587</text:p>
          </table:table-cell>
          <table:table-cell office:value-type="float" office:value="0.171523" calcext:value-type="float">
            <text:p>0.171523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0.168313" calcext:value-type="float">
            <text:p>0.168313</text:p>
          </table:table-cell>
          <table:table-cell office:value-type="float" office:value="0.171593" calcext:value-type="float">
            <text:p>0.171593</text:p>
          </table:table-cell>
          <table:table-cell office:value-type="float" office:value="0.306168" calcext:value-type="float">
            <text:p>0.306168</text:p>
          </table:table-cell>
          <table:table-cell office:value-type="float" office:value="0.30249" calcext:value-type="float">
            <text:p>0.30249</text:p>
          </table:table-cell>
          <table:table-cell office:value-type="float" office:value="0.30979" calcext:value-type="float">
            <text:p>0.30979</text:p>
          </table:table-cell>
          <table:table-cell office:value-type="float" office:value="0.306174" calcext:value-type="float">
            <text:p>0.306174</text:p>
          </table:table-cell>
          <table:table-cell office:value-type="float" office:value="0.30213" calcext:value-type="float">
            <text:p>0.30213</text:p>
          </table:table-cell>
          <table:table-cell office:value-type="float" office:value="0.31038" calcext:value-type="float">
            <text:p>0.31038</text:p>
          </table:table-cell>
          <table:table-cell office:value-type="float" office:value="1.80091" calcext:value-type="float">
            <text:p>1.80091</text:p>
          </table:table-cell>
          <table:table-cell office:value-type="float" office:value="1.80092" calcext:value-type="float">
            <text:p>1.80092</text:p>
          </table:table-cell>
          <table:table-cell office:value-type="float" office:value="9.14854" calcext:value-type="float">
            <text:p>9.14854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1.7448" calcext:value-type="float">
            <text:p>11.74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9.50302" calcext:value-type="float">
            <text:p>9.5030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6993" calcext:value-type="float">
            <text:p>8.699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327" calcext:value-type="float">
            <text:p>0.173327</text:p>
          </table:table-cell>
          <table:table-cell office:value-type="float" office:value="0.176317" calcext:value-type="float">
            <text:p>0.176317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319467" calcext:value-type="float">
            <text:p>0.319467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10637" calcext:value-type="float">
            <text:p>0.310637</text:p>
          </table:table-cell>
          <table:table-cell office:value-type="float" office:value="0.318893" calcext:value-type="float">
            <text:p>0.3188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6" calcext:value-type="float">
            <text:p>1.80076</text:p>
          </table:table-cell>
          <table:table-cell office:value-type="float" office:value="9.16168" calcext:value-type="float">
            <text:p>9.1616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2.1055" calcext:value-type="float">
            <text:p>12.1055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9.55477" calcext:value-type="float">
            <text:p>9.5547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75571" calcext:value-type="float">
            <text:p>8.7557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163" calcext:value-type="float">
            <text:p>0.178163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8" calcext:value-type="float">
            <text:p>0.18138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0.327567" calcext:value-type="float">
            <text:p>0.327567</text:p>
          </table:table-cell>
          <table:table-cell office:value-type="float" office:value="0.324181" calcext:value-type="float">
            <text:p>0.324181</text:p>
          </table:table-cell>
          <table:table-cell office:value-type="float" office:value="0.319867" calcext:value-type="float">
            <text:p>0.319867</text:p>
          </table:table-cell>
          <table:table-cell office:value-type="float" office:value="0.328887" calcext:value-type="float">
            <text:p>0.328887</text:p>
          </table:table-cell>
          <table:table-cell office:value-type="float" office:value="1.80068" calcext:value-type="float">
            <text:p>1.80068</text:p>
          </table:table-cell>
          <table:table-cell office:value-type="float" office:value="1.80066" calcext:value-type="float">
            <text:p>1.80066</text:p>
          </table:table-cell>
          <table:table-cell office:value-type="float" office:value="9.18153" calcext:value-type="float">
            <text:p>9.18153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2.4829" calcext:value-type="float">
            <text:p>12.482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9.60949" calcext:value-type="float">
            <text:p>9.6094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80583" calcext:value-type="float">
            <text:p>8.8058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1" calcext:value-type="float">
            <text:p>0.18504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6537" calcext:value-type="float">
            <text:p>0.186537</text:p>
          </table:table-cell>
          <table:table-cell office:value-type="float" office:value="0.185043" calcext:value-type="float">
            <text:p>0.185043</text:p>
          </table:table-cell>
          <table:table-cell office:value-type="float" office:value="0.18343" calcext:value-type="float">
            <text:p>0.18343</text:p>
          </table:table-cell>
          <table:table-cell office:value-type="float" office:value="0.186797" calcext:value-type="float">
            <text:p>0.186797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333243" calcext:value-type="float">
            <text:p>0.333243</text:p>
          </table:table-cell>
          <table:table-cell office:value-type="float" office:value="0.32855" calcext:value-type="float">
            <text:p>0.32855</text:p>
          </table:table-cell>
          <table:table-cell office:value-type="float" office:value="0.33841" calcext:value-type="float">
            <text:p>0.33841</text:p>
          </table:table-cell>
          <table:table-cell table:number-columns-repeated="2" office:value-type="float" office:value="1.80089" calcext:value-type="float">
            <text:p>1.80089</text:p>
          </table:table-cell>
          <table:table-cell office:value-type="float" office:value="9.20606" calcext:value-type="float">
            <text:p>9.20606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2.9733" calcext:value-type="float">
            <text:p>12.973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9.66469" calcext:value-type="float">
            <text:p>9.6646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86519" calcext:value-type="float">
            <text:p>8.8651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987" calcext:value-type="float">
            <text:p>0.188987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83" calcext:value-type="float">
            <text:p>0.188583</text:p>
          </table:table-cell>
          <table:table-cell office:value-type="float" office:value="0.191783" calcext:value-type="float">
            <text:p>0.191783</text:p>
          </table:table-cell>
          <table:table-cell office:value-type="float" office:value="0.342298" calcext:value-type="float">
            <text:p>0.34229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42305" calcext:value-type="float">
            <text:p>0.342305</text:p>
          </table:table-cell>
          <table:table-cell office:value-type="float" office:value="0.338323" calcext:value-type="float">
            <text:p>0.338323</text:p>
          </table:table-cell>
          <table:table-cell office:value-type="float" office:value="0.347437" calcext:value-type="float">
            <text:p>0.347437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9.2251" calcext:value-type="float">
            <text:p>9.2251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3.5174" calcext:value-type="float">
            <text:p>13.5174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9.72291" calcext:value-type="float">
            <text:p>9.7229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.9162" calcext:value-type="float">
            <text:p>8.916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7" calcext:value-type="float">
            <text:p>0.195077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195076" calcext:value-type="float">
            <text:p>0.195076</text:p>
          </table:table-cell>
          <table:table-cell office:value-type="float" office:value="0.193573" calcext:value-type="float">
            <text:p>0.193573</text:p>
          </table:table-cell>
          <table:table-cell office:value-type="float" office:value="0.196863" calcext:value-type="float">
            <text:p>0.196863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1371" calcext:value-type="float">
            <text:p>0.351371</text:p>
          </table:table-cell>
          <table:table-cell office:value-type="float" office:value="0.347387" calcext:value-type="float">
            <text:p>0.347387</text:p>
          </table:table-cell>
          <table:table-cell office:value-type="float" office:value="0.357233" calcext:value-type="float">
            <text:p>0.357233</text:p>
          </table:table-cell>
          <table:table-cell table:number-columns-repeated="2" office:value-type="float" office:value="1.8012" calcext:value-type="float">
            <text:p>1.8012</text:p>
          </table:table-cell>
          <table:table-cell office:value-type="float" office:value="9.24914" calcext:value-type="float">
            <text:p>9.2491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4.2318" calcext:value-type="float">
            <text:p>14.231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9.78165" calcext:value-type="float">
            <text:p>9.7816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9854" calcext:value-type="float">
            <text:p>8.985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200078" calcext:value-type="float">
            <text:p>0.200078</text:p>
          </table:table-cell>
          <table:table-cell office:value-type="float" office:value="0.19815" calcext:value-type="float">
            <text:p>0.19815</text:p>
          </table:table-cell>
          <table:table-cell office:value-type="float" office:value="0.202043" calcext:value-type="float">
            <text:p>0.202043</text:p>
          </table:table-cell>
          <table:table-cell office:value-type="float" office:value="0.360248" calcext:value-type="float">
            <text:p>0.360248</text:p>
          </table:table-cell>
          <table:table-cell office:value-type="float" office:value="0.356233" calcext:value-type="float">
            <text:p>0.356233</text:p>
          </table:table-cell>
          <table:table-cell office:value-type="float" office:value="0.365297" calcext:value-type="float">
            <text:p>0.365297</text:p>
          </table:table-cell>
          <table:table-cell office:value-type="float" office:value="0.360252" calcext:value-type="float">
            <text:p>0.360252</text:p>
          </table:table-cell>
          <table:table-cell office:value-type="float" office:value="0.35567" calcext:value-type="float">
            <text:p>0.35567</text:p>
          </table:table-cell>
          <table:table-cell office:value-type="float" office:value="0.366523" calcext:value-type="float">
            <text:p>0.366523</text:p>
          </table:table-cell>
          <table:table-cell office:value-type="float" office:value="1.80055" calcext:value-type="float">
            <text:p>1.80055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9.26829" calcext:value-type="float">
            <text:p>9.26829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4.9631" calcext:value-type="float">
            <text:p>14.9631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9.83671" calcext:value-type="float">
            <text:p>9.8367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.03699" calcext:value-type="float">
            <text:p>9.036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206777" calcext:value-type="float">
            <text:p>0.206777</text:p>
          </table:table-cell>
          <table:table-cell office:value-type="float" office:value="0.205077" calcext:value-type="float">
            <text:p>0.205077</text:p>
          </table:table-cell>
          <table:table-cell office:value-type="float" office:value="0.203073" calcext:value-type="float">
            <text:p>0.203073</text:p>
          </table:table-cell>
          <table:table-cell office:value-type="float" office:value="0.207133" calcext:value-type="float">
            <text:p>0.207133</text:p>
          </table:table-cell>
          <table:table-cell office:value-type="float" office:value="0.369223" calcext:value-type="float">
            <text:p>0.369223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2783" calcext:value-type="float">
            <text:p>0.372783</text:p>
          </table:table-cell>
          <table:table-cell office:value-type="float" office:value="0.369217" calcext:value-type="float">
            <text:p>0.369217</text:p>
          </table:table-cell>
          <table:table-cell office:value-type="float" office:value="0.36458" calcext:value-type="float">
            <text:p>0.36458</text:p>
          </table:table-cell>
          <table:table-cell office:value-type="float" office:value="0.376013" calcext:value-type="float">
            <text:p>0.376013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9.28813" calcext:value-type="float">
            <text:p>9.28813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6.0451" calcext:value-type="float">
            <text:p>16.045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9.91058" calcext:value-type="float">
            <text:p>9.9105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9.11069" calcext:value-type="float">
            <text:p>9.1106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73" calcext:value-type="float">
            <text:p>0.2081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0067" calcext:value-type="float">
            <text:p>0.210067</text:p>
          </table:table-cell>
          <table:table-cell office:value-type="float" office:value="0.208123" calcext:value-type="float">
            <text:p>0.208123</text:p>
          </table:table-cell>
          <table:table-cell office:value-type="float" office:value="0.212343" calcext:value-type="float">
            <text:p>0.212343</text:p>
          </table:table-cell>
          <table:table-cell office:value-type="float" office:value="0.378256" calcext:value-type="float">
            <text:p>0.378256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37825" calcext:value-type="float">
            <text:p>0.37825</text:p>
          </table:table-cell>
          <table:table-cell office:value-type="float" office:value="0.37395" calcext:value-type="float">
            <text:p>0.37395</text:p>
          </table:table-cell>
          <table:table-cell office:value-type="float" office:value="0.385943" calcext:value-type="float">
            <text:p>0.385943</text:p>
          </table:table-cell>
          <table:table-cell office:value-type="float" office:value="1.80062" calcext:value-type="float">
            <text:p>1.80062</text:p>
          </table:table-cell>
          <table:table-cell office:value-type="float" office:value="1.80061" calcext:value-type="float">
            <text:p>1.80061</text:p>
          </table:table-cell>
          <table:table-cell office:value-type="float" office:value="9.31294" calcext:value-type="float">
            <text:p>9.31294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17.3039" calcext:value-type="float">
            <text:p>17.3039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9.97511" calcext:value-type="float">
            <text:p>9.975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.17884" calcext:value-type="float">
            <text:p>9.1788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277" calcext:value-type="float">
            <text:p>0.213277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15032" calcext:value-type="float">
            <text:p>0.215032</text:p>
          </table:table-cell>
          <table:table-cell office:value-type="float" office:value="0.213503" calcext:value-type="float">
            <text:p>0.213503</text:p>
          </table:table-cell>
          <table:table-cell office:value-type="float" office:value="0.217177" calcext:value-type="float">
            <text:p>0.217177</text:p>
          </table:table-cell>
          <table:table-cell office:value-type="float" office:value="0.387101" calcext:value-type="float">
            <text:p>0.387101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0.387098" calcext:value-type="float">
            <text:p>0.387098</text:p>
          </table:table-cell>
          <table:table-cell office:value-type="float" office:value="0.383423" calcext:value-type="float">
            <text:p>0.383423</text:p>
          </table:table-cell>
          <table:table-cell office:value-type="float" office:value="0.39423" calcext:value-type="float">
            <text:p>0.39423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9.33358" calcext:value-type="float">
            <text:p>9.33358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18.9716" calcext:value-type="float">
            <text:p>18.9716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0.034" calcext:value-type="float">
            <text:p>10.0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.23597" calcext:value-type="float">
            <text:p>9.2359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28" calcext:value-type="float">
            <text:p>0.220028</text:p>
          </table:table-cell>
          <table:table-cell office:value-type="float" office:value="0.217783" calcext:value-type="float">
            <text:p>0.217783</text:p>
          </table:table-cell>
          <table:table-cell office:value-type="float" office:value="0.221743" calcext:value-type="float">
            <text:p>0.221743</text:p>
          </table:table-cell>
          <table:table-cell office:value-type="float" office:value="0.22003" calcext:value-type="float">
            <text:p>0.22003</text:p>
          </table:table-cell>
          <table:table-cell office:value-type="float" office:value="0.218257" calcext:value-type="float">
            <text:p>0.218257</text:p>
          </table:table-cell>
          <table:table-cell office:value-type="float" office:value="0.222353" calcext:value-type="float">
            <text:p>0.222353</text:p>
          </table:table-cell>
          <table:table-cell office:value-type="float" office:value="0.396088" calcext:value-type="float">
            <text:p>0.396088</text:p>
          </table:table-cell>
          <table:table-cell office:value-type="float" office:value="0.390813" calcext:value-type="float">
            <text:p>0.390813</text:p>
          </table:table-cell>
          <table:table-cell office:value-type="float" office:value="0.39951" calcext:value-type="float">
            <text:p>0.39951</text:p>
          </table:table-cell>
          <table:table-cell office:value-type="float" office:value="0.396095" calcext:value-type="float">
            <text:p>0.396095</text:p>
          </table:table-cell>
          <table:table-cell office:value-type="float" office:value="0.39214" calcext:value-type="float">
            <text:p>0.39214</text:p>
          </table:table-cell>
          <table:table-cell office:value-type="float" office:value="0.404127" calcext:value-type="float">
            <text:p>0.404127</text:p>
          </table:table-cell>
          <table:table-cell office:value-type="float" office:value="1.80017" calcext:value-type="float">
            <text:p>1.80017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9.34864" calcext:value-type="float">
            <text:p>9.34864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1.165" calcext:value-type="float">
            <text:p>21.165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10.1113" calcext:value-type="float">
            <text:p>10.111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9.30961" calcext:value-type="float">
            <text:p>9.3096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225024" calcext:value-type="float">
            <text:p>0.225024</text:p>
          </table:table-cell>
          <table:table-cell office:value-type="float" office:value="0.22322" calcext:value-type="float">
            <text:p>0.22322</text:p>
          </table:table-cell>
          <table:table-cell office:value-type="float" office:value="0.227303" calcext:value-type="float">
            <text:p>0.227303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9987" calcext:value-type="float">
            <text:p>0.409987</text:p>
          </table:table-cell>
          <table:table-cell office:value-type="float" office:value="0.405058" calcext:value-type="float">
            <text:p>0.405058</text:p>
          </table:table-cell>
          <table:table-cell office:value-type="float" office:value="0.400917" calcext:value-type="float">
            <text:p>0.400917</text:p>
          </table:table-cell>
          <table:table-cell office:value-type="float" office:value="0.413143" calcext:value-type="float">
            <text:p>0.413143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0007" calcext:value-type="float">
            <text:p>1.80007</text:p>
          </table:table-cell>
          <table:table-cell office:value-type="float" office:value="9.37469" calcext:value-type="float">
            <text:p>9.3746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24.7634" calcext:value-type="float">
            <text:p>24.7634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0.1889" calcext:value-type="float">
            <text:p>10.188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.3907" calcext:value-type="float">
            <text:p>9.390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021" calcext:value-type="float">
            <text:p>0.230021</text:p>
          </table:table-cell>
          <table:table-cell office:value-type="float" office:value="0.227957" calcext:value-type="float">
            <text:p>0.227957</text:p>
          </table:table-cell>
          <table:table-cell office:value-type="float" office:value="0.231717" calcext:value-type="float">
            <text:p>0.231717</text:p>
          </table:table-cell>
          <table:table-cell office:value-type="float" office:value="0.230016" calcext:value-type="float">
            <text:p>0.230016</text:p>
          </table:table-cell>
          <table:table-cell office:value-type="float" office:value="0.228133" calcext:value-type="float">
            <text:p>0.228133</text:p>
          </table:table-cell>
          <table:table-cell office:value-type="float" office:value="0.23222" calcext:value-type="float">
            <text:p>0.23222</text:p>
          </table:table-cell>
          <table:table-cell office:value-type="float" office:value="0.413976" calcext:value-type="float">
            <text:p>0.413976</text:p>
          </table:table-cell>
          <table:table-cell office:value-type="float" office:value="0.409087" calcext:value-type="float">
            <text:p>0.409087</text:p>
          </table:table-cell>
          <table:table-cell office:value-type="float" office:value="0.41777" calcext:value-type="float">
            <text:p>0.41777</text:p>
          </table:table-cell>
          <table:table-cell office:value-type="float" office:value="0.413968" calcext:value-type="float">
            <text:p>0.413968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2202" calcext:value-type="float">
            <text:p>0.42202</text:p>
          </table:table-cell>
          <table:table-cell office:value-type="float" office:value="1.79973" calcext:value-type="float">
            <text:p>1.79973</text:p>
          </table:table-cell>
          <table:table-cell office:value-type="float" office:value="1.79974" calcext:value-type="float">
            <text:p>1.79974</text:p>
          </table:table-cell>
          <table:table-cell office:value-type="float" office:value="9.39415" calcext:value-type="float">
            <text:p>9.39415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30.5026" calcext:value-type="float">
            <text:p>30.5026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10.2571" calcext:value-type="float">
            <text:p>10.257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.4574" calcext:value-type="float">
            <text:p>9.457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28" calcext:value-type="float">
            <text:p>0.235028</text:p>
          </table:table-cell>
          <table:table-cell office:value-type="float" office:value="0.23363" calcext:value-type="float">
            <text:p>0.23363</text:p>
          </table:table-cell>
          <table:table-cell office:value-type="float" office:value="0.236853" calcext:value-type="float">
            <text:p>0.236853</text:p>
          </table:table-cell>
          <table:table-cell office:value-type="float" office:value="0.23502" calcext:value-type="float">
            <text:p>0.23502</text:p>
          </table:table-cell>
          <table:table-cell office:value-type="float" office:value="0.23328" calcext:value-type="float">
            <text:p>0.23328</text:p>
          </table:table-cell>
          <table:table-cell office:value-type="float" office:value="0.23705" calcext:value-type="float">
            <text:p>0.23705</text:p>
          </table:table-cell>
          <table:table-cell office:value-type="float" office:value="0.423043" calcext:value-type="float">
            <text:p>0.423043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42848" calcext:value-type="float">
            <text:p>0.42848</text:p>
          </table:table-cell>
          <table:table-cell office:value-type="float" office:value="0.423031" calcext:value-type="float">
            <text:p>0.423031</text:p>
          </table:table-cell>
          <table:table-cell office:value-type="float" office:value="0.41758" calcext:value-type="float">
            <text:p>0.41758</text:p>
          </table:table-cell>
          <table:table-cell office:value-type="float" office:value="0.430957" calcext:value-type="float">
            <text:p>0.430957</text:p>
          </table:table-cell>
          <table:table-cell office:value-type="float" office:value="1.79997" calcext:value-type="float">
            <text:p>1.79997</text:p>
          </table:table-cell>
          <table:table-cell office:value-type="float" office:value="1.79998" calcext:value-type="float">
            <text:p>1.79998</text:p>
          </table:table-cell>
          <table:table-cell office:value-type="float" office:value="9.41024" calcext:value-type="float">
            <text:p>9.4102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47.6213" calcext:value-type="float">
            <text:p>47.6213</text:p>
          </table:table-cell>
          <table:table-cell office:value-type="float" office:value="1" calcext:value-type="float">
            <text:p>1</text:p>
          </table:table-cell>
          <table:table-cell office:value-type="float" office:value="1435" calcext:value-type="float">
            <text:p>1435</text:p>
          </table:table-cell>
          <table:table-cell office:value-type="float" office:value="10.3521" calcext:value-type="float">
            <text:p>10.352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.55154" calcext:value-type="float">
            <text:p>9.5515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06" calcext:value-type="float">
            <text:p>0.240006</text:p>
          </table:table-cell>
          <table:table-cell office:value-type="float" office:value="0.238815" calcext:value-type="float">
            <text:p>0.238815</text:p>
          </table:table-cell>
          <table:table-cell office:value-type="float" office:value="0.24166" calcext:value-type="float">
            <text:p>0.24166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38" calcext:value-type="float">
            <text:p>0.432138</text:p>
          </table:table-cell>
          <table:table-cell office:value-type="float" office:value="0.428267" calcext:value-type="float">
            <text:p>0.428267</text:p>
          </table:table-cell>
          <table:table-cell office:value-type="float" office:value="0.43743" calcext:value-type="float">
            <text:p>0.43743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9.43583" calcext:value-type="float">
            <text:p>9.43583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1121.21" calcext:value-type="float">
            <text:p>1121.21</text:p>
          </table:table-cell>
          <table:table-cell office:value-type="float" office:value="1" calcext:value-type="float">
            <text:p>1</text:p>
          </table:table-cell>
          <table:table-cell office:value-type="float" office:value="27391" calcext:value-type="float">
            <text:p>27391</text:p>
          </table:table-cell>
          <table:table-cell office:value-type="float" office:value="10.4339" calcext:value-type="float">
            <text:p>10.433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.62692" calcext:value-type="float">
            <text:p>9.6269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4976" calcext:value-type="float">
            <text:p>0.244976</text:p>
          </table:table-cell>
          <table:table-cell office:value-type="float" office:value="0.243963" calcext:value-type="float">
            <text:p>0.243963</text:p>
          </table:table-cell>
          <table:table-cell office:value-type="float" office:value="0.245941" calcext:value-type="float">
            <text:p>0.245941</text:p>
          </table:table-cell>
          <table:table-cell office:value-type="float" office:value="0.244625" calcext:value-type="float">
            <text:p>0.244625</text:p>
          </table:table-cell>
          <table:table-cell office:value-type="float" office:value="0.243343" calcext:value-type="float">
            <text:p>0.243343</text:p>
          </table:table-cell>
          <table:table-cell office:value-type="float" office:value="0.246297" calcext:value-type="float">
            <text:p>0.246297</text:p>
          </table:table-cell>
          <table:table-cell office:value-type="float" office:value="0.441038" calcext:value-type="float">
            <text:p>0.441038</text:p>
          </table:table-cell>
          <table:table-cell office:value-type="float" office:value="0.43807" calcext:value-type="float">
            <text:p>0.43807</text:p>
          </table:table-cell>
          <table:table-cell office:value-type="float" office:value="0.444009" calcext:value-type="float">
            <text:p>0.444009</text:p>
          </table:table-cell>
          <table:table-cell office:value-type="float" office:value="0.440399" calcext:value-type="float">
            <text:p>0.440399</text:p>
          </table:table-cell>
          <table:table-cell office:value-type="float" office:value="0.436137" calcext:value-type="float">
            <text:p>0.436137</text:p>
          </table:table-cell>
          <table:table-cell office:value-type="float" office:value="0.444793" calcext:value-type="float">
            <text:p>0.444793</text:p>
          </table:table-cell>
          <table:table-cell office:value-type="float" office:value="1.80033" calcext:value-type="float">
            <text:p>1.80033</text:p>
          </table:table-cell>
          <table:table-cell office:value-type="float" office:value="1.8003" calcext:value-type="float">
            <text:p>1.8003</text:p>
          </table:table-cell>
          <table:table-cell office:value-type="float" office:value="9.45489" calcext:value-type="float">
            <text:p>9.45489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8.32185" calcext:value-type="float">
            <text:p>8.3218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31228" calcext:value-type="float">
            <text:p>8.312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557" calcext:value-type="float">
            <text:p>7.5255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895208" calcext:value-type="float">
            <text:p>0.00895208</text:p>
          </table:table-cell>
          <table:table-cell office:value-type="float" office:value="0.00824333" calcext:value-type="float">
            <text:p>0.0082433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1.7926" calcext:value-type="float">
            <text:p>1.7926</text:p>
          </table:table-cell>
          <table:table-cell office:value-type="float" office:value="1.79266" calcext:value-type="float">
            <text:p>1.79266</text:p>
          </table:table-cell>
          <table:table-cell office:value-type="float" office:value="8.51066" calcext:value-type="float">
            <text:p>8.5106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34625" calcext:value-type="float">
            <text:p>8.3462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.32593" calcext:value-type="float">
            <text:p>8.3259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2543" calcext:value-type="float">
            <text:p>7.5254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2333" calcext:value-type="float">
            <text:p>0.0096233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72933" calcext:value-type="float">
            <text:p>0.0172933</text:p>
          </table:table-cell>
          <table:table-cell office:value-type="float" office:value="0.0192367" calcext:value-type="float">
            <text:p>0.0192367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90833" calcext:value-type="float">
            <text:p>0.0190833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.80267" calcext:value-type="float">
            <text:p>1.80267</text:p>
          </table:table-cell>
          <table:table-cell office:value-type="float" office:value="8.50526" calcext:value-type="float">
            <text:p>8.5052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40266" calcext:value-type="float">
            <text:p>8.4026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.37309" calcext:value-type="float">
            <text:p>8.373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7237" calcext:value-type="float">
            <text:p>7.572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233" calcext:value-type="float">
            <text:p>0.0145233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9333" calcext:value-type="float">
            <text:p>0.0259333</text:p>
          </table:table-cell>
          <table:table-cell office:value-type="float" office:value="0.0284833" calcext:value-type="float">
            <text:p>0.0284833</text:p>
          </table:table-cell>
          <table:table-cell office:value-type="float" office:value="0.0270399" calcext:value-type="float">
            <text:p>0.027039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85367" calcext:value-type="float">
            <text:p>0.0285367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8.54786" calcext:value-type="float">
            <text:p>8.54786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4285" calcext:value-type="float">
            <text:p>8.428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.38627" calcext:value-type="float">
            <text:p>8.3862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.59414" calcext:value-type="float">
            <text:p>7.594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867" calcext:value-type="float">
            <text:p>0.019486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0579" calcext:value-type="float">
            <text:p>0.0360579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0.0372567" calcext:value-type="float">
            <text:p>0.0372567</text:p>
          </table:table-cell>
          <table:table-cell office:value-type="float" office:value="0.0360582" calcext:value-type="float">
            <text:p>0.0360582</text:p>
          </table:table-cell>
          <table:table-cell office:value-type="float" office:value="0.0339367" calcext:value-type="float">
            <text:p>0.0339367</text:p>
          </table:table-cell>
          <table:table-cell office:value-type="float" office:value="0.0374867" calcext:value-type="float">
            <text:p>0.0374867</text:p>
          </table:table-cell>
          <table:table-cell office:value-type="float" office:value="1.79723" calcext:value-type="float">
            <text:p>1.79723</text:p>
          </table:table-cell>
          <table:table-cell office:value-type="float" office:value="1.79725" calcext:value-type="float">
            <text:p>1.79725</text:p>
          </table:table-cell>
          <table:table-cell office:value-type="float" office:value="8.55441" calcext:value-type="float">
            <text:p>8.55441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48001" calcext:value-type="float">
            <text:p>8.4800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.42359" calcext:value-type="float">
            <text:p>8.4235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62306" calcext:value-type="float">
            <text:p>7.623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57333" calcext:value-type="float">
            <text:p>0.0257333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51318" calcext:value-type="float">
            <text:p>0.0451318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464533" calcext:value-type="float">
            <text:p>0.0464533</text:p>
          </table:table-cell>
          <table:table-cell office:value-type="float" office:value="0.0451312" calcext:value-type="float">
            <text:p>0.0451312</text:p>
          </table:table-cell>
          <table:table-cell office:value-type="float" office:value="0.0435967" calcext:value-type="float">
            <text:p>0.0435967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1.80044" calcext:value-type="float">
            <text:p>1.80044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8.57881" calcext:value-type="float">
            <text:p>8.57881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52345" calcext:value-type="float">
            <text:p>8.5234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.45538" calcext:value-type="float">
            <text:p>8.4553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.65931" calcext:value-type="float">
            <text:p>7.659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541228" calcext:value-type="float">
            <text:p>0.0541228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1226" calcext:value-type="float">
            <text:p>0.0541226</text:p>
          </table:table-cell>
          <table:table-cell office:value-type="float" office:value="0.0526167" calcext:value-type="float">
            <text:p>0.0526167</text:p>
          </table:table-cell>
          <table:table-cell office:value-type="float" office:value="0.0564733" calcext:value-type="float">
            <text:p>0.0564733</text:p>
          </table:table-cell>
          <table:table-cell office:value-type="float" office:value="1.8" calcext:value-type="float">
            <text:p>1.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8.60151" calcext:value-type="float">
            <text:p>8.60151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56823" calcext:value-type="float">
            <text:p>8.568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.48446" calcext:value-type="float">
            <text:p>8.4844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.68942" calcext:value-type="float">
            <text:p>7.6894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367" calcext:value-type="float">
            <text:p>0.0342367</text:p>
          </table:table-cell>
          <table:table-cell office:value-type="float" office:value="0.0362133" calcext:value-type="float">
            <text:p>0.0362133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612733" calcext:value-type="float">
            <text:p>0.0612733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1146" calcext:value-type="float">
            <text:p>0.0631146</text:p>
          </table:table-cell>
          <table:table-cell office:value-type="float" office:value="0.0615967" calcext:value-type="float">
            <text:p>0.0615967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8.621" calcext:value-type="float">
            <text:p>8.621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60202" calcext:value-type="float">
            <text:p>8.6020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.50327" calcext:value-type="float">
            <text:p>8.5032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.69974" calcext:value-type="float">
            <text:p>7.6997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89867" calcext:value-type="float">
            <text:p>0.0389867</text:p>
          </table:table-cell>
          <table:table-cell office:value-type="float" office:value="0.0411167" calcext:value-type="float">
            <text:p>0.0411167</text:p>
          </table:table-cell>
          <table:table-cell office:value-type="float" office:value="0.0400934" calcext:value-type="float">
            <text:p>0.0400934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72177" calcext:value-type="float">
            <text:p>0.072177</text:p>
          </table:table-cell>
          <table:table-cell office:value-type="float" office:value="0.0700667" calcext:value-type="float">
            <text:p>0.0700667</text:p>
          </table:table-cell>
          <table:table-cell office:value-type="float" office:value="0.0745967" calcext:value-type="float">
            <text:p>0.0745967</text:p>
          </table:table-cell>
          <table:table-cell office:value-type="float" office:value="0.0721759" calcext:value-type="float">
            <text:p>0.0721759</text:p>
          </table:table-cell>
          <table:table-cell office:value-type="float" office:value="0.0700933" calcext:value-type="float">
            <text:p>0.0700933</text:p>
          </table:table-cell>
          <table:table-cell office:value-type="float" office:value="0.0740367" calcext:value-type="float">
            <text:p>0.074036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8.63032" calcext:value-type="float">
            <text:p>8.63032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66345" calcext:value-type="float">
            <text:p>8.6634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.54532" calcext:value-type="float">
            <text:p>8.5453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74821" calcext:value-type="float">
            <text:p>7.7482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233" calcext:value-type="float">
            <text:p>0.0457233</text:p>
          </table:table-cell>
          <table:table-cell office:value-type="float" office:value="0.0450685" calcext:value-type="float">
            <text:p>0.0450685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810798" calcext:value-type="float">
            <text:p>0.0810798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826367" calcext:value-type="float">
            <text:p>0.0826367</text:p>
          </table:table-cell>
          <table:table-cell office:value-type="float" office:value="0.0810788" calcext:value-type="float">
            <text:p>0.0810788</text:p>
          </table:table-cell>
          <table:table-cell office:value-type="float" office:value="0.0792533" calcext:value-type="float">
            <text:p>0.0792533</text:p>
          </table:table-cell>
          <table:table-cell office:value-type="float" office:value="0.0831967" calcext:value-type="float">
            <text:p>0.0831967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8.66153" calcext:value-type="float">
            <text:p>8.66153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70318" calcext:value-type="float">
            <text:p>8.7031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56703" calcext:value-type="float">
            <text:p>8.5670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.76233" calcext:value-type="float">
            <text:p>7.762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00772" calcext:value-type="float">
            <text:p>0.0500772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0880267" calcext:value-type="float">
            <text:p>0.0880267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900781" calcext:value-type="float">
            <text:p>0.0900781</text:p>
          </table:table-cell>
          <table:table-cell office:value-type="float" office:value="0.0871933" calcext:value-type="float">
            <text:p>0.0871933</text:p>
          </table:table-cell>
          <table:table-cell office:value-type="float" office:value="0.0923833" calcext:value-type="float">
            <text:p>0.092383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8.67353" calcext:value-type="float">
            <text:p>8.67353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74372" calcext:value-type="float">
            <text:p>8.7437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58895" calcext:value-type="float">
            <text:p>8.5889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79095" calcext:value-type="float">
            <text:p>7.7909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1533" calcext:value-type="float">
            <text:p>0.0541533</text:p>
          </table:table-cell>
          <table:table-cell office:value-type="float" office:value="0.0558567" calcext:value-type="float">
            <text:p>0.0558567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990448" calcext:value-type="float">
            <text:p>0.0990448</text:p>
          </table:table-cell>
          <table:table-cell office:value-type="float" office:value="0.0965533" calcext:value-type="float">
            <text:p>0.0965533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0990429" calcext:value-type="float">
            <text:p>0.0990429</text:p>
          </table:table-cell>
          <table:table-cell office:value-type="float" office:value="0.0960333" calcext:value-type="float">
            <text:p>0.0960333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8.6849" calcext:value-type="float">
            <text:p>8.684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7983" calcext:value-type="float">
            <text:p>8.798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62084" calcext:value-type="float">
            <text:p>8.6208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.8252" calcext:value-type="float">
            <text:p>7.825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85933" calcext:value-type="float">
            <text:p>0.0585933</text:p>
          </table:table-cell>
          <table:table-cell office:value-type="float" office:value="0.0612533" calcext:value-type="float">
            <text:p>0.0612533</text:p>
          </table:table-cell>
          <table:table-cell office:value-type="float" office:value="0.0600774" calcext:value-type="float">
            <text:p>0.0600774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110653" calcext:value-type="float">
            <text:p>0.110653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5353" calcext:value-type="float">
            <text:p>0.105353</text:p>
          </table:table-cell>
          <table:table-cell office:value-type="float" office:value="0.110423" calcext:value-type="float">
            <text:p>0.110423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8.70505" calcext:value-type="float">
            <text:p>8.70505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86259" calcext:value-type="float">
            <text:p>8.8625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.66073" calcext:value-type="float">
            <text:p>8.6607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.86546" calcext:value-type="float">
            <text:p>7.8654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41933" calcext:value-type="float">
            <text:p>0.0641933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115033" calcext:value-type="float">
            <text:p>0.115033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117102" calcext:value-type="float">
            <text:p>0.117102</text:p>
          </table:table-cell>
          <table:table-cell office:value-type="float" office:value="0.114093" calcext:value-type="float">
            <text:p>0.114093</text:p>
          </table:table-cell>
          <table:table-cell office:value-type="float" office:value="0.119353" calcext:value-type="float">
            <text:p>0.119353</text:p>
          </table:table-cell>
          <table:table-cell table:number-columns-repeated="2" office:value-type="float" office:value="1.79857" calcext:value-type="float">
            <text:p>1.79857</text:p>
          </table:table-cell>
          <table:table-cell office:value-type="float" office:value="8.73237" calcext:value-type="float">
            <text:p>8.73237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91941" calcext:value-type="float">
            <text:p>8.9194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.69473" calcext:value-type="float">
            <text:p>8.6947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.90277" calcext:value-type="float">
            <text:p>7.9027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433" calcext:value-type="float">
            <text:p>0.0692433</text:p>
          </table:table-cell>
          <table:table-cell office:value-type="float" office:value="0.0712167" calcext:value-type="float">
            <text:p>0.0712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237" calcext:value-type="float">
            <text:p>0.123237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8.75577" calcext:value-type="float">
            <text:p>8.7557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8.96823" calcext:value-type="float">
            <text:p>8.9682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.71379" calcext:value-type="float">
            <text:p>8.713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91624" calcext:value-type="float">
            <text:p>7.916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7167" calcext:value-type="float">
            <text:p>0.0737167</text:p>
          </table:table-cell>
          <table:table-cell office:value-type="float" office:value="0.0760867" calcext:value-type="float">
            <text:p>0.0760867</text:p>
          </table:table-cell>
          <table:table-cell office:value-type="float" office:value="0.0750698" calcext:value-type="float">
            <text:p>0.0750698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34952" calcext:value-type="float">
            <text:p>0.134952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3744" calcext:value-type="float">
            <text:p>0.13744</text:p>
          </table:table-cell>
          <table:table-cell table:number-columns-repeated="2" office:value-type="float" office:value="1.79767" calcext:value-type="float">
            <text:p>1.79767</text:p>
          </table:table-cell>
          <table:table-cell office:value-type="float" office:value="8.76314" calcext:value-type="float">
            <text:p>8.76314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9.03816" calcext:value-type="float">
            <text:p>9.0381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5214" calcext:value-type="float">
            <text:p>8.752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.95557" calcext:value-type="float">
            <text:p>7.9555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8433" calcext:value-type="float">
            <text:p>0.0788433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43966" calcext:value-type="float">
            <text:p>0.143966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7871" calcext:value-type="float">
            <text:p>8.7871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9.1002" calcext:value-type="float">
            <text:p>9.100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78208" calcext:value-type="float">
            <text:p>8.7820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.9814" calcext:value-type="float">
            <text:p>7.98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967" calcext:value-type="float">
            <text:p>0.0838967</text:p>
          </table:table-cell>
          <table:table-cell office:value-type="float" office:value="0.0865433" calcext:value-type="float">
            <text:p>0.0865433</text:p>
          </table:table-cell>
          <table:table-cell office:value-type="float" office:value="0.0850496" calcext:value-type="float">
            <text:p>0.085049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155307" calcext:value-type="float">
            <text:p>0.155307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8.80431" calcext:value-type="float">
            <text:p>8.80431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9.17712" calcext:value-type="float">
            <text:p>9.1771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.82068" calcext:value-type="float">
            <text:p>8.8206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.02221" calcext:value-type="float">
            <text:p>8.0222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1367" calcext:value-type="float">
            <text:p>0.0881367</text:p>
          </table:table-cell>
          <table:table-cell office:value-type="float" office:value="0.0912167" calcext:value-type="float">
            <text:p>0.0912167</text:p>
          </table:table-cell>
          <table:table-cell office:value-type="float" office:value="0.0900408" calcext:value-type="float">
            <text:p>0.0900408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33" calcext:value-type="float">
            <text:p>0.0910133</text:p>
          </table:table-cell>
          <table:table-cell office:value-type="float" office:value="0.161919" calcext:value-type="float">
            <text:p>0.161919</text:p>
          </table:table-cell>
          <table:table-cell office:value-type="float" office:value="0.158543" calcext:value-type="float">
            <text:p>0.158543</text:p>
          </table:table-cell>
          <table:table-cell office:value-type="float" office:value="0.16451" calcext:value-type="float">
            <text:p>0.16451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164217" calcext:value-type="float">
            <text:p>0.164217</text:p>
          </table:table-cell>
          <table:table-cell table:number-columns-repeated="2" office:value-type="float" office:value="1.7983" calcext:value-type="float">
            <text:p>1.7983</text:p>
          </table:table-cell>
          <table:table-cell office:value-type="float" office:value="8.82846" calcext:value-type="float">
            <text:p>8.8284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9.25507" calcext:value-type="float">
            <text:p>9.2550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85843" calcext:value-type="float">
            <text:p>8.8584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.05376" calcext:value-type="float">
            <text:p>8.0537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5867" calcext:value-type="float">
            <text:p>0.0965867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70904" calcext:value-type="float">
            <text:p>0.170904</text:p>
          </table:table-cell>
          <table:table-cell office:value-type="float" office:value="0.16843" calcext:value-type="float">
            <text:p>0.1684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0.17354" calcext:value-type="float">
            <text:p>0.17354</text:p>
          </table:table-cell>
          <table:table-cell office:value-type="float" office:value="1.79819" calcext:value-type="float">
            <text:p>1.79819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85181" calcext:value-type="float">
            <text:p>8.8518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9.32275" calcext:value-type="float">
            <text:p>9.3227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88495" calcext:value-type="float">
            <text:p>8.8849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.08582" calcext:value-type="float">
            <text:p>8.0858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5767" calcext:value-type="float">
            <text:p>0.0985767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589" calcext:value-type="float">
            <text:p>0.17589</text:p>
          </table:table-cell>
          <table:table-cell office:value-type="float" office:value="0.182417" calcext:value-type="float">
            <text:p>0.182417</text:p>
          </table:table-cell>
          <table:table-cell office:value-type="float" office:value="1.7975" calcext:value-type="float">
            <text:p>1.7975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8.86548" calcext:value-type="float">
            <text:p>8.8654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9.4101" calcext:value-type="float">
            <text:p>9.410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92309" calcext:value-type="float">
            <text:p>8.9230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.12166" calcext:value-type="float">
            <text:p>8.121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91207" calcext:value-type="float">
            <text:p>0.191207</text:p>
          </table:table-cell>
          <table:table-cell office:value-type="float" office:value="1.79782" calcext:value-type="float">
            <text:p>1.79782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8.88653" calcext:value-type="float">
            <text:p>8.88653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9.50397" calcext:value-type="float">
            <text:p>9.5039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96391" calcext:value-type="float">
            <text:p>8.9639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.16701" calcext:value-type="float">
            <text:p>8.1670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111333" calcext:value-type="float">
            <text:p>0.111333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20158" calcext:value-type="float">
            <text:p>0.20158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8" calcext:value-type="float">
            <text:p>1.79848</text:p>
          </table:table-cell>
          <table:table-cell office:value-type="float" office:value="8.91162" calcext:value-type="float">
            <text:p>8.91162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9.60414" calcext:value-type="float">
            <text:p>9.6041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.99418" calcext:value-type="float">
            <text:p>8.9941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1972" calcext:value-type="float">
            <text:p>8.19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7" calcext:value-type="float">
            <text:p>0.113727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06856" calcext:value-type="float">
            <text:p>0.206856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21087" calcext:value-type="float">
            <text:p>0.2108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02647" calcext:value-type="float">
            <text:p>0.202647</text:p>
          </table:table-cell>
          <table:table-cell office:value-type="float" office:value="0.209093" calcext:value-type="float">
            <text:p>0.209093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8.92358" calcext:value-type="float">
            <text:p>8.9235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9.70385" calcext:value-type="float">
            <text:p>9.7038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.03168" calcext:value-type="float">
            <text:p>9.0316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24346" calcext:value-type="float">
            <text:p>8.2434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613" calcext:value-type="float">
            <text:p>0.118613</text:p>
          </table:table-cell>
          <table:table-cell office:value-type="float" office:value="0.121213" calcext:value-type="float">
            <text:p>0.12121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12357" calcext:value-type="float">
            <text:p>0.212357</text:p>
          </table:table-cell>
          <table:table-cell office:value-type="float" office:value="0.218507" calcext:value-type="float">
            <text:p>0.218507</text:p>
          </table:table-cell>
          <table:table-cell table:number-columns-repeated="2" office:value-type="float" office:value="1.79853" calcext:value-type="float">
            <text:p>1.79853</text:p>
          </table:table-cell>
          <table:table-cell office:value-type="float" office:value="8.94455" calcext:value-type="float">
            <text:p>8.94455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9.82046" calcext:value-type="float">
            <text:p>9.8204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07613" calcext:value-type="float">
            <text:p>9.076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.27619" calcext:value-type="float">
            <text:p>8.2761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228107" calcext:value-type="float">
            <text:p>0.228107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7" calcext:value-type="float">
            <text:p>0.2277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8.96939" calcext:value-type="float">
            <text:p>8.96939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9.92713" calcext:value-type="float">
            <text:p>9.927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10889" calcext:value-type="float">
            <text:p>9.1088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30897" calcext:value-type="float">
            <text:p>8.3089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233857" calcext:value-type="float">
            <text:p>0.23385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237133" calcext:value-type="float">
            <text:p>0.237133</text:p>
          </table:table-cell>
          <table:table-cell office:value-type="float" office:value="0.233859" calcext:value-type="float">
            <text:p>0.233859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0.236783" calcext:value-type="float">
            <text:p>0.236783</text:p>
          </table:table-cell>
          <table:table-cell table:number-columns-repeated="2" office:value-type="float" office:value="1.79906" calcext:value-type="float">
            <text:p>1.79906</text:p>
          </table:table-cell>
          <table:table-cell office:value-type="float" office:value="8.98355" calcext:value-type="float">
            <text:p>8.9835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0.0708" calcext:value-type="float">
            <text:p>10.070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15223" calcext:value-type="float">
            <text:p>9.1522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.35119" calcext:value-type="float">
            <text:p>8.3511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36793" calcext:value-type="float">
            <text:p>0.13679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858" calcext:value-type="float">
            <text:p>0.23858</text:p>
          </table:table-cell>
          <table:table-cell office:value-type="float" office:value="0.24574" calcext:value-type="float">
            <text:p>0.24574</text:p>
          </table:table-cell>
          <table:table-cell table:number-columns-repeated="2" office:value-type="float" office:value="1.7996" calcext:value-type="float">
            <text:p>1.7996</text:p>
          </table:table-cell>
          <table:table-cell office:value-type="float" office:value="9.00649" calcext:value-type="float">
            <text:p>9.0064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0.215" calcext:value-type="float">
            <text:p>10.2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.19456" calcext:value-type="float">
            <text:p>9.1945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.39532" calcext:value-type="float">
            <text:p>8.3953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39992" calcext:value-type="float">
            <text:p>0.139992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248517" calcext:value-type="float">
            <text:p>0.248517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5123" calcext:value-type="float">
            <text:p>0.255123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1.79961" calcext:value-type="float">
            <text:p>1.79961</text:p>
          </table:table-cell>
          <table:table-cell office:value-type="float" office:value="9.02798" calcext:value-type="float">
            <text:p>9.02798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0.3534" calcext:value-type="float">
            <text:p>10.353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22813" calcext:value-type="float">
            <text:p>9.228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.43095" calcext:value-type="float">
            <text:p>8.4309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7767" calcext:value-type="float">
            <text:p>0.257767</text:p>
          </table:table-cell>
          <table:table-cell office:value-type="float" office:value="0.264273" calcext:value-type="float">
            <text:p>0.26427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5497" calcext:value-type="float">
            <text:p>0.255497</text:p>
          </table:table-cell>
          <table:table-cell office:value-type="float" office:value="0.264327" calcext:value-type="float">
            <text:p>0.264327</text:p>
          </table:table-cell>
          <table:table-cell table:number-columns-repeated="2" office:value-type="float" office:value="1.79996" calcext:value-type="float">
            <text:p>1.79996</text:p>
          </table:table-cell>
          <table:table-cell office:value-type="float" office:value="9.03967" calcext:value-type="float">
            <text:p>9.03967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0.5517" calcext:value-type="float">
            <text:p>10.5517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28138" calcext:value-type="float">
            <text:p>9.2813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48215" calcext:value-type="float">
            <text:p>8.4821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151693" calcext:value-type="float">
            <text:p>0.151693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0.265633" calcext:value-type="float">
            <text:p>0.265633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0.270076" calcext:value-type="float">
            <text:p>0.270076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73943" calcext:value-type="float">
            <text:p>0.273943</text:p>
          </table:table-cell>
          <table:table-cell office:value-type="float" office:value="1.80072" calcext:value-type="float">
            <text:p>1.80072</text:p>
          </table:table-cell>
          <table:table-cell office:value-type="float" office:value="1.80073" calcext:value-type="float">
            <text:p>1.80073</text:p>
          </table:table-cell>
          <table:table-cell office:value-type="float" office:value="9.06983" calcext:value-type="float">
            <text:p>9.06983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0.7383" calcext:value-type="float">
            <text:p>10.738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32224" calcext:value-type="float">
            <text:p>9.3222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52134" calcext:value-type="float">
            <text:p>8.5213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83" calcext:value-type="float">
            <text:p>0.153983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3" calcext:value-type="float">
            <text:p>0.153453</text:p>
          </table:table-cell>
          <table:table-cell office:value-type="float" office:value="0.156757" calcext:value-type="float">
            <text:p>0.156757</text:p>
          </table:table-cell>
          <table:table-cell office:value-type="float" office:value="0.279055" calcext:value-type="float">
            <text:p>0.279055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282653" calcext:value-type="float">
            <text:p>0.282653</text:p>
          </table:table-cell>
          <table:table-cell office:value-type="float" office:value="0.279057" calcext:value-type="float">
            <text:p>0.279057</text:p>
          </table:table-cell>
          <table:table-cell office:value-type="float" office:value="0.272983" calcext:value-type="float">
            <text:p>0.272983</text:p>
          </table:table-cell>
          <table:table-cell office:value-type="float" office:value="0.282683" calcext:value-type="float">
            <text:p>0.282683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1.80081" calcext:value-type="float">
            <text:p>1.80081</text:p>
          </table:table-cell>
          <table:table-cell office:value-type="float" office:value="9.08553" calcext:value-type="float">
            <text:p>9.08553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0.9393" calcext:value-type="float">
            <text:p>10.939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.36763" calcext:value-type="float">
            <text:p>9.3676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.56522" calcext:value-type="float">
            <text:p>8.5652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7" calcext:value-type="float">
            <text:p>0.161857</text:p>
          </table:table-cell>
          <table:table-cell office:value-type="float" office:value="0.288068" calcext:value-type="float">
            <text:p>0.288068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8283" calcext:value-type="float">
            <text:p>0.28283</text:p>
          </table:table-cell>
          <table:table-cell office:value-type="float" office:value="0.29241" calcext:value-type="float">
            <text:p>0.29241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1075" calcext:value-type="float">
            <text:p>9.1075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1.1918" calcext:value-type="float">
            <text:p>11.1918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9.41459" calcext:value-type="float">
            <text:p>9.4145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61275" calcext:value-type="float">
            <text:p>8.6127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166513" calcext:value-type="float">
            <text:p>0.166513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3" calcext:value-type="float">
            <text:p>0.1668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383" calcext:value-type="float">
            <text:p>0.29383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297157" calcext:value-type="float">
            <text:p>0.297157</text:p>
          </table:table-cell>
          <table:table-cell office:value-type="float" office:value="0.292293" calcext:value-type="float">
            <text:p>0.292293</text:p>
          </table:table-cell>
          <table:table-cell office:value-type="float" office:value="0.30163" calcext:value-type="float">
            <text:p>0.30163</text:p>
          </table:table-cell>
          <table:table-cell table:number-columns-repeated="2" office:value-type="float" office:value="1.80097" calcext:value-type="float">
            <text:p>1.80097</text:p>
          </table:table-cell>
          <table:table-cell office:value-type="float" office:value="9.12741" calcext:value-type="float">
            <text:p>9.12741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1.4404" calcext:value-type="float">
            <text:p>11.440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9.46267" calcext:value-type="float">
            <text:p>9.4626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66071" calcext:value-type="float">
            <text:p>8.6607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587" calcext:value-type="float">
            <text:p>0.168587</text:p>
          </table:table-cell>
          <table:table-cell office:value-type="float" office:value="0.171523" calcext:value-type="float">
            <text:p>0.171523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0.168313" calcext:value-type="float">
            <text:p>0.168313</text:p>
          </table:table-cell>
          <table:table-cell office:value-type="float" office:value="0.171593" calcext:value-type="float">
            <text:p>0.171593</text:p>
          </table:table-cell>
          <table:table-cell office:value-type="float" office:value="0.306168" calcext:value-type="float">
            <text:p>0.306168</text:p>
          </table:table-cell>
          <table:table-cell office:value-type="float" office:value="0.30249" calcext:value-type="float">
            <text:p>0.30249</text:p>
          </table:table-cell>
          <table:table-cell office:value-type="float" office:value="0.30979" calcext:value-type="float">
            <text:p>0.30979</text:p>
          </table:table-cell>
          <table:table-cell office:value-type="float" office:value="0.306174" calcext:value-type="float">
            <text:p>0.306174</text:p>
          </table:table-cell>
          <table:table-cell office:value-type="float" office:value="0.30213" calcext:value-type="float">
            <text:p>0.30213</text:p>
          </table:table-cell>
          <table:table-cell office:value-type="float" office:value="0.31038" calcext:value-type="float">
            <text:p>0.31038</text:p>
          </table:table-cell>
          <table:table-cell office:value-type="float" office:value="1.80091" calcext:value-type="float">
            <text:p>1.80091</text:p>
          </table:table-cell>
          <table:table-cell office:value-type="float" office:value="1.80092" calcext:value-type="float">
            <text:p>1.80092</text:p>
          </table:table-cell>
          <table:table-cell office:value-type="float" office:value="9.14853" calcext:value-type="float">
            <text:p>9.14853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1.7447" calcext:value-type="float">
            <text:p>11.74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9.503" calcext:value-type="float">
            <text:p>9.5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69929" calcext:value-type="float">
            <text:p>8.6992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327" calcext:value-type="float">
            <text:p>0.173327</text:p>
          </table:table-cell>
          <table:table-cell office:value-type="float" office:value="0.176317" calcext:value-type="float">
            <text:p>0.176317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319467" calcext:value-type="float">
            <text:p>0.319467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10637" calcext:value-type="float">
            <text:p>0.310637</text:p>
          </table:table-cell>
          <table:table-cell office:value-type="float" office:value="0.318893" calcext:value-type="float">
            <text:p>0.3188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6" calcext:value-type="float">
            <text:p>1.80076</text:p>
          </table:table-cell>
          <table:table-cell office:value-type="float" office:value="9.16166" calcext:value-type="float">
            <text:p>9.1616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2.106" calcext:value-type="float">
            <text:p>12.10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9.55467" calcext:value-type="float">
            <text:p>9.554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7556" calcext:value-type="float">
            <text:p>8.755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163" calcext:value-type="float">
            <text:p>0.178163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8" calcext:value-type="float">
            <text:p>0.18138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0.327567" calcext:value-type="float">
            <text:p>0.327567</text:p>
          </table:table-cell>
          <table:table-cell office:value-type="float" office:value="0.324181" calcext:value-type="float">
            <text:p>0.324181</text:p>
          </table:table-cell>
          <table:table-cell office:value-type="float" office:value="0.319867" calcext:value-type="float">
            <text:p>0.319867</text:p>
          </table:table-cell>
          <table:table-cell office:value-type="float" office:value="0.328887" calcext:value-type="float">
            <text:p>0.328887</text:p>
          </table:table-cell>
          <table:table-cell office:value-type="float" office:value="1.80068" calcext:value-type="float">
            <text:p>1.80068</text:p>
          </table:table-cell>
          <table:table-cell office:value-type="float" office:value="1.80066" calcext:value-type="float">
            <text:p>1.80066</text:p>
          </table:table-cell>
          <table:table-cell office:value-type="float" office:value="9.18141" calcext:value-type="float">
            <text:p>9.18141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2.4828" calcext:value-type="float">
            <text:p>12.4828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9.60948" calcext:value-type="float">
            <text:p>9.6094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80582" calcext:value-type="float">
            <text:p>8.8058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1" calcext:value-type="float">
            <text:p>0.18504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6537" calcext:value-type="float">
            <text:p>0.186537</text:p>
          </table:table-cell>
          <table:table-cell office:value-type="float" office:value="0.185043" calcext:value-type="float">
            <text:p>0.185043</text:p>
          </table:table-cell>
          <table:table-cell office:value-type="float" office:value="0.18343" calcext:value-type="float">
            <text:p>0.18343</text:p>
          </table:table-cell>
          <table:table-cell office:value-type="float" office:value="0.186797" calcext:value-type="float">
            <text:p>0.186797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333243" calcext:value-type="float">
            <text:p>0.333243</text:p>
          </table:table-cell>
          <table:table-cell office:value-type="float" office:value="0.32855" calcext:value-type="float">
            <text:p>0.32855</text:p>
          </table:table-cell>
          <table:table-cell office:value-type="float" office:value="0.33841" calcext:value-type="float">
            <text:p>0.33841</text:p>
          </table:table-cell>
          <table:table-cell table:number-columns-repeated="2" office:value-type="float" office:value="1.80089" calcext:value-type="float">
            <text:p>1.80089</text:p>
          </table:table-cell>
          <table:table-cell office:value-type="float" office:value="9.20604" calcext:value-type="float">
            <text:p>9.20604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2.9568" calcext:value-type="float">
            <text:p>12.9568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9.66493" calcext:value-type="float">
            <text:p>9.6649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8678" calcext:value-type="float">
            <text:p>8.867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987" calcext:value-type="float">
            <text:p>0.188987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87" calcext:value-type="float">
            <text:p>0.188587</text:p>
          </table:table-cell>
          <table:table-cell office:value-type="float" office:value="0.19178" calcext:value-type="float">
            <text:p>0.19178</text:p>
          </table:table-cell>
          <table:table-cell office:value-type="float" office:value="0.342298" calcext:value-type="float">
            <text:p>0.34229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42304" calcext:value-type="float">
            <text:p>0.342304</text:p>
          </table:table-cell>
          <table:table-cell office:value-type="float" office:value="0.338323" calcext:value-type="float">
            <text:p>0.338323</text:p>
          </table:table-cell>
          <table:table-cell office:value-type="float" office:value="0.347433" calcext:value-type="float">
            <text:p>0.347433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9.22547" calcext:value-type="float">
            <text:p>9.22547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9.72289" calcext:value-type="float">
            <text:p>9.7228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.91618" calcext:value-type="float">
            <text:p>8.9161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7" calcext:value-type="float">
            <text:p>0.195077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195076" calcext:value-type="float">
            <text:p>0.195076</text:p>
          </table:table-cell>
          <table:table-cell office:value-type="float" office:value="0.193573" calcext:value-type="float">
            <text:p>0.193573</text:p>
          </table:table-cell>
          <table:table-cell office:value-type="float" office:value="0.196863" calcext:value-type="float">
            <text:p>0.196863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1371" calcext:value-type="float">
            <text:p>0.351371</text:p>
          </table:table-cell>
          <table:table-cell office:value-type="float" office:value="0.347387" calcext:value-type="float">
            <text:p>0.347387</text:p>
          </table:table-cell>
          <table:table-cell office:value-type="float" office:value="0.357233" calcext:value-type="float">
            <text:p>0.357233</text:p>
          </table:table-cell>
          <table:table-cell table:number-columns-repeated="2" office:value-type="float" office:value="1.8012" calcext:value-type="float">
            <text:p>1.8012</text:p>
          </table:table-cell>
          <table:table-cell office:value-type="float" office:value="9.24912" calcext:value-type="float">
            <text:p>9.2491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4.2259" calcext:value-type="float">
            <text:p>14.2259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9.7799" calcext:value-type="float">
            <text:p>9.779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.98305" calcext:value-type="float">
            <text:p>8.9830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20008" calcext:value-type="float">
            <text:p>0.20008</text:p>
          </table:table-cell>
          <table:table-cell office:value-type="float" office:value="0.198153" calcext:value-type="float">
            <text:p>0.198153</text:p>
          </table:table-cell>
          <table:table-cell office:value-type="float" office:value="0.202047" calcext:value-type="float">
            <text:p>0.202047</text:p>
          </table:table-cell>
          <table:table-cell office:value-type="float" office:value="0.360248" calcext:value-type="float">
            <text:p>0.360248</text:p>
          </table:table-cell>
          <table:table-cell office:value-type="float" office:value="0.356233" calcext:value-type="float">
            <text:p>0.356233</text:p>
          </table:table-cell>
          <table:table-cell office:value-type="float" office:value="0.365297" calcext:value-type="float">
            <text:p>0.365297</text:p>
          </table:table-cell>
          <table:table-cell office:value-type="float" office:value="0.360254" calcext:value-type="float">
            <text:p>0.360254</text:p>
          </table:table-cell>
          <table:table-cell office:value-type="float" office:value="0.355677" calcext:value-type="float">
            <text:p>0.355677</text:p>
          </table:table-cell>
          <table:table-cell office:value-type="float" office:value="0.36654" calcext:value-type="float">
            <text:p>0.36654</text:p>
          </table:table-cell>
          <table:table-cell table:number-columns-repeated="2" office:value-type="float" office:value="1.80055" calcext:value-type="float">
            <text:p>1.80055</text:p>
          </table:table-cell>
          <table:table-cell office:value-type="float" office:value="9.26734" calcext:value-type="float">
            <text:p>9.26734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4.9506" calcext:value-type="float">
            <text:p>14.9506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9.83841" calcext:value-type="float">
            <text:p>9.8384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.03699" calcext:value-type="float">
            <text:p>9.0369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206777" calcext:value-type="float">
            <text:p>0.206777</text:p>
          </table:table-cell>
          <table:table-cell office:value-type="float" office:value="0.205077" calcext:value-type="float">
            <text:p>0.205077</text:p>
          </table:table-cell>
          <table:table-cell office:value-type="float" office:value="0.20307" calcext:value-type="float">
            <text:p>0.20307</text:p>
          </table:table-cell>
          <table:table-cell office:value-type="float" office:value="0.207133" calcext:value-type="float">
            <text:p>0.207133</text:p>
          </table:table-cell>
          <table:table-cell office:value-type="float" office:value="0.369223" calcext:value-type="float">
            <text:p>0.369223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2783" calcext:value-type="float">
            <text:p>0.372783</text:p>
          </table:table-cell>
          <table:table-cell office:value-type="float" office:value="0.369216" calcext:value-type="float">
            <text:p>0.369216</text:p>
          </table:table-cell>
          <table:table-cell office:value-type="float" office:value="0.36458" calcext:value-type="float">
            <text:p>0.36458</text:p>
          </table:table-cell>
          <table:table-cell office:value-type="float" office:value="0.376013" calcext:value-type="float">
            <text:p>0.376013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9.28733" calcext:value-type="float">
            <text:p>9.28733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6.0499" calcext:value-type="float">
            <text:p>16.0499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9.90351" calcext:value-type="float">
            <text:p>9.9035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.10456" calcext:value-type="float">
            <text:p>9.1045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73" calcext:value-type="float">
            <text:p>0.2081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0066" calcext:value-type="float">
            <text:p>0.210066</text:p>
          </table:table-cell>
          <table:table-cell office:value-type="float" office:value="0.208123" calcext:value-type="float">
            <text:p>0.208123</text:p>
          </table:table-cell>
          <table:table-cell office:value-type="float" office:value="0.212343" calcext:value-type="float">
            <text:p>0.212343</text:p>
          </table:table-cell>
          <table:table-cell office:value-type="float" office:value="0.378256" calcext:value-type="float">
            <text:p>0.378256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378251" calcext:value-type="float">
            <text:p>0.378251</text:p>
          </table:table-cell>
          <table:table-cell office:value-type="float" office:value="0.373963" calcext:value-type="float">
            <text:p>0.373963</text:p>
          </table:table-cell>
          <table:table-cell office:value-type="float" office:value="0.385957" calcext:value-type="float">
            <text:p>0.385957</text:p>
          </table:table-cell>
          <table:table-cell office:value-type="float" office:value="1.80062" calcext:value-type="float">
            <text:p>1.80062</text:p>
          </table:table-cell>
          <table:table-cell office:value-type="float" office:value="1.80063" calcext:value-type="float">
            <text:p>1.80063</text:p>
          </table:table-cell>
          <table:table-cell office:value-type="float" office:value="9.31055" calcext:value-type="float">
            <text:p>9.31055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17.2887" calcext:value-type="float">
            <text:p>17.2887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9.97346" calcext:value-type="float">
            <text:p>9.973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9.17671" calcext:value-type="float">
            <text:p>9.1767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277" calcext:value-type="float">
            <text:p>0.213277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1503" calcext:value-type="float">
            <text:p>0.21503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17183" calcext:value-type="float">
            <text:p>0.217183</text:p>
          </table:table-cell>
          <table:table-cell office:value-type="float" office:value="0.387101" calcext:value-type="float">
            <text:p>0.387101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0.387095" calcext:value-type="float">
            <text:p>0.387095</text:p>
          </table:table-cell>
          <table:table-cell office:value-type="float" office:value="0.383413" calcext:value-type="float">
            <text:p>0.383413</text:p>
          </table:table-cell>
          <table:table-cell office:value-type="float" office:value="0.394247" calcext:value-type="float">
            <text:p>0.39424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9.33444" calcext:value-type="float">
            <text:p>9.33444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19.0225" calcext:value-type="float">
            <text:p>19.0225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10.0372" calcext:value-type="float">
            <text:p>10.037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.23738" calcext:value-type="float">
            <text:p>9.2373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28" calcext:value-type="float">
            <text:p>0.220028</text:p>
          </table:table-cell>
          <table:table-cell office:value-type="float" office:value="0.217783" calcext:value-type="float">
            <text:p>0.217783</text:p>
          </table:table-cell>
          <table:table-cell office:value-type="float" office:value="0.221743" calcext:value-type="float">
            <text:p>0.221743</text:p>
          </table:table-cell>
          <table:table-cell office:value-type="float" office:value="0.220029" calcext:value-type="float">
            <text:p>0.220029</text:p>
          </table:table-cell>
          <table:table-cell office:value-type="float" office:value="0.21826" calcext:value-type="float">
            <text:p>0.21826</text:p>
          </table:table-cell>
          <table:table-cell office:value-type="float" office:value="0.22235" calcext:value-type="float">
            <text:p>0.22235</text:p>
          </table:table-cell>
          <table:table-cell office:value-type="float" office:value="0.396088" calcext:value-type="float">
            <text:p>0.396088</text:p>
          </table:table-cell>
          <table:table-cell office:value-type="float" office:value="0.390813" calcext:value-type="float">
            <text:p>0.390813</text:p>
          </table:table-cell>
          <table:table-cell office:value-type="float" office:value="0.39951" calcext:value-type="float">
            <text:p>0.39951</text:p>
          </table:table-cell>
          <table:table-cell office:value-type="float" office:value="0.396093" calcext:value-type="float">
            <text:p>0.396093</text:p>
          </table:table-cell>
          <table:table-cell office:value-type="float" office:value="0.392127" calcext:value-type="float">
            <text:p>0.392127</text:p>
          </table:table-cell>
          <table:table-cell office:value-type="float" office:value="0.404127" calcext:value-type="float">
            <text:p>0.404127</text:p>
          </table:table-cell>
          <table:table-cell office:value-type="float" office:value="1.80017" calcext:value-type="float">
            <text:p>1.80017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9.35149" calcext:value-type="float">
            <text:p>9.35149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1.0768" calcext:value-type="float">
            <text:p>21.0768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10.1075" calcext:value-type="float">
            <text:p>10.107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.30474" calcext:value-type="float">
            <text:p>9.3047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225023" calcext:value-type="float">
            <text:p>0.225023</text:p>
          </table:table-cell>
          <table:table-cell office:value-type="float" office:value="0.223227" calcext:value-type="float">
            <text:p>0.223227</text:p>
          </table:table-cell>
          <table:table-cell office:value-type="float" office:value="0.227307" calcext:value-type="float">
            <text:p>0.227307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9987" calcext:value-type="float">
            <text:p>0.409987</text:p>
          </table:table-cell>
          <table:table-cell office:value-type="float" office:value="0.405056" calcext:value-type="float">
            <text:p>0.405056</text:p>
          </table:table-cell>
          <table:table-cell office:value-type="float" office:value="0.400913" calcext:value-type="float">
            <text:p>0.400913</text:p>
          </table:table-cell>
          <table:table-cell office:value-type="float" office:value="0.413187" calcext:value-type="float">
            <text:p>0.413187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0007" calcext:value-type="float">
            <text:p>1.80007</text:p>
          </table:table-cell>
          <table:table-cell office:value-type="float" office:value="9.3743" calcext:value-type="float">
            <text:p>9.3743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24.5632" calcext:value-type="float">
            <text:p>24.5632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10.1844" calcext:value-type="float">
            <text:p>10.18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.38317" calcext:value-type="float">
            <text:p>9.3831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021" calcext:value-type="float">
            <text:p>0.230021</text:p>
          </table:table-cell>
          <table:table-cell office:value-type="float" office:value="0.227957" calcext:value-type="float">
            <text:p>0.227957</text:p>
          </table:table-cell>
          <table:table-cell office:value-type="float" office:value="0.231717" calcext:value-type="float">
            <text:p>0.231717</text:p>
          </table:table-cell>
          <table:table-cell office:value-type="float" office:value="0.230015" calcext:value-type="float">
            <text:p>0.230015</text:p>
          </table:table-cell>
          <table:table-cell office:value-type="float" office:value="0.22814" calcext:value-type="float">
            <text:p>0.22814</text:p>
          </table:table-cell>
          <table:table-cell office:value-type="float" office:value="0.23222" calcext:value-type="float">
            <text:p>0.23222</text:p>
          </table:table-cell>
          <table:table-cell office:value-type="float" office:value="0.413976" calcext:value-type="float">
            <text:p>0.413976</text:p>
          </table:table-cell>
          <table:table-cell office:value-type="float" office:value="0.409087" calcext:value-type="float">
            <text:p>0.409087</text:p>
          </table:table-cell>
          <table:table-cell office:value-type="float" office:value="0.41777" calcext:value-type="float">
            <text:p>0.41777</text:p>
          </table:table-cell>
          <table:table-cell office:value-type="float" office:value="0.413968" calcext:value-type="float">
            <text:p>0.413968</text:p>
          </table:table-cell>
          <table:table-cell office:value-type="float" office:value="0.40933" calcext:value-type="float">
            <text:p>0.40933</text:p>
          </table:table-cell>
          <table:table-cell office:value-type="float" office:value="0.42202" calcext:value-type="float">
            <text:p>0.42202</text:p>
          </table:table-cell>
          <table:table-cell office:value-type="float" office:value="1.79973" calcext:value-type="float">
            <text:p>1.79973</text:p>
          </table:table-cell>
          <table:table-cell office:value-type="float" office:value="1.79974" calcext:value-type="float">
            <text:p>1.79974</text:p>
          </table:table-cell>
          <table:table-cell office:value-type="float" office:value="9.3913" calcext:value-type="float">
            <text:p>9.391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31.5326" calcext:value-type="float">
            <text:p>31.5326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9.47152" calcext:value-type="float">
            <text:p>9.4715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996" calcext:value-type="float">
            <text:p>0.234996</text:p>
          </table:table-cell>
          <table:table-cell office:value-type="float" office:value="0.233533" calcext:value-type="float">
            <text:p>0.233533</text:p>
          </table:table-cell>
          <table:table-cell office:value-type="float" office:value="0.236435" calcext:value-type="float">
            <text:p>0.236435</text:p>
          </table:table-cell>
          <table:table-cell office:value-type="float" office:value="0.234994" calcext:value-type="float">
            <text:p>0.234994</text:p>
          </table:table-cell>
          <table:table-cell office:value-type="float" office:value="0.233533" calcext:value-type="float">
            <text:p>0.233533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423197" calcext:value-type="float">
            <text:p>0.423197</text:p>
          </table:table-cell>
          <table:table-cell office:value-type="float" office:value="0.419677" calcext:value-type="float">
            <text:p>0.419677</text:p>
          </table:table-cell>
          <table:table-cell office:value-type="float" office:value="0.426872" calcext:value-type="float">
            <text:p>0.426872</text:p>
          </table:table-cell>
          <table:table-cell office:value-type="float" office:value="0.423196" calcext:value-type="float">
            <text:p>0.423196</text:p>
          </table:table-cell>
          <table:table-cell office:value-type="float" office:value="0.419095" calcext:value-type="float">
            <text:p>0.419095</text:p>
          </table:table-cell>
          <table:table-cell office:value-type="float" office:value="0.43081" calcext:value-type="float">
            <text:p>0.43081</text:p>
          </table:table-cell>
          <table:table-cell office:value-type="float" office:value="1.80087" calcext:value-type="float">
            <text:p>1.80087</text:p>
          </table:table-cell>
          <table:table-cell office:value-type="float" office:value="1.80088" calcext:value-type="float">
            <text:p>1.80088</text:p>
          </table:table-cell>
          <table:table-cell office:value-type="float" office:value="9.41333" calcext:value-type="float">
            <text:p>9.4133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51.0209" calcext:value-type="float">
            <text:p>51.0209</text:p>
          </table:table-cell>
          <table:table-cell office:value-type="float" office:value="1" calcext:value-type="float">
            <text:p>1</text:p>
          </table:table-cell>
          <table:table-cell office:value-type="float" office:value="1731" calcext:value-type="float">
            <text:p>1731</text:p>
          </table:table-cell>
          <table:table-cell office:value-type="float" office:value="10.3482" calcext:value-type="float">
            <text:p>10.348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.54912" calcext:value-type="float">
            <text:p>9.549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6" calcext:value-type="float">
            <text:p>0.240006</text:p>
          </table:table-cell>
          <table:table-cell office:value-type="float" office:value="0.238937" calcext:value-type="float">
            <text:p>0.238937</text:p>
          </table:table-cell>
          <table:table-cell office:value-type="float" office:value="0.241567" calcext:value-type="float">
            <text:p>0.241567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407" calcext:value-type="float">
            <text:p>0.238407</text:p>
          </table:table-cell>
          <table:table-cell office:value-type="float" office:value="0.242163" calcext:value-type="float">
            <text:p>0.242163</text:p>
          </table:table-cell>
          <table:table-cell office:value-type="float" office:value="0.432157" calcext:value-type="float">
            <text:p>0.432157</text:p>
          </table:table-cell>
          <table:table-cell office:value-type="float" office:value="0.428505" calcext:value-type="float">
            <text:p>0.428505</text:p>
          </table:table-cell>
          <table:table-cell office:value-type="float" office:value="0.43539" calcext:value-type="float">
            <text:p>0.43539</text:p>
          </table:table-cell>
          <table:table-cell office:value-type="float" office:value="0.432164" calcext:value-type="float">
            <text:p>0.432164</text:p>
          </table:table-cell>
          <table:table-cell office:value-type="float" office:value="0.427407" calcext:value-type="float">
            <text:p>0.427407</text:p>
          </table:table-cell>
          <table:table-cell office:value-type="float" office:value="0.439692" calcext:value-type="float">
            <text:p>0.439692</text:p>
          </table:table-cell>
          <table:table-cell table:number-columns-repeated="2" office:value-type="float" office:value="1.80061" calcext:value-type="float">
            <text:p>1.80061</text:p>
          </table:table-cell>
          <table:table-cell office:value-type="float" office:value="9.43398" calcext:value-type="float">
            <text:p>9.43398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1047.32" calcext:value-type="float">
            <text:p>1047.32</text:p>
          </table:table-cell>
          <table:table-cell office:value-type="float" office:value="1" calcext:value-type="float">
            <text:p>1</text:p>
          </table:table-cell>
          <table:table-cell office:value-type="float" office:value="25666" calcext:value-type="float">
            <text:p>25666</text:p>
          </table:table-cell>
          <table:table-cell office:value-type="float" office:value="10.4295" calcext:value-type="float">
            <text:p>10.429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.62262" calcext:value-type="float">
            <text:p>9.6226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4976" calcext:value-type="float">
            <text:p>0.244976</text:p>
          </table:table-cell>
          <table:table-cell office:value-type="float" office:value="0.243963" calcext:value-type="float">
            <text:p>0.243963</text:p>
          </table:table-cell>
          <table:table-cell office:value-type="float" office:value="0.245941" calcext:value-type="float">
            <text:p>0.245941</text:p>
          </table:table-cell>
          <table:table-cell office:value-type="float" office:value="0.244648" calcext:value-type="float">
            <text:p>0.244648</text:p>
          </table:table-cell>
          <table:table-cell office:value-type="float" office:value="0.243359" calcext:value-type="float">
            <text:p>0.243359</text:p>
          </table:table-cell>
          <table:table-cell office:value-type="float" office:value="0.24632" calcext:value-type="float">
            <text:p>0.24632</text:p>
          </table:table-cell>
          <table:table-cell office:value-type="float" office:value="0.441038" calcext:value-type="float">
            <text:p>0.441038</text:p>
          </table:table-cell>
          <table:table-cell office:value-type="float" office:value="0.43807" calcext:value-type="float">
            <text:p>0.43807</text:p>
          </table:table-cell>
          <table:table-cell office:value-type="float" office:value="0.444009" calcext:value-type="float">
            <text:p>0.444009</text:p>
          </table:table-cell>
          <table:table-cell office:value-type="float" office:value="0.440444" calcext:value-type="float">
            <text:p>0.440444</text:p>
          </table:table-cell>
          <table:table-cell office:value-type="float" office:value="0.436136" calcext:value-type="float">
            <text:p>0.436136</text:p>
          </table:table-cell>
          <table:table-cell office:value-type="float" office:value="0.44486" calcext:value-type="float">
            <text:p>0.44486</text:p>
          </table:table-cell>
          <table:table-cell office:value-type="float" office:value="1.80033" calcext:value-type="float">
            <text:p>1.80033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9.45273" calcext:value-type="float">
            <text:p>9.45273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6-29T02:06:17.703147130</dc:date>
    <meta:editing-duration>PT6H24M5S</meta:editing-duration>
    <meta:editing-cycles>12</meta:editing-cycles>
    <meta:generator>LibreOffice/7.3.7.2$Linux_AARCH64 LibreOffice_project/30$Build-2</meta:generator>
    <meta:document-statistic meta:table-count="1" meta:cell-count="6839" meta:object-count="0"/>
  </office:meta>
</office:document-meta>
</file>